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279cm"/>
    </style:style>
    <style:style style:name="co4" style:family="table-column">
      <style:table-column-properties fo:break-before="auto" style:column-width="0.496cm"/>
    </style:style>
    <style:style style:name="co5" style:family="table-column">
      <style:table-column-properties fo:break-before="auto" style:column-width="27.294cm"/>
    </style:style>
    <style:style style:name="co6" style:family="table-column">
      <style:table-column-properties fo:break-before="auto" style:column-width="9.707cm"/>
    </style:style>
    <style:style style:name="co7" style:family="table-column">
      <style:table-column-properties fo:break-before="auto" style:column-width="16.014cm"/>
    </style:style>
    <style:style style:name="co8" style:family="table-column">
      <style:table-column-properties fo:break-before="auto" style:column-width="9.451cm"/>
    </style:style>
    <style:style style:name="co9" style:family="table-column">
      <style:table-column-properties fo:break-before="auto" style:column-width="2.314cm"/>
    </style:style>
    <style:style style:name="co10" style:family="table-column">
      <style:table-column-properties fo:break-before="auto" style:column-width="7.599cm"/>
    </style:style>
    <style:style style:name="co11" style:family="table-column">
      <style:table-column-properties fo:break-before="auto" style:column-width="0.517cm"/>
    </style:style>
    <style:style style:name="co12" style:family="table-column">
      <style:table-column-properties fo:break-before="auto" style:column-width="16.207cm"/>
    </style:style>
    <style:style style:name="co13" style:family="table-column">
      <style:table-column-properties fo:break-before="auto" style:column-width="16.133cm"/>
    </style:style>
    <style:style style:name="co14" style:family="table-column">
      <style:table-column-properties fo:break-before="auto" style:column-width="10.024cm"/>
    </style:style>
    <style:style style:name="co15" style:family="table-column">
      <style:table-column-properties fo:break-before="auto" style:column-width="9.015cm"/>
    </style:style>
    <style:style style:name="co16" style:family="table-column">
      <style:table-column-properties fo:break-before="auto" style:column-width="27.15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73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007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/>
    </style:style>
    <style:style style:name="ce17" style:family="table-cell" style:parent-style-name="Default">
      <style:text-properties style:font-name="Lucida Consol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style:font-name="Lucida Console"/>
    </style:style>
    <style:style style:name="ce14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Mono"/>
    </style:style>
    <style:style style:name="ce8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font-name="Lucida Console"/>
    </style:style>
    <style:style style:name="ce12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star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cklis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" form:id="control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4" form:id="control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5" form:id="control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6" form:id="control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7" form:id="control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8" form:id="control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9" form:id="control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10" form:id="control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11" form:id="control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12" form:id="control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13" form:id="control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14" form:id="control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5" form:id="control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6" form:id="control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7" form:id="control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8" form:id="control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19" form:id="control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20" form:id="control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21" form:id="control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22" form:id="control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23" form:id="control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24" form:id="control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25" form:id="control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26" form:id="control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27" form:id="control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28" form:id="control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29" form:id="control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30" form:id="control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31" form:id="control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32" form:id="control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33" form:id="control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4" form:id="control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35" form:id="control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6" form:id="control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37" form:id="control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38" form:id="control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39" form:id="control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40" form:id="control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41" form:id="control4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42" form:id="control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43" form:id="control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44" form:id="control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45" form:id="control4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46" form:id="control4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47" form:id="control4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48" form:id="control4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49" form:id="control4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50" form:id="control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51" form:id="control5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2" form:id="control5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53" form:id="control5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54" form:id="control5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55" form:id="control5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56" form:id="control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57" form:id="control5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58" form:id="control5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59" form:id="control5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0" form:id="control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1" form:id="control6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2" form:id="control6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3" form:id="control6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4" form:id="control6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5" form:id="control6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6" form:id="control6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7" form:id="control6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8" form:id="control6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9" form:id="control6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70" form:id="control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71" form:id="control7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72" form:id="control7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3" form:id="control7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4" form:id="control7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5" form:id="control7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76" form:id="control7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7" form:id="control7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8" form:id="control7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9" form:id="control7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80" form:id="control8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" form:id="control8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82" form:id="control8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83" form:id="control8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84" form:id="control8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85" form:id="control8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86" form:id="control8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87" form:id="control8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8" form:id="control8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9" form:id="control8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0" form:id="control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1" form:id="control9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2" form:id="control9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3" form:id="control9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4" form:id="control9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5" form:id="control9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6" form:id="control9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7" form:id="control9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" form:id="control9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" form:id="control9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" form:id="control1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" form:id="control10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" form:id="control10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" form:id="control10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4" form:id="control10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5" form:id="control10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" form:id="control10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" form:id="control10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" form:id="control10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" form:id="control10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" form:id="control1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" form:id="control1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" form:id="control1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3" form:id="control1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4" form:id="control1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5" form:id="control1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6" form:id="control1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7" form:id="control1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8" form:id="control1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9" form:id="control1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0" form:id="control1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1" form:id="control1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2" form:id="control1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3" form:id="control1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4" form:id="control1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5" form:id="control1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" form:id="control1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7" form:id="control1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8" form:id="control1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29" form:id="control1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130" form:id="control1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131" form:id="control1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2" form:id="control1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3" form:id="control1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4" form:id="control1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5" form:id="control1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6" form:id="control1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37" form:id="control1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8" form:id="control1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9" form:id="control1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40" form:id="control1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41" form:id="control14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42" form:id="control1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8"/>
        <table:table-column table:style-name="co1" table:number-columns-repeated="16378" table:default-cell-style-name="ce17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 table:number-columns-spanned="6" table:number-rows-spanned="1">
            <text:p>The following table summarises what needs to be done in order to add a new type, property, query or mutation to the system. The uppercase placeholders TYPE, PROPERTY/ALL, QUERY and MUTATION should be replaced by the actual, appropriately-cased type, property, query or mutation name(s), following the Java/JavaBean conventions for naming types, fields and property accessor methods. Existing workspace resources are hyperlinked for convenience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1" draw:style-name="gr1" draw:text-style-name="P1" svg:width="0.5cm" svg:height="0.5cm" svg:x="0.009cm" svg:y="0.443cm" draw:control="control2"/>
          </table:table-cell>
          <table:table-cell table:style-name="ce29" office:value-type="string" calcext:value-type="string">
            <text:p>Notes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TYPE</text:p>
          </table:table-cell>
          <table:table-cell table:style-name="ce25">
            <draw:control draw:z-index="0" draw:name="Control 2" draw:style-name="gr1" draw:text-style-name="P1" svg:width="0.5cm" svg:height="0.5cm" svg:x="0.009cm" svg:y="0.431cm" draw:control="control1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YPEInput</text:p>
          </table:table-cell>
          <table:table-cell table:style-name="ce25">
            <draw:control draw:z-index="2" draw:name="Control 3" draw:style-name="gr1" draw:text-style-name="P1" svg:width="0.5cm" svg:height="0.5cm" svg:x="0.009cm" svg:y="0.434cm" draw:control="control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YPEPage</text:p>
          </table:table-cell>
          <table:table-cell table:style-name="ce25">
            <draw:control draw:z-index="3" draw:name="Control 4" draw:style-name="gr1" draw:text-style-name="P1" svg:width="0.5cm" svg:height="0.5cm" svg:x="0.009cm" svg:y="0.434cm" draw:control="control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CustomJacksonDeserializers</text:a></text:p>
          </table:table-cell>
          <table:table-cell table:style-name="ce19" office:value-type="string" calcext:value-type="string">
            <text:p>+ListTYPE</text:p>
          </table:table-cell>
          <table:table-cell table:style-name="ce25">
            <draw:control draw:z-index="4" draw:name="Control 5" draw:style-name="gr1" draw:text-style-name="P1" svg:width="0.5cm" svg:height="0.5cm" svg:x="0.009cm" svg:y="0.435cm" draw:control="control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5" draw:name="Control 6" draw:style-name="gr1" draw:text-style-name="P1" svg:width="0.5cm" svg:height="0.5cm" svg:x="0.009cm" svg:y="0.001cm" draw:control="control6"/>
            <draw:control draw:z-index="6" draw:name="Control 7" draw:style-name="gr1" draw:text-style-name="P1" svg:width="0.5cm" svg:height="0.5cm" svg:x="0.009cm" svg:y="0.426cm" draw:control="control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7" draw:name="Control 8" draw:style-name="gr1" draw:text-style-name="P1" svg:width="0.5cm" svg:height="0.5cm" svg:x="0.009cm" svg:y="0.427cm" draw:control="control8"/>
          </table:table-cell>
          <table:table-cell table:style-name="ce7"/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TYPE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82" draw:name="Control 242" draw:style-name="gr1" draw:text-style-name="P1" svg:width="0.5cm" svg:height="0.5cm" svg:x="0.008cm" svg:y="0.821cm" draw:control="control83"/>
          </table:table-cell>
          <table:table-cell table:style-name="ce5" office:value-type="string" calcext:value-type="string">
            <text:p>Extend <text:a xlink:href="" xlink:type="simple">AbstractBaseEntity.Builder</text:a> / <text:a xlink:href="" xlink:type="simple">AbstractTrackedEntity.Builder</text:a> / <text:a xlink:href="" xlink:type="simple">AbstractLinkableEntity.Builder</text:a>. One Builder.PROPERTY field per TYPE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8" draw:name="Control 10" draw:style-name="gr1" draw:text-style-name="P1" svg:width="0.5cm" svg:height="0.5cm" svg:x="0.009cm" svg:y="0.428cm" draw:control="control9"/>
          </table:table-cell>
          <table:table-cell table:style-name="ce5" office:value-type="string" calcext:value-type="string">
            <text:p>One Builder.withPROPERTY() method per TYPE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9" draw:name="Control 11" draw:style-name="gr1" draw:text-style-name="P1" svg:width="0.5cm" svg:height="0.5cm" svg:x="0.009cm" svg:y="0.43cm" draw:control="control10"/>
          </table:table-cell>
          <table:table-cell table:style-name="ce5" office:value-type="string" calcext:value-type="string">
            <text:p>One _object.setPROPERTY() call per TYPE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0" draw:name="Control 12" draw:style-name="gr1" draw:text-style-name="P1" svg:width="0.5cm" svg:height="0.5cm" svg:x="0.009cm" svg:y="0.43cm" draw:control="control11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.Builder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11" draw:name="Control 13" draw:style-name="gr1" draw:text-style-name="P1" svg:width="0.5cm" svg:height="0.5cm" svg:x="0.009cm" svg:y="0cm" draw:control="control12"/>
            <draw:control draw:z-index="12" draw:name="Control 14" draw:style-name="gr1" draw:text-style-name="P1" svg:width="0.5cm" svg:height="0.5cm" svg:x="0.009cm" svg:y="0.421cm" draw:control="control13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13" draw:name="Control 15" draw:style-name="gr1" draw:text-style-name="P1" svg:width="0.5cm" svg:height="0.5cm" svg:x="0.009cm" svg:y="0.422cm" draw:control="control14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.Builder</text:p>
          </table:table-cell>
          <table:table-cell table:style-name="ce19" office:value-type="string" calcext:value-type="string">
            <text:p>+build()</text:p>
          </table:table-cell>
          <table:table-cell table:style-name="ce25">
            <draw:control draw:z-index="14" draw:name="Control 16" draw:style-name="gr1" draw:text-style-name="P1" svg:width="0.5cm" svg:height="0.5cm" svg:x="0.009cm" svg:y="0cm" draw:control="control15"/>
            <draw:control draw:z-index="131" draw:name="Control 110" draw:style-name="gr1" draw:text-style-name="P1" svg:width="0.5cm" svg:height="0.5cm" svg:x="0.034cm" svg:y="0.437cm" draw:control="control132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number-columns-repeated="16378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132" draw:name="Control 111" draw:style-name="gr1" draw:text-style-name="P1" svg:width="0.5cm" svg:height="0.5cm" svg:x="0.034cm" svg:y="0.437cm" draw:control="control133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33" draw:name="Control 135" draw:style-name="gr1" draw:text-style-name="P1" svg:width="0.5cm" svg:height="0.5cm" svg:x="0.034cm" svg:y="0.439cm" draw:control="control134"/>
          </table:table-cell>
          <table:table-cell table:style-name="ce5" office:value-type="string" calcext:value-type="string">
            <text:p>The Apollo GraphQL TYPE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TYPEInput</text:a>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34" draw:name="Control 149" draw:style-name="gr1" draw:text-style-name="P1" svg:width="0.5cm" svg:height="0.5cm" svg:x="0.034cm" svg:y="0.44cm" draw:control="control135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35" draw:name="Control 163" draw:style-name="gr1" draw:text-style-name="P1" svg:width="0.5cm" svg:height="0.5cm" svg:x="0.034cm" svg:y="0.44cm" draw:control="control136"/>
          </table:table-cell>
          <table:table-cell table:style-name="ce5" office:value-type="string" calcext:value-type="string">
            <text:p>The form validation TYPE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29" draw:name="Control 93" draw:style-name="gr1" draw:text-style-name="P1" svg:width="0.5cm" svg:height="0.5cm" svg:x="0.034cm" svg:y="0.441cm" draw:control="control130"/>
          </table:table-cell>
          <table:table-cell table:style-name="ce5" office:value-type="string" calcext:value-type="string">
            <text:p>If TYPE has a corresponding app page.</text:p>
          </table:table-cell>
          <table:table-cell table:number-columns-repeated="16378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TYPE</text:p>
          </table:table-cell>
          <table:table-cell table:style-name="ce25">
            <draw:control draw:z-index="130" draw:name="Control 94" draw:style-name="gr1" draw:text-style-name="P1" svg:width="0.5cm" svg:height="0.5cm" svg:x="0.034cm" svg:y="0.441cm" draw:control="control131"/>
          </table:table-cell>
          <table:table-cell table:style-name="ce5" office:value-type="string" calcext:value-type="string">
            <text:p>Also implement TYPEs, TYPEById <text:a xlink:href="" xlink:type="simple">queries</text:a> and createTYPE, updateTYPE and deleteTYPE <text:a xlink:href="" xlink:type="simple">mutations</text:a>.</text:p>
          </table:table-cell>
          <table:table-cell table:style-name="Default"/>
          <table:table-cell table:number-columns-repeated="16377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schema-h2.sql</text:a></text:p>
          </table:table-cell>
          <table:table-cell table:style-name="ce19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5" draw:name="Control 19" draw:style-name="gr1" draw:text-style-name="P1" svg:width="0.5cm" svg:height="0.5cm" svg:x="0.009cm" svg:y="0.414cm" draw:control="control16"/>
          </table:table-cell>
          <table:table-cell table:style-name="ce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schema.graphqls</text:a></text:p>
          </table:table-cell>
          <table:table-cell table:style-name="ce19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6" draw:name="Control 20" draw:style-name="gr1" draw:text-style-name="P1" svg:width="0.5cm" svg:height="0.5cm" svg:x="0.009cm" svg:y="0.415cm" draw:control="control17"/>
          </table:table-cell>
          <table:table-cell table:style-name="ce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GraphQLPluginAutoConfiguration</text:a></text:p>
          </table:table-cell>
          <table:table-cell table:style-name="ce19" office:value-type="string" calcext:value-type="string">
            <text:p>+TYPEController()</text:p>
          </table:table-cell>
          <table:table-cell table:style-name="ce25">
            <draw:control draw:z-index="17" draw:name="Control 21" draw:style-name="gr1" draw:text-style-name="P1" svg:width="0.5cm" svg:height="0.5cm" svg:x="0.009cm" svg:y="0.416cm" draw:control="control1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8" draw:name="Control 22" draw:style-name="gr1" draw:text-style-name="P1" svg:width="0.5cm" svg:height="0.5cm" svg:x="0.009cm" svg:y="0.417cm" draw:control="control19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19" draw:name="Control 23" draw:style-name="gr1" draw:text-style-name="P1" svg:width="0.5cm" svg:height="0.5cm" svg:x="0.009cm" svg:y="0.417cm" draw:control="control2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TYPE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83" draw:name="Control 243" draw:style-name="gr1" draw:text-style-name="P1" svg:width="0.5cm" svg:height="0.5cm" svg:x="0.008cm" svg:y="0.001cm" draw:control="control84"/>
          </table:table-cell>
          <table:table-cell table:style-name="ce5" office:value-type="string" calcext:value-type="string">
            <text:p>Extend <text:a xlink:href="" xlink:type="simple">AbstractBaseEntity.Builder</text:a> (DOESN'T EXIST!) / <text:a xlink:href="" xlink:type="simple">AbstractTrackedEntity.Builder</text:a> / <text:a xlink:href="" xlink:type="simple">AbstractLinkableEntity.Builder</text:a>. One Builder.PROPERTY field per TYPE 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20" draw:name="Control 25" draw:style-name="gr1" draw:text-style-name="P1" svg:width="0.5cm" svg:height="0.5cm" svg:x="0.009cm" svg:y="0cm" draw:control="control21"/>
          </table:table-cell>
          <table:table-cell table:style-name="ce5" office:value-type="string" calcext:value-type="string">
            <text:p>One Builder.withPROPERTY() method per TYPE 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21" draw:name="Control 26" draw:style-name="gr1" draw:text-style-name="P1" svg:width="0.5cm" svg:height="0.5cm" svg:x="0.009cm" svg:y="0.001cm" draw:control="control22"/>
            <draw:control draw:z-index="22" draw:name="Control 27" draw:style-name="gr1" draw:text-style-name="P1" svg:width="0.5cm" svg:height="0.5cm" svg:x="0.009cm" svg:y="0.399cm" draw:control="control23"/>
          </table:table-cell>
          <table:table-cell table:style-name="ce5" office:value-type="string" calcext:value-type="string">
            <text:p>One _object.setPROPERTY() call per TYPE 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3" draw:name="Control 28" draw:style-name="gr1" draw:text-style-name="P1" svg:width="0.5cm" svg:height="0.5cm" svg:x="0.009cm" svg:y="0.4cm" draw:control="control24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4" draw:name="Control 29" draw:style-name="gr1" draw:text-style-name="P1" svg:width="0.5cm" svg:height="0.5cm" svg:x="0.009cm" svg:y="0.401cm" draw:control="control25"/>
          </table:table-cell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25" draw:name="Control 30" draw:style-name="gr1" draw:text-style-name="P1" svg:width="0.5cm" svg:height="0.5cm" svg:x="0.009cm" svg:y="0.402cm" draw:control="control26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26" draw:name="Control 31" draw:style-name="gr1" draw:text-style-name="P1" svg:width="0.5cm" svg:height="0.5cm" svg:x="0.009cm" svg:y="0.402cm" draw:control="control27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</text:p>
          </table:table-cell>
          <table:table-cell table:style-name="ce20"/>
          <table:table-cell table:style-name="ce25">
            <draw:control draw:z-index="27" draw:name="Control 32" draw:style-name="gr1" draw:text-style-name="P1" svg:width="0.5cm" svg:height="0.5cm" svg:x="0.009cm" svg:y="0.404cm" draw:control="control28"/>
          </table:table-cell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.Builder</text:p>
          </table:table-cell>
          <table:table-cell table:style-name="ce19" office:value-type="string" calcext:value-type="string">
            <text:p>+build()</text:p>
          </table:table-cell>
          <table:table-cell table:style-name="ce25">
            <draw:control draw:z-index="28" draw:name="Control 33" draw:style-name="gr1" draw:text-style-name="P1" svg:width="0.5cm" svg:height="0.5cm" svg:x="0.009cm" svg:y="0.404cm" draw:control="control29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Controller</text:p>
          </table:table-cell>
          <table:table-cell table:style-name="ce20"/>
          <table:table-cell table:style-name="ce25">
            <draw:control draw:z-index="29" draw:name="Control 34" draw:style-name="gr1" draw:text-style-name="P1" svg:width="0.5cm" svg:height="0.5cm" svg:x="0.009cm" svg:y="0.405cm" draw:control="control3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Controller</text:p>
          </table:table-cell>
          <table:table-cell table:style-name="ce20"/>
          <table:table-cell table:style-name="ce25"/>
          <table:table-cell table:style-name="ce7"/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TYPE</text:p>
          </table:table-cell>
          <table:table-cell table:style-name="ce20"/>
          <table:table-cell table:style-name="ce25">
            <draw:control draw:z-index="84" draw:name="Control 244" draw:style-name="gr1" draw:text-style-name="P1" svg:width="0.5cm" svg:height="0.5cm" svg:x="0.008cm" svg:y="0.804cm" draw:control="control85"/>
            <draw:control draw:z-index="85" draw:name="Control 245" draw:style-name="gr1" draw:text-style-name="P1" svg:width="0.5cm" svg:height="0.5cm" svg:x="0.008cm" svg:y="0.001cm" draw:control="control86"/>
          </table:table-cell>
          <table:table-cell table:style-name="ce5" office:value-type="string" calcext:value-type="string">
            <text:p>Extend <text:a xlink:href="" xlink:type="simple">DataFetchersDelegateIBaseEntity&lt;TYPE&gt;</text:a> / <text:a xlink:href="" xlink:type="simple">DataFetchersDelegateITrackedEntity&lt;TYPE&gt;</text:a> / <text:a xlink:href="" xlink:type="simple">DataFetchersDelegateILinkableEntity&lt;TYPE&gt;</text:a>.</text:p>
          </table:table-cell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TYPEImpl</text:p>
          </table:table-cell>
          <table:table-cell table:style-name="ce20"/>
          <table:table-cell table:style-name="ce25">
            <draw:control draw:z-index="128" draw:name="Control 37" draw:style-name="gr1" draw:text-style-name="P1" svg:width="0.5cm" svg:height="0.5cm" svg:x="0.034cm" svg:y="0.787cm" draw:control="control129"/>
          </table:table-cell>
          <table:table-cell table:style-name="ce5" office:value-type="string" calcext:value-type="string">
            <text:p>Extend <text:a xlink:href="" xlink:type="simple">DataFetchersDelegateIBaseEntityImpl&lt;TYPE&gt;</text:a> / <text:a xlink:href="" xlink:type="simple">DataFetchersDelegateITrackedEntityImpl&lt;TYPE&gt;</text:a> / <text:a xlink:href="" xlink:type="simple">DataFetchersDelegateILinkableEntityImpl&lt;TYPE&gt;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DataFetchersDelegateTYPEPage</text:p>
          </table:table-cell>
          <table:table-cell table:style-name="ce20"/>
          <table:table-cell table:style-name="ce25">
            <draw:control draw:z-index="30" draw:name="Control 38" draw:style-name="gr1" draw:text-style-name="P1" svg:width="0.5cm" svg:height="0.5cm" svg:x="0.009cm" svg:y="0.408cm" draw:control="control31"/>
          </table:table-cell>
          <table:table-cell table:style-name="ce5" office:value-type="string" calcext:value-type="string">
            <text:p>Extend <text:a xlink:href="" xlink:type="simple">DataFetchersDelegatePage&lt;TYPEPage, TYPE&gt;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DataFetchersDelegateTYPEPageImpl</text:p>
          </table:table-cell>
          <table:table-cell table:style-name="ce20"/>
          <table:table-cell table:style-name="ce25">
            <draw:control draw:z-index="31" draw:name="Control 39" draw:style-name="gr1" draw:text-style-name="P1" svg:width="0.5cm" svg:height="0.5cm" svg:x="0.009cm" svg:y="0.41cm" draw:control="control32"/>
            <draw:control draw:z-index="33" draw:name="Control 41" draw:style-name="gr1" draw:text-style-name="P1" svg:width="0.5cm" svg:height="0.5cm" svg:x="0.009cm" svg:y="0.411cm" draw:control="control34"/>
          </table:table-cell>
          <table:table-cell table:style-name="ce5" office:value-type="string" calcext:value-type="string">
            <text:p>Extend <text:a xlink:href="" xlink:type="simple">DataFetchersDelegateIPageImpl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Repository</text:p>
          </table:table-cell>
          <table:table-cell table:style-name="ce20"/>
          <table:table-cell table:style-name="ce25">
            <draw:control draw:z-index="32" draw:name="Control 40" draw:style-name="gr1" draw:text-style-name="P1" svg:width="0.5cm" svg:height="0.5cm" svg:x="0.009cm" svg:y="0.41cm" draw:control="control33"/>
            <draw:control draw:z-index="34" draw:name="Control 42" draw:style-name="gr1" draw:text-style-name="P1" svg:width="0.5cm" svg:height="0.5cm" svg:x="0.009cm" svg:y="0.412cm" draw:control="control35"/>
          </table:table-cell>
          <table:table-cell table:style-name="ce5" office:value-type="string" calcext:value-type="string">
            <text:p>Extend JpaRepository&lt;TYPE, Long&gt;, CustomTYPERepository.</text:p>
          </table:table-cell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35" draw:name="Control 43" draw:style-name="gr1" draw:text-style-name="P1" svg:width="0.5cm" svg:height="0.5cm" svg:x="0.009cm" svg:y="0.412cm" draw:control="control3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36" draw:name="Control 44" draw:style-name="gr1" draw:text-style-name="P1" svg:width="0.5cm" svg:height="0.5cm" svg:x="0.009cm" svg:y="0.414cm" draw:control="control3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37" draw:name="Control 45" draw:style-name="gr1" draw:text-style-name="P1" svg:width="0.5cm" svg:height="0.5cm" svg:x="0.009cm" svg:y="0.414cm" draw:control="control3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38" draw:name="Control 46" draw:style-name="gr1" draw:text-style-name="P1" svg:width="0.5cm" svg:height="0.5cm" svg:x="0.009cm" svg:y="0.415cm" draw:control="control3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39" draw:name="Control 47" draw:style-name="gr1" draw:text-style-name="P1" svg:width="0.5cm" svg:height="0.5cm" svg:x="0.009cm" svg:y="0.416cm" draw:control="control4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0" draw:name="Control 48" draw:style-name="gr1" draw:text-style-name="P1" svg:width="0.5cm" svg:height="0.5cm" svg:x="0.009cm" svg:y="0.417cm" draw:control="control4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1" draw:name="Control 49" draw:style-name="gr1" draw:text-style-name="P1" svg:width="0.5cm" svg:height="0.5cm" svg:x="0.009cm" svg:y="0.418cm" draw:control="control4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42" draw:name="Control 50" draw:style-name="gr1" draw:text-style-name="P1" svg:width="0.5cm" svg:height="0.5cm" svg:x="0.009cm" svg:y="0.419cm" draw:control="control4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3" draw:name="Control 51" draw:style-name="gr1" draw:text-style-name="P1" svg:width="0.5cm" svg:height="0.5cm" svg:x="0.009cm" svg:y="0.419cm" draw:control="control44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4" draw:name="Control 52" draw:style-name="gr1" draw:text-style-name="P1" svg:width="0.5cm" svg:height="0.5cm" svg:x="0.009cm" svg:y="0.42cm" draw:control="control45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45" draw:name="Control 53" draw:style-name="gr1" draw:text-style-name="P1" svg:width="0.5cm" svg:height="0.5cm" svg:x="0.009cm" svg:y="0.421cm" draw:control="control4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46" draw:name="Control 54" draw:style-name="gr1" draw:text-style-name="P1" svg:width="0.5cm" svg:height="0.5cm" svg:x="0.009cm" svg:y="0.422cm" draw:control="control4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7" draw:name="Control 55" draw:style-name="gr1" draw:text-style-name="P1" svg:width="0.5cm" svg:height="0.5cm" svg:x="0.009cm" svg:y="0.423cm" draw:control="control48"/>
            <draw:control draw:z-index="49" draw:name="Control 57" draw:style-name="gr1" draw:text-style-name="P1" svg:width="0.5cm" svg:height="0.5cm" svg:x="0.009cm" svg:y="0.425cm" draw:control="control5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8" draw:name="Control 56" draw:style-name="gr1" draw:text-style-name="P1" svg:width="0.5cm" svg:height="0.5cm" svg:x="0.009cm" svg:y="0.423cm" draw:control="control49"/>
            <draw:control draw:z-index="50" draw:name="Control 58" draw:style-name="gr1" draw:text-style-name="P1" svg:width="0.5cm" svg:height="0.5cm" svg:x="0.009cm" svg:y="0.425cm" draw:control="control51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51" draw:name="Control 59" draw:style-name="gr1" draw:text-style-name="P1" svg:width="0.5cm" svg:height="0.5cm" svg:x="0.009cm" svg:y="0.427cm" draw:control="control5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41" draw:name="Control 221" draw:style-name="gr1" draw:text-style-name="P1" svg:width="0.5cm" svg:height="0.5cm" svg:x="0.034cm" svg:y="0.411cm" draw:control="control142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38" draw:name="Control 223" draw:style-name="gr1" draw:text-style-name="P1" svg:width="0.5cm" svg:height="0.5cm" svg:x="0.034cm" svg:y="0.432cm" draw:control="control139"/>
          </table:table-cell>
          <table:table-cell table:style-name="ce5" office:value-type="string" calcext:value-type="string">
            <text:p>The Apollo GraphQL TYPE.PROPERTY.</text:p>
          </table:table-cell>
          <table:table-cell table:number-columns-repeated="3"/>
          <table:table-cell table:style-name="Default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39" draw:name="Control 225" draw:style-name="gr1" draw:text-style-name="P1" svg:width="0.5cm" svg:height="0.5cm" svg:x="0.034cm" svg:y="0.432cm" draw:control="control140"/>
          </table:table-cell>
          <table:table-cell table:style-name="ce5" office:value-type="string" calcext:value-type="string">
            <text:p>The form validation TYPE.PROPERTY.</text:p>
          </table:table-cell>
          <table:table-cell table:number-columns-repeated="3"/>
          <table:table-cell table:style-name="Default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TYPEInput</text:a>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40" draw:name="Control 227" draw:style-name="gr1" draw:text-style-name="P1" svg:width="0.5cm" svg:height="0.5cm" svg:x="0.034cm" svg:y="0.433cm" draw:control="control141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3"/>
          <table:table-cell table:style-name="Default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s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37" draw:name="Control 252" draw:style-name="gr1" draw:text-style-name="P1" svg:width="0.5cm" svg:height="0.5cm" svg:x="0.034cm" svg:y="0.433cm" draw:control="control138"/>
          </table:table-cell>
          <table:table-cell table:style-name="ce5" office:value-type="string" calcext:value-type="string">
            <text:p>If TYPE has a corresponding app page and PROPERTY appears on that page.</text:p>
          </table:table-cell>
          <table:table-cell table:number-columns-repeated="3"/>
          <table:table-cell table:style-name="Default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/>
          <table:table-cell table:style-name="ce25">
            <draw:control draw:z-index="136" draw:name="Control 386" draw:style-name="gr1" draw:text-style-name="P1" svg:width="0.5cm" svg:height="0.5cm" svg:x="0.034cm" svg:y="0.415cm" draw:control="control137"/>
          </table:table-cell>
          <table:table-cell table:style-name="ce5"/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52" draw:name="Control 61" draw:style-name="gr1" draw:text-style-name="P1" svg:width="0.5cm" svg:height="0.5cm" svg:x="0.009cm" svg:y="0.427cm" draw:control="control5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53" draw:name="Control 62" draw:style-name="gr1" draw:text-style-name="P1" svg:width="0.5cm" svg:height="0.5cm" svg:x="0.009cm" svg:y="0.429cm" draw:control="control5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54" draw:name="Control 63" draw:style-name="gr1" draw:text-style-name="P1" svg:width="0.5cm" svg:height="0.5cm" svg:x="0.009cm" svg:y="0.429cm" draw:control="control5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55" draw:name="Control 64" draw:style-name="gr1" draw:text-style-name="P1" svg:width="0.5cm" svg:height="0.5cm" svg:x="0.009cm" svg:y="0.431cm" draw:control="control5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56" draw:name="Control 65" draw:style-name="gr1" draw:text-style-name="P1" svg:width="0.5cm" svg:height="0.5cm" svg:x="0.009cm" svg:y="0.431cm" draw:control="control5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57" draw:name="Control 66" draw:style-name="gr1" draw:text-style-name="P1" svg:width="0.5cm" svg:height="0.5cm" svg:x="0.009cm" svg:y="0.432cm" draw:control="control5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58" draw:name="Control 67" draw:style-name="gr1" draw:text-style-name="P1" svg:width="0.5cm" svg:height="0.5cm" svg:x="0.009cm" svg:y="0.433cm" draw:control="control5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59" draw:name="Control 68" draw:style-name="gr1" draw:text-style-name="P1" svg:width="0.5cm" svg:height="0.5cm" svg:x="0.009cm" svg:y="0.434cm" draw:control="control6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60" draw:name="Control 69" draw:style-name="gr1" draw:text-style-name="P1" svg:width="0.5cm" svg:height="0.5cm" svg:x="0.009cm" svg:y="0.435cm" draw:control="control6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61" draw:name="Control 70" draw:style-name="gr1" draw:text-style-name="P1" svg:width="0.5cm" svg:height="0.5cm" svg:x="0.009cm" svg:y="0.435cm" draw:control="control6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62" draw:name="Control 71" draw:style-name="gr1" draw:text-style-name="P1" svg:width="0.5cm" svg:height="0.5cm" svg:x="0.009cm" svg:y="0.437cm" draw:control="control6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81" draw:name="Control 209" draw:style-name="gr1" draw:text-style-name="P1" svg:width="0.5cm" svg:height="0.5cm" svg:x="0.009cm" svg:y="0.437cm" draw:control="control82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63" draw:name="Control 72" draw:style-name="gr1" draw:text-style-name="P1" svg:width="0.5cm" svg:height="0.5cm" svg:x="0.009cm" svg:y="0.437cm" draw:control="control64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64" draw:name="Control 73" draw:style-name="gr1" draw:text-style-name="P1" svg:width="0.5cm" svg:height="0.5cm" svg:x="0.009cm" svg:y="0.438cm" draw:control="control6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65" draw:name="Control 74" draw:style-name="gr1" draw:text-style-name="P1" svg:width="0.5cm" svg:height="0.5cm" svg:x="0.009cm" svg:y="0.439cm" draw:control="control6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66" draw:name="Control 75" draw:style-name="gr1" draw:text-style-name="P1" svg:width="0.5cm" svg:height="0.5cm" svg:x="0.009cm" svg:y="0.44cm" draw:control="control6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67" draw:name="Control 76" draw:style-name="gr1" draw:text-style-name="P1" svg:width="0.5cm" svg:height="0.5cm" svg:x="0.009cm" svg:y="0.44cm" draw:control="control68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68" draw:name="Control 77" draw:style-name="gr1" draw:text-style-name="P1" svg:width="0.5cm" svg:height="0.5cm" svg:x="0.009cm" svg:y="0.442cm" draw:control="control6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69" draw:name="Control 78" draw:style-name="gr1" draw:text-style-name="P1" svg:width="0.5cm" svg:height="0.5cm" svg:x="0.009cm" svg:y="0.442cm" draw:control="control70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Controller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70" draw:name="Control 79" draw:style-name="gr1" draw:text-style-name="P1" svg:width="0.5cm" svg:height="0.5cm" svg:x="0.009cm" svg:y="0.443cm" draw:control="control7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71" draw:name="Control 80" draw:style-name="gr1" draw:text-style-name="P1" svg:width="0.5cm" svg:height="0.5cm" svg:x="0.009cm" svg:y="0.444cm" draw:control="control72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Impl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72" draw:name="Control 81" draw:style-name="gr1" draw:text-style-name="P1" svg:width="0.5cm" svg:height="0.5cm" svg:x="0.009cm" svg:y="0.444cm" draw:control="control73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73" draw:name="Control 82" draw:style-name="gr1" draw:text-style-name="P1" svg:width="0.5cm" svg:height="0.5cm" svg:x="0.009cm" svg:y="0.446cm" draw:control="control7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QUERY()</text:p>
          </table:table-cell>
          <table:table-cell table:style-name="ce25">
            <draw:control draw:z-index="74" draw:name="Control 83" draw:style-name="gr1" draw:text-style-name="P1" svg:width="0.5cm" svg:height="0.5cm" svg:x="0.009cm" svg:y="0.446cm" draw:control="control7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()</text:p>
          </table:table-cell>
          <table:table-cell table:style-name="ce25">
            <draw:control draw:z-index="75" draw:name="Control 84" draw:style-name="gr1" draw:text-style-name="P1" svg:width="0.5cm" svg:height="0.5cm" svg:x="0.009cm" svg:y="0.448cm" draw:control="control7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76" draw:name="Control 85" draw:style-name="gr1" draw:text-style-name="P1" svg:width="0.5cm" svg:height="0.5cm" svg:x="0.009cm" svg:y="0.448cm" draw:control="control7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QUERY</text:p>
          </table:table-cell>
          <table:table-cell table:style-name="ce25"/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QUERY()</text:p>
          </table:table-cell>
          <table:table-cell table:style-name="ce25">
            <draw:control draw:z-index="77" draw:name="Control 86" draw:style-name="gr1" draw:text-style-name="P1" svg:width="0.5cm" svg:height="0.5cm" svg:x="0.009cm" svg:y="-0.002cm" draw:control="control78"/>
            <draw:control draw:z-index="86" draw:name="Control 246" draw:style-name="gr1" draw:text-style-name="P1" svg:width="0.5cm" svg:height="0.5cm" svg:x="0.008cm" svg:y="0.437cm" draw:control="control8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QUERY(this.QUERY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78" draw:name="Control 87" draw:style-name="gr1" draw:text-style-name="P1" svg:width="0.5cm" svg:height="0.5cm" svg:x="0.009cm" svg:y="-0.002cm" draw:control="control79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QUERYWithBindValues()</text:p>
          </table:table-cell>
          <table:table-cell table:style-name="ce25">
            <draw:control draw:z-index="79" draw:name="Control 88" draw:style-name="gr1" draw:text-style-name="P1" svg:width="0.5cm" svg:height="0.5cm" svg:x="0.009cm" svg:y="-0.001cm" draw:control="control80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ResponseBuilder()</text:p>
          </table:table-cell>
          <table:table-cell table:style-name="ce25">
            <draw:control draw:z-index="80" draw:name="Control 89" draw:style-name="gr1" draw:text-style-name="P1" svg:width="0.5cm" svg:height="0.5cm" svg:x="0.009cm" svg:y="0cm" draw:control="control81"/>
            <draw:control draw:z-index="87" draw:name="Control 247" draw:style-name="gr1" draw:text-style-name="P1" svg:width="0.5cm" svg:height="0.5cm" svg:x="0.008cm" svg:y="0.439cm" draw:control="control8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GraphQLRequest()</text:p>
          </table:table-cell>
          <table:table-cell table:style-name="ce25">
            <draw:control draw:z-index="88" draw:name="Control 248" draw:style-name="gr1" draw:text-style-name="P1" svg:width="0.5cm" svg:height="0.5cm" svg:x="0.008cm" svg:y="0.44cm" draw:control="control8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89" draw:name="Control 249" draw:style-name="gr1" draw:text-style-name="P1" svg:width="0.5cm" svg:height="0.5cm" svg:x="0.008cm" svg:y="0.44cm" draw:control="control90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QUERYWithBindValues()</text:p>
          </table:table-cell>
          <table:table-cell table:style-name="ce25">
            <draw:control draw:z-index="90" draw:name="Control 250" draw:style-name="gr1" draw:text-style-name="P1" svg:width="0.5cm" svg:height="0.5cm" svg:x="0.008cm" svg:y="0.442cm" draw:control="control91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ResponseBuilder()</text:p>
          </table:table-cell>
          <table:table-cell table:style-name="ce25">
            <draw:control draw:z-index="91" draw:name="Control 251" draw:style-name="gr1" draw:text-style-name="P1" svg:width="0.5cm" svg:height="0.5cm" svg:x="0.008cm" svg:y="0.442cm" draw:control="control9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92" draw:name="Control 253" draw:style-name="gr1" draw:text-style-name="P1" svg:width="0.5cm" svg:height="0.5cm" svg:x="0.008cm" svg:y="0.443cm" draw:control="control9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93" draw:name="Control 254" draw:style-name="gr1" draw:text-style-name="P1" svg:width="0.5cm" svg:height="0.5cm" svg:x="0.008cm" svg:y="0.443cm" draw:control="control9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()</text:p>
          </table:table-cell>
          <table:table-cell table:style-name="ce25">
            <draw:control draw:z-index="94" draw:name="Control 255" draw:style-name="gr1" draw:text-style-name="P1" svg:width="0.5cm" svg:height="0.5cm" svg:x="0.008cm" svg:y="0.444cm" draw:control="control9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QUERY()</text:p>
          </table:table-cell>
          <table:table-cell table:style-name="ce25">
            <draw:control draw:z-index="95" draw:name="Control 256" draw:style-name="gr1" draw:text-style-name="P1" svg:width="0.5cm" svg:height="0.5cm" svg:x="0.008cm" svg:y="0.445cm" draw:control="control9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96" draw:name="Control 257" draw:style-name="gr1" draw:text-style-name="P1" svg:width="0.5cm" svg:height="0.5cm" svg:x="0.008cm" svg:y="0.446cm" draw:control="control9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97" draw:name="Control 258" draw:style-name="gr1" draw:text-style-name="P1" svg:width="0.5cm" svg:height="0.5cm" svg:x="0.008cm" svg:y="0.446cm" draw:control="control9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QUERY()</text:p>
          </table:table-cell>
          <table:table-cell table:style-name="ce25">
            <draw:control draw:z-index="98" draw:name="Control 259" draw:style-name="gr1" draw:text-style-name="P1" svg:width="0.5cm" svg:height="0.5cm" svg:x="0.008cm" svg:y="0.447cm" draw:control="control9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99" draw:name="Control 260" draw:style-name="gr1" draw:text-style-name="P1" svg:width="0.5cm" svg:height="0.5cm" svg:x="0.008cm" svg:y="0.447cm" draw:control="control100"/>
          </table:table-cell>
          <table:table-cell table:style-name="ce5" office:value-type="string" calcext:value-type="string">
            <text:p>Call _object.setQUERY(this.QUERY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100" draw:name="Control 261" draw:style-name="gr1" draw:text-style-name="P1" svg:width="0.5cm" svg:height="0.5cm" svg:x="0.008cm" svg:y="0.448cm" draw:control="control10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table:style-name="ce19" office:value-type="string" calcext:value-type="string">
            <text:p>+QUERY()</text:p>
          </table:table-cell>
          <table:table-cell table:style-name="ce25"/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table:style-name="ce19" office:value-type="string" calcext:value-type="string">
            <text:p>+QUERY()</text:p>
          </table:table-cell>
          <table:table-cell table:style-name="ce25" office:value-type="string" calcext:value-type="string">
            <text:p/>
            <draw:control draw:z-index="101" draw:name="Control 262" draw:style-name="gr1" draw:text-style-name="P1" svg:width="0.5cm" svg:height="0.5cm" svg:x="0.008cm" svg:y="-0.002cm" draw:control="control102"/>
          </table:table-cell>
          <table:table-cell table:style-name="ce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02" draw:name="Control 263" draw:style-name="gr1" draw:text-style-name="P1" svg:width="0.5cm" svg:height="0.5cm" svg:x="0.008cm" svg:y="-0.002cm" draw:control="control10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()</text:p>
          </table:table-cell>
          <table:table-cell table:style-name="ce25">
            <draw:control draw:z-index="103" draw:name="Control 264" draw:style-name="gr1" draw:text-style-name="P1" svg:width="0.5cm" svg:height="0.5cm" svg:x="0.008cm" svg:y="-0.002cm" draw:control="control10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MUTATION()</text:p>
          </table:table-cell>
          <table:table-cell table:style-name="ce25">
            <draw:control draw:z-index="104" draw:name="Control 265" draw:style-name="gr1" draw:text-style-name="P1" svg:width="0.5cm" svg:height="0.5cm" svg:x="0.008cm" svg:y="-0.001cm" draw:control="control10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05" draw:name="Control 266" draw:style-name="gr1" draw:text-style-name="P1" svg:width="0.5cm" svg:height="0.5cm" svg:x="0.008cm" svg:y="-0.001cm" draw:control="control10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06" draw:name="Control 267" draw:style-name="gr1" draw:text-style-name="P1" svg:width="0.5cm" svg:height="0.5cm" svg:x="0.008cm" svg:y="0cm" draw:control="control10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MUTATION()</text:p>
          </table:table-cell>
          <table:table-cell table:style-name="ce25">
            <draw:control draw:z-index="107" draw:name="Control 268" draw:style-name="gr1" draw:text-style-name="P1" svg:width="0.5cm" svg:height="0.5cm" svg:x="0.008cm" svg:y="0.001cm" draw:control="control10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08" draw:name="Control 269" draw:style-name="gr1" draw:text-style-name="P1" svg:width="0.5cm" svg:height="0.5cm" svg:x="0.008cm" svg:y="0.002cm" draw:control="control109"/>
          </table:table-cell>
          <table:table-cell table:style-name="ce5" office:value-type="string" calcext:value-type="string">
            <text:p>Call _object.setMUTATION(this.MUTATION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Executo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09" draw:name="Control 270" draw:style-name="gr1" draw:text-style-name="P1" svg:width="0.5cm" svg:height="0.5cm" svg:x="0.008cm" svg:y="0.002cm" draw:control="control110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MUTATIONWithBindValues()</text:p>
          </table:table-cell>
          <table:table-cell table:style-name="ce25">
            <draw:control draw:z-index="110" draw:name="Control 271" draw:style-name="gr1" draw:text-style-name="P1" svg:width="0.5cm" svg:height="0.5cm" svg:x="0.008cm" svg:y="0.002cm" draw:control="control111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ResponseBuilder()</text:p>
          </table:table-cell>
          <table:table-cell table:style-name="ce25">
            <draw:control draw:z-index="111" draw:name="Control 272" draw:style-name="gr1" draw:text-style-name="P1" svg:width="0.5cm" svg:height="0.5cm" svg:x="0.008cm" svg:y="0.003cm" draw:control="control11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GraphQLRequest()</text:p>
          </table:table-cell>
          <table:table-cell table:style-name="ce25">
            <draw:control draw:z-index="112" draw:name="Control 273" draw:style-name="gr1" draw:text-style-name="P1" svg:width="0.5cm" svg:height="0.5cm" svg:x="0.008cm" svg:y="0.003cm" draw:control="control11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ReactiveExecuto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13" draw:name="Control 274" draw:style-name="gr1" draw:text-style-name="P1" svg:width="0.5cm" svg:height="0.5cm" svg:x="0.008cm" svg:y="0.005cm" draw:control="control114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MUTATIONWithBindValues()</text:p>
          </table:table-cell>
          <table:table-cell table:style-name="ce25">
            <draw:control draw:z-index="114" draw:name="Control 275" draw:style-name="gr1" draw:text-style-name="P1" svg:width="0.5cm" svg:height="0.5cm" svg:x="0.008cm" svg:y="0.005cm" draw:control="control115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ResponseBuilder()</text:p>
          </table:table-cell>
          <table:table-cell table:style-name="ce25">
            <draw:control draw:z-index="115" draw:name="Control 276" draw:style-name="gr1" draw:text-style-name="P1" svg:width="0.5cm" svg:height="0.5cm" svg:x="0.008cm" svg:y="0.006cm" draw:control="control11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GraphQLRequest()</text:p>
          </table:table-cell>
          <table:table-cell table:style-name="ce25">
            <draw:control draw:z-index="116" draw:name="Control 277" draw:style-name="gr1" draw:text-style-name="P1" svg:width="0.5cm" svg:height="0.5cm" svg:x="0.008cm" svg:y="0.006cm" draw:control="control11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17" draw:name="Control 278" draw:style-name="gr1" draw:text-style-name="P1" svg:width="0.5cm" svg:height="0.5cm" svg:x="0.008cm" svg:y="0.007cm" draw:control="control11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18" draw:name="Control 279" draw:style-name="gr1" draw:text-style-name="P1" svg:width="0.5cm" svg:height="0.5cm" svg:x="0.008cm" svg:y="0.007cm" draw:control="control11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()</text:p>
          </table:table-cell>
          <table:table-cell table:style-name="ce25">
            <draw:control draw:z-index="119" draw:name="Control 280" draw:style-name="gr1" draw:text-style-name="P1" svg:width="0.5cm" svg:height="0.5cm" svg:x="0.008cm" svg:y="0.008cm" draw:control="control12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MUTATION()</text:p>
          </table:table-cell>
          <table:table-cell table:style-name="ce25">
            <draw:control draw:z-index="120" draw:name="Control 281" draw:style-name="gr1" draw:text-style-name="P1" svg:width="0.5cm" svg:height="0.5cm" svg:x="0.008cm" svg:y="0.009cm" draw:control="control12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21" draw:name="Control 282" draw:style-name="gr1" draw:text-style-name="P1" svg:width="0.5cm" svg:height="0.5cm" svg:x="0.008cm" svg:y="0.009cm" draw:control="control12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22" draw:name="Control 283" draw:style-name="gr1" draw:text-style-name="P1" svg:width="0.5cm" svg:height="0.5cm" svg:x="0.008cm" svg:y="0.01cm" draw:control="control12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MUTATION()</text:p>
          </table:table-cell>
          <table:table-cell table:style-name="ce25">
            <draw:control draw:z-index="123" draw:name="Control 284" draw:style-name="gr1" draw:text-style-name="P1" svg:width="0.5cm" svg:height="0.5cm" svg:x="0.008cm" svg:y="0.01cm" draw:control="control12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24" draw:name="Control 285" draw:style-name="gr1" draw:text-style-name="P1" svg:width="0.5cm" svg:height="0.5cm" svg:x="0.008cm" svg:y="0.012cm" draw:control="control125"/>
          </table:table-cell>
          <table:table-cell table:style-name="ce5" office:value-type="string" calcext:value-type="string">
            <text:p>Call _object.setMUTATION(this.MUTATION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Controlle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25" draw:name="Control 286" draw:style-name="gr1" draw:text-style-name="P1" svg:width="0.5cm" svg:height="0.5cm" svg:x="0.008cm" svg:y="0.012cm" draw:control="control12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26" draw:name="Control 301" draw:style-name="gr1" draw:text-style-name="P1" svg:width="0.5cm" svg:height="0.5cm" svg:x="0.008cm" svg:y="0cm" draw:control="control12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Impl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27" draw:name="Control 315" draw:style-name="gr1" draw:text-style-name="P1" svg:width="0.5cm" svg:height="0.5cm" svg:x="0.008cm" svg:y="0cm" draw:control="control128"/>
          </table:table-cell>
          <table:table-cell table:style-name="ce7"/>
          <table:table-cell table:number-columns-repeated="16378"/>
        </table:table-row>
        <table:table-row table:style-name="ro5" table:number-rows-repeated="104843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51" form:control-implementation="ooo:com.sun.star.form.component.CheckBox" xml:id="control143" form:id="control1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44" form:id="control1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45" form:id="control1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46" form:id="control1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47" form:id="control1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48" form:id="control1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49" form:id="control1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50" form:id="control1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151" form:id="control1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152" form:id="control1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53" form:id="control1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54" form:id="control1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55" form:id="control1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56" form:id="control1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57" form:id="control1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158" form:id="control1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159" form:id="control1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160" form:id="control1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161" form:id="control1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162" form:id="control1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163" form:id="control1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164" form:id="control1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65" form:id="control1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166" form:id="control1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167" form:id="control1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68" form:id="control1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69" form:id="control1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70" form:id="control1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71" form:id="control1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172" form:id="control1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173" form:id="control1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174" form:id="control1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175" form:id="control1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176" form:id="control1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177" form:id="control1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178" form:id="control1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179" form:id="control1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80" form:id="control1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81" form:id="control1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82" form:id="control1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83" form:id="control1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84" form:id="control1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185" form:id="control1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186" form:id="control1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87" form:id="control1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88" form:id="control1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89" form:id="control1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90" form:id="control1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91" form:id="control1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92" form:id="control1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193" form:id="control1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194" form:id="control1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95" form:id="control1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196" form:id="control1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197" form:id="control1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198" form:id="control1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199" form:id="control1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200" form:id="control2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201" form:id="control2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202" form:id="control2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203" form:id="control2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204" form:id="control2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205" form:id="control2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206" form:id="control2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5" form:control-implementation="ooo:com.sun.star.form.component.CheckBox" xml:id="control207" form:id="control2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208" form:id="control2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209" form:id="control2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210" form:id="control2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211" form:id="control2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212" form:id="control2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213" form:id="control2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214" form:id="control2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215" form:id="control2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216" form:id="control2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1" form:control-implementation="ooo:com.sun.star.form.component.CheckBox" xml:id="control217" form:id="control2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3" form:control-implementation="ooo:com.sun.star.form.component.CheckBox" xml:id="control218" form:id="control2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219" form:id="control2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220" form:id="control2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221" form:id="control2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22" form:id="control2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223" form:id="control2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224" form:id="control2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225" form:id="control2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4" form:control-implementation="ooo:com.sun.star.form.component.CheckBox" xml:id="control226" form:id="control2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27" form:id="control2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28" form:id="control2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29" form:id="control2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30" form:id="control2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31" form:id="control2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32" form:id="control2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33" form:id="control2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34" form:id="control2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35" form:id="control2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36" form:id="control2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237" form:id="control2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238" form:id="control2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39" form:id="control2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40" form:id="control2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241" form:id="control2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42" form:id="control2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43" form:id="control2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44" form:id="control2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45" form:id="control2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246" form:id="control2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247" form:id="control2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248" form:id="control2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249" form:id="control2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250" form:id="control2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251" form:id="control2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52" form:id="control2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53" form:id="control2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54" form:id="control2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55" form:id="control2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256" form:id="control2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257" form:id="control2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258" form:id="control2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259" form:id="control2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260" form:id="control2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61" form:id="control2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62" form:id="control2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63" form:id="control2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64" form:id="control2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65" form:id="control2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66" form:id="control2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67" form:id="control2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68" form:id="control2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69" form:id="control2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70" form:id="control2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271" form:id="control2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272" form:id="control2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273" form:id="control2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7" form:control-implementation="ooo:com.sun.star.form.component.CheckBox" xml:id="control274" form:id="control2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75" form:id="control2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6" form:id="control2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77" form:id="control2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78" form:id="control2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79" form:id="control2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80" form:id="control2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81" form:id="control2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82" form:id="control2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83" form:id="control2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84" form:id="control2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285" form:id="control2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86" form:id="control2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7" form:id="control2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88" form:id="control2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89" form:id="control2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90" form:id="control2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91" form:id="control2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92" form:id="control2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93" form:id="control2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94" form:id="control2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95" form:id="control2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296" form:id="control2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297" form:id="control2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298" form:id="control2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299" form:id="control2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6" form:control-implementation="ooo:com.sun.star.form.component.CheckBox" xml:id="control300" form:id="control3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301" form:id="control3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02" form:id="control3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03" form:id="control3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304" form:id="control3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305" form:id="control3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306" form:id="control3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307" form:id="control3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308" form:id="control3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309" form:id="control3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310" form:id="control3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11" form:id="control3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312" form:id="control3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13" form:id="control3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14" form:id="control3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15" form:id="control3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16" form:id="control3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17" form:id="control3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18" form:id="control3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19" form:id="control3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20" form:id="control3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21" form:id="control3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7"/>
        <table:table-column table:style-name="co6" table:default-cell-style-name="ce17"/>
        <table:table-column table:style-name="co4" table:default-cell-style-name="ce17"/>
        <table:table-column table:style-name="co7" table:default-cell-style-name="ce31"/>
        <table:table-column table:style-name="co1" table:number-columns-repeated="16378"/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5"/>
          <table:table-cell table:style-name="ce17" table:number-columns-repeated="16378"/>
        </table:table-row>
        <table:table-row table:style-name="ro6">
          <table:table-cell table:style-name="ce2" office:value-type="string" calcext:value-type="string" table:number-columns-spanned="6" table:number-rows-spanned="1">
            <text:p>Add property authorities: [AuthorityKind!], property groups: [Group!], query users: [User!], query userById: User!, query userByUsername: User!, mutation: grantUserAuthorities([AuthorityKind!]), mutation: revokeUserAuthorities([AuthorityKind!])</text:p>
          </table:table-cell>
          <table:covered-table-cell table:number-columns-repeated="5"/>
          <table:table-cell table:style-name="ce17" table:number-columns-repeated="16378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54" draw:name="Control 35" draw:style-name="gr1" draw:text-style-name="P1" svg:width="0.5cm" svg:height="0.5cm" svg:x="0.014cm" svg:y="0.44cm" draw:control="control197"/>
          </table:table-cell>
          <table:table-cell table:style-name="ce14" office:value-type="string" calcext:value-type="string">
            <text:p>Notes</text:p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55" draw:name="Control 36" draw:style-name="gr1" draw:text-style-name="P1" svg:width="0.5cm" svg:height="0.5cm" svg:x="0.014cm" svg:y="0.44cm" draw:control="control19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Authorities()</text:p>
          </table:table-cell>
          <table:table-cell table:style-name="ce20">
            <draw:control draw:z-index="56" draw:name="Control 207" draw:style-name="gr1" draw:text-style-name="P1" svg:width="0.5cm" svg:height="0.5cm" svg:x="0.014cm" svg:y="0.442cm" draw:control="control19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Authorities()</text:p>
          </table:table-cell>
          <table:table-cell table:style-name="ce20">
            <draw:control draw:z-index="57" draw:name="Control 208" draw:style-name="gr1" draw:text-style-name="P1" svg:width="0.5cm" svg:height="0.5cm" svg:x="0.014cm" svg:y="0.443cm" draw:control="control20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58" draw:name="Control 289" draw:style-name="gr1" draw:text-style-name="P1" svg:width="0.5cm" svg:height="0.5cm" svg:x="0.014cm" svg:y="0.445cm" draw:control="control20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37" draw:name="Control 378" draw:style-name="gr1" draw:text-style-name="P1" svg:width="0.5cm" svg:height="0.5cm" svg:x="0.014cm" svg:y="0.41cm" draw:control="control18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38" draw:name="Control 380" draw:style-name="gr1" draw:text-style-name="P1" svg:width="0.5cm" svg:height="0.5cm" svg:x="0.014cm" svg:y="0.411cm" draw:control="control18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39" draw:name="Control 381" draw:style-name="gr1" draw:text-style-name="P1" svg:width="0.5cm" svg:height="0.5cm" svg:x="0.014cm" svg:y="0.412cm" draw:control="control18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Authorities()</text:p>
          </table:table-cell>
          <table:table-cell table:style-name="ce20">
            <draw:control draw:z-index="40" draw:name="Control 382" draw:style-name="gr1" draw:text-style-name="P1" svg:width="0.5cm" svg:height="0.5cm" svg:x="0.014cm" svg:y="0.413cm" draw:control="control18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68" draw:name="Control 383" draw:style-name="gr1" draw:text-style-name="P1" svg:width="0.5cm" svg:height="0.5cm" svg:x="0.014cm" svg:y="0.447cm" draw:control="control311"/>
          </table:table-cell>
          <table:table-cell table:style-name="ce27" office:value-type="string" calcext:value-type="string">
            <text:p>Call _object.setAuthorities(this.authorities)</text:p>
          </table:table-cell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1" draw:name="Control 387" draw:style-name="gr1" draw:text-style-name="P1" svg:width="0.5cm" svg:height="0.5cm" svg:x="0.014cm" svg:y="0.417cm" draw:control="control18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2" draw:name="Control 390" draw:style-name="gr1" draw:text-style-name="P1" svg:width="0.5cm" svg:height="0.5cm" svg:x="0.014cm" svg:y="0.421cm" draw:control="control18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3" draw:name="Control 393" draw:style-name="gr1" draw:text-style-name="P1" svg:width="0.5cm" svg:height="0.5cm" svg:x="0.014cm" svg:y="0.423cm" draw:control="control186"/>
          </table:table-cell>
          <table:table-cell table:style-name="ce27" office:value-type="string" calcext:value-type="string">
            <text:p>TODO: support format and aggregation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44" draw:name="Control 394" draw:style-name="gr1" draw:text-style-name="P1" svg:width="0.5cm" svg:height="0.5cm" svg:x="0.014cm" svg:y="0.425cm" draw:control="control18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Authorities()</text:p>
          </table:table-cell>
          <table:table-cell table:style-name="ce20">
            <draw:control draw:z-index="45" draw:name="Control 396" draw:style-name="gr1" draw:text-style-name="P1" svg:width="0.5cm" svg:height="0.5cm" svg:x="0.014cm" svg:y="0.427cm" draw:control="control18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Authorities()</text:p>
          </table:table-cell>
          <table:table-cell table:style-name="ce20">
            <draw:control draw:z-index="46" draw:name="Control 397" draw:style-name="gr1" draw:text-style-name="P1" svg:width="0.5cm" svg:height="0.5cm" svg:x="0.014cm" svg:y="0.427cm" draw:control="control18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47" draw:name="Control 398" draw:style-name="gr1" draw:text-style-name="P1" svg:width="0.5cm" svg:height="0.5cm" svg:x="0.014cm" svg:y="0.428cm" draw:control="control19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48" draw:name="Control 399" draw:style-name="gr1" draw:text-style-name="P1" svg:width="0.5cm" svg:height="0.5cm" svg:x="0.014cm" svg:y="0.429cm" draw:control="control19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49" draw:name="Control 400" draw:style-name="gr1" draw:text-style-name="P1" svg:width="0.5cm" svg:height="0.5cm" svg:x="0.014cm" svg:y="0.43cm" draw:control="control19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50" draw:name="Control 401" draw:style-name="gr1" draw:text-style-name="P1" svg:width="0.5cm" svg:height="0.5cm" svg:x="0.014cm" svg:y="0.432cm" draw:control="control19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Authorities()</text:p>
          </table:table-cell>
          <table:table-cell table:style-name="ce20">
            <draw:control draw:z-index="51" draw:name="Control 402" draw:style-name="gr1" draw:text-style-name="P1" svg:width="0.5cm" svg:height="0.5cm" svg:x="0.014cm" svg:y="0.431cm" draw:control="control19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/>
          <table:table-cell table:style-name="ce27" office:value-type="string" calcext:value-type="string">
            <text:p>Call _object.setAuthorities(this.authoritie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Controller</text:p>
          </table:table-cell>
          <table:table-cell table:style-name="ce19" office:value-type="string" calcext:value-type="string">
            <text:p>authorities()</text:p>
          </table:table-cell>
          <table:table-cell table:style-name="ce20">
            <draw:control draw:z-index="53" draw:name="Control 410" draw:style-name="gr1" draw:text-style-name="P1" svg:width="0.5cm" svg:height="0.5cm" svg:x="0.014cm" svg:y="0.438cm" draw:control="control196"/>
            <draw:control draw:z-index="169" draw:name="Control 384" draw:style-name="gr1" draw:text-style-name="P1" svg:width="0.5cm" svg:height="0.5cm" svg:x="0.014cm" svg:y="0.004cm" draw:control="control31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</text:p>
          </table:table-cell>
          <table:table-cell table:style-name="ce19" office:value-type="string" calcext:value-type="string">
            <text:p>authorities()</text:p>
          </table:table-cell>
          <table:table-cell table:style-name="ce20">
            <draw:control draw:z-index="52" draw:name="Control 409" draw:style-name="gr1" draw:text-style-name="P1" svg:width="0.5cm" svg:height="0.5cm" svg:x="0.014cm" svg:y="0.439cm" draw:control="control195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Impl</text:p>
          </table:table-cell>
          <table:table-cell table:style-name="ce19" office:value-type="string" calcext:value-type="string">
            <text:p>authorities()</text:p>
          </table:table-cell>
          <table:table-cell table:style-name="ce20"/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78" draw:name="Control 324" draw:style-name="gr1" draw:text-style-name="P1" svg:width="0.5cm" svg:height="0.5cm" svg:x="0.014cm" svg:y="0.017cm" draw:control="control22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oups()</text:p>
          </table:table-cell>
          <table:table-cell table:style-name="ce20">
            <draw:control draw:z-index="79" draw:name="Control 325" draw:style-name="gr1" draw:text-style-name="P1" svg:width="0.5cm" svg:height="0.5cm" svg:x="0.014cm" svg:y="0.017cm" draw:control="control22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oups()</text:p>
          </table:table-cell>
          <table:table-cell table:style-name="ce20">
            <draw:control draw:z-index="80" draw:name="Control 326" draw:style-name="gr1" draw:text-style-name="P1" svg:width="0.5cm" svg:height="0.5cm" svg:x="0.014cm" svg:y="0.019cm" draw:control="control22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81" draw:name="Control 327" draw:style-name="gr1" draw:text-style-name="P1" svg:width="0.5cm" svg:height="0.5cm" svg:x="0.014cm" svg:y="0.02cm" draw:control="control22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59" draw:name="Control 290" draw:style-name="gr1" draw:text-style-name="P1" svg:width="0.5cm" svg:height="0.5cm" svg:x="0.014cm" svg:y="0.438cm" draw:control="control202"/>
            <draw:control draw:z-index="82" draw:name="Control 328" draw:style-name="gr1" draw:text-style-name="P1" svg:width="0.5cm" svg:height="0.5cm" svg:x="0.014cm" svg:y="0.021cm" draw:control="control22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60" draw:name="Control 291" draw:style-name="gr1" draw:text-style-name="P1" svg:width="0.5cm" svg:height="0.5cm" svg:x="0.014cm" svg:y="0.439cm" draw:control="control20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61" draw:name="Control 292" draw:style-name="gr1" draw:text-style-name="P1" svg:width="0.5cm" svg:height="0.5cm" svg:x="0.014cm" svg:y="0.44cm" draw:control="control20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oups()</text:p>
          </table:table-cell>
          <table:table-cell table:style-name="ce20">
            <draw:control draw:z-index="62" draw:name="Control 293" draw:style-name="gr1" draw:text-style-name="P1" svg:width="0.5cm" svg:height="0.5cm" svg:x="0.014cm" svg:y="0.442cm" draw:control="control20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63" draw:name="Control 294" draw:style-name="gr1" draw:text-style-name="P1" svg:width="0.5cm" svg:height="0.5cm" svg:x="0.014cm" svg:y="0.443cm" draw:control="control206"/>
          </table:table-cell>
          <table:table-cell table:style-name="ce27" office:value-type="string" calcext:value-type="string">
            <text:p>Call _object.setGroups(this.groups)</text:p>
          </table:table-cell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  <draw:control draw:z-index="64" draw:name="Control 298" draw:style-name="gr1" draw:text-style-name="P1" svg:width="0.5cm" svg:height="0.5cm" svg:x="0.014cm" svg:y="0.445cm" draw:control="control20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  <draw:control draw:z-index="65" draw:name="Control 303" draw:style-name="gr1" draw:text-style-name="P1" svg:width="0.5cm" svg:height="0.5cm" svg:x="0.014cm" svg:y="0.001cm" draw:control="control20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66" draw:name="Control 305" draw:style-name="gr1" draw:text-style-name="P1" svg:width="0.5cm" svg:height="0.5cm" svg:x="0.014cm" svg:y="0.002cm" draw:control="control20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oups()</text:p>
          </table:table-cell>
          <table:table-cell table:style-name="ce20">
            <draw:control draw:z-index="67" draw:name="Control 306" draw:style-name="gr1" draw:text-style-name="P1" svg:width="0.5cm" svg:height="0.5cm" svg:x="0.014cm" svg:y="0.002cm" draw:control="control21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oups()</text:p>
          </table:table-cell>
          <table:table-cell table:style-name="ce20">
            <draw:control draw:z-index="68" draw:name="Control 307" draw:style-name="gr1" draw:text-style-name="P1" svg:width="0.5cm" svg:height="0.5cm" svg:x="0.014cm" svg:y="0.003cm" draw:control="control21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69" draw:name="Control 308" draw:style-name="gr1" draw:text-style-name="P1" svg:width="0.5cm" svg:height="0.5cm" svg:x="0.014cm" svg:y="0.004cm" draw:control="control21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70" draw:name="Control 309" draw:style-name="gr1" draw:text-style-name="P1" svg:width="0.5cm" svg:height="0.5cm" svg:x="0.014cm" svg:y="0.004cm" draw:control="control21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71" draw:name="Control 310" draw:style-name="gr1" draw:text-style-name="P1" svg:width="0.5cm" svg:height="0.5cm" svg:x="0.014cm" svg:y="0.006cm" draw:control="control21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72" draw:name="Control 311" draw:style-name="gr1" draw:text-style-name="P1" svg:width="0.5cm" svg:height="0.5cm" svg:x="0.014cm" svg:y="0.007cm" draw:control="control21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oups()</text:p>
          </table:table-cell>
          <table:table-cell table:style-name="ce20">
            <draw:control draw:z-index="73" draw:name="Control 312" draw:style-name="gr1" draw:text-style-name="P1" svg:width="0.5cm" svg:height="0.5cm" svg:x="0.014cm" svg:y="0.009cm" draw:control="control21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74" draw:name="Control 313" draw:style-name="gr1" draw:text-style-name="P1" svg:width="0.5cm" svg:height="0.5cm" svg:x="0.014cm" svg:y="0.008cm" draw:control="control217"/>
          </table:table-cell>
          <table:table-cell table:style-name="ce27" office:value-type="string" calcext:value-type="string">
            <text:p>Call _object.setGroups(this.group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Controller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5" draw:name="Control 320" draw:style-name="gr1" draw:text-style-name="P1" svg:width="0.5cm" svg:height="0.5cm" svg:x="0.014cm" svg:y="0.016cm" draw:control="control21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6" draw:name="Control 321" draw:style-name="gr1" draw:text-style-name="P1" svg:width="0.5cm" svg:height="0.5cm" svg:x="0.014cm" svg:y="0.015cm" draw:control="control219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Impl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7" draw:name="Control 322" draw:style-name="gr1" draw:text-style-name="P1" svg:width="0.5cm" svg:height="0.5cm" svg:x="0.014cm" svg:y="0.016cm" draw:control="control220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3" draw:name="Control 329" draw:style-name="gr1" draw:text-style-name="P1" svg:width="0.5cm" svg:height="0.5cm" svg:x="0.014cm" svg:y="0.044cm" draw:control="control22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s()</text:p>
          </table:table-cell>
          <table:table-cell table:style-name="ce20">
            <draw:control draw:z-index="84" draw:name="Control 330" draw:style-name="gr1" draw:text-style-name="P1" svg:width="0.5cm" svg:height="0.5cm" svg:x="0.014cm" svg:y="0.044cm" draw:control="control22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()</text:p>
          </table:table-cell>
          <table:table-cell table:style-name="ce20" office:value-type="string" calcext:value-type="string">
            <text:p/>
            <draw:control draw:z-index="85" draw:name="Control 331" draw:style-name="gr1" draw:text-style-name="P1" svg:width="0.5cm" svg:height="0.5cm" svg:x="0.014cm" svg:y="0.045cm" draw:control="control22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0" draw:name="Control 295" draw:style-name="gr1" draw:text-style-name="P1" svg:width="0.5cm" svg:height="0.5cm" svg:x="0.014cm" svg:y="0.045cm" draw:control="control313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6" draw:name="Control 332" draw:style-name="gr1" draw:text-style-name="P1" svg:width="0.5cm" svg:height="0.5cm" svg:x="0.014cm" svg:y="0.046cm" draw:control="control22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s()</text:p>
          </table:table-cell>
          <table:table-cell table:style-name="ce20">
            <draw:control draw:z-index="87" draw:name="Control 333" draw:style-name="gr1" draw:text-style-name="P1" svg:width="0.5cm" svg:height="0.5cm" svg:x="0.014cm" svg:y="0.047cm" draw:control="control23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88" draw:name="Control 334" draw:style-name="gr1" draw:text-style-name="P1" svg:width="0.5cm" svg:height="0.5cm" svg:x="0.014cm" svg:y="0.048cm" draw:control="control231"/>
          </table:table-cell>
          <table:table-cell table:style-name="ce27" office:value-type="string" calcext:value-type="string">
            <text:p>Call _object.setUsers(this.user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s()</text:p>
          </table:table-cell>
          <table:table-cell table:style-name="ce20">
            <draw:control draw:z-index="89" draw:name="Control 335" draw:style-name="gr1" draw:text-style-name="P1" svg:width="0.5cm" svg:height="0.5cm" svg:x="0.014cm" svg:y="0.049cm" draw:control="control232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sWithBindValues()</text:p>
          </table:table-cell>
          <table:table-cell table:style-name="ce20">
            <draw:control draw:z-index="90" draw:name="Control 336" draw:style-name="gr1" draw:text-style-name="P1" svg:width="0.5cm" svg:height="0.5cm" svg:x="0.014cm" svg:y="0.05cm" draw:control="control233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ResponseBuilder()</text:p>
          </table:table-cell>
          <table:table-cell table:style-name="ce20">
            <draw:control draw:z-index="91" draw:name="Control 337" draw:style-name="gr1" draw:text-style-name="P1" svg:width="0.5cm" svg:height="0.5cm" svg:x="0.014cm" svg:y="0.051cm" draw:control="control23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GraphQLRequest()</text:p>
          </table:table-cell>
          <table:table-cell table:style-name="ce20" office:value-type="string" calcext:value-type="string">
            <text:p/>
            <draw:control draw:z-index="92" draw:name="Control 338" draw:style-name="gr1" draw:text-style-name="P1" svg:width="0.5cm" svg:height="0.5cm" svg:x="0.014cm" svg:y="0.051cm" draw:control="control23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s()</text:p>
          </table:table-cell>
          <table:table-cell table:style-name="ce20">
            <draw:control draw:z-index="0" draw:name="Control 79" draw:style-name="gr1" draw:text-style-name="P1" svg:width="0.5cm" svg:height="0.5cm" svg:x="0.009cm" svg:y="0.443cm" draw:control="control143"/>
            <draw:control draw:z-index="93" draw:name="Control 339" draw:style-name="gr1" draw:text-style-name="P1" svg:width="0.5cm" svg:height="0.5cm" svg:x="0.014cm" svg:y="0.052cm" draw:control="control236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sWithBindValues()</text:p>
          </table:table-cell>
          <table:table-cell table:style-name="ce20">
            <draw:control draw:z-index="1" draw:name="Control 80" draw:style-name="gr1" draw:text-style-name="P1" svg:width="0.5cm" svg:height="0.5cm" svg:x="0.009cm" svg:y="0.444cm" draw:control="control144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ResponseBuilder()</text:p>
          </table:table-cell>
          <table:table-cell table:style-name="ce20">
            <draw:control draw:z-index="2" draw:name="Control 81" draw:style-name="gr1" draw:text-style-name="P1" svg:width="0.5cm" svg:height="0.5cm" svg:x="0.009cm" svg:y="0.444cm" draw:control="control14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GraphQLRequest()</text:p>
          </table:table-cell>
          <table:table-cell table:style-name="ce20">
            <draw:control draw:z-index="3" draw:name="Control 82" draw:style-name="gr1" draw:text-style-name="P1" svg:width="0.5cm" svg:height="0.5cm" svg:x="0.009cm" svg:y="0.446cm" draw:control="control14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s</text:p>
          </table:table-cell>
          <table:table-cell table:style-name="ce20" office:value-type="string" calcext:value-type="string">
            <text:p/>
            <draw:control draw:z-index="4" draw:name="Control 83" draw:style-name="gr1" draw:text-style-name="P1" svg:width="0.5cm" svg:height="0.5cm" svg:x="0.009cm" svg:y="0.446cm" draw:control="control14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5" draw:name="Control 84" draw:style-name="gr1" draw:text-style-name="P1" svg:width="0.5cm" svg:height="0.5cm" svg:x="0.009cm" svg:y="0.448cm" draw:control="control14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()</text:p>
          </table:table-cell>
          <table:table-cell table:style-name="ce20">
            <draw:control draw:z-index="6" draw:name="Control 85" draw:style-name="gr1" draw:text-style-name="P1" svg:width="0.5cm" svg:height="0.5cm" svg:x="0.009cm" svg:y="0.448cm" draw:control="control14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s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7" draw:name="Control 86" draw:style-name="gr1" draw:text-style-name="P1" svg:width="0.5cm" svg:height="0.5cm" svg:x="0.009cm" svg:y="-0.002cm" draw:control="control150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" draw:name="Control 87" draw:style-name="gr1" draw:text-style-name="P1" svg:width="0.5cm" svg:height="0.5cm" svg:x="0.009cm" svg:y="-0.002cm" draw:control="control15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s()</text:p>
          </table:table-cell>
          <table:table-cell table:style-name="ce20">
            <draw:control draw:z-index="9" draw:name="Control 88" draw:style-name="gr1" draw:text-style-name="P1" svg:width="0.5cm" svg:height="0.5cm" svg:x="0.009cm" svg:y="-0.001cm" draw:control="control15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0" draw:name="Control 89" draw:style-name="gr1" draw:text-style-name="P1" svg:width="0.5cm" svg:height="0.5cm" svg:x="0.009cm" svg:y="0cm" draw:control="control153"/>
            <draw:control draw:z-index="26" draw:name="Control 187" draw:style-name="gr1" draw:text-style-name="P1" svg:width="0.5cm" svg:height="0.5cm" svg:x="0.014cm" svg:y="0.446cm" draw:control="control169"/>
          </table:table-cell>
          <table:table-cell table:style-name="ce27" office:value-type="string" calcext:value-type="string">
            <text:p>Call _object.setUsers(this.user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  <draw:control draw:z-index="11" draw:name="Control 181" draw:style-name="gr1" draw:text-style-name="P1" svg:width="0.5cm" svg:height="0.5cm" svg:x="0.009cm" svg:y="0.44cm" draw:control="control15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  <draw:control draw:z-index="12" draw:name="Control 182" draw:style-name="gr1" draw:text-style-name="P1" svg:width="0.5cm" svg:height="0.5cm" svg:x="0.009cm" svg:y="0.442cm" draw:control="control15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31" draw:name="Control 354" draw:style-name="gr1" draw:text-style-name="P1" svg:width="0.5cm" svg:height="0.5cm" svg:x="0.014cm" svg:y="0.043cm" draw:control="control27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Id()</text:p>
          </table:table-cell>
          <table:table-cell table:style-name="ce20">
            <draw:control draw:z-index="132" draw:name="Control 355" draw:style-name="gr1" draw:text-style-name="P1" svg:width="0.5cm" svg:height="0.5cm" svg:x="0.014cm" svg:y="0.044cm" draw:control="control27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()</text:p>
          </table:table-cell>
          <table:table-cell table:style-name="ce20" office:value-type="string" calcext:value-type="string">
            <text:p/>
            <draw:control draw:z-index="133" draw:name="Control 356" draw:style-name="gr1" draw:text-style-name="P1" svg:width="0.5cm" svg:height="0.5cm" svg:x="0.014cm" svg:y="0.045cm" draw:control="control276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1" draw:name="Control 296" draw:style-name="gr1" draw:text-style-name="P1" svg:width="0.5cm" svg:height="0.5cm" svg:x="0.014cm" svg:y="0.045cm" draw:control="control31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34" draw:name="Control 357" draw:style-name="gr1" draw:text-style-name="P1" svg:width="0.5cm" svg:height="0.5cm" svg:x="0.014cm" svg:y="0.046cm" draw:control="control27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Id()</text:p>
          </table:table-cell>
          <table:table-cell table:style-name="ce20">
            <draw:control draw:z-index="135" draw:name="Control 358" draw:style-name="gr1" draw:text-style-name="P1" svg:width="0.5cm" svg:height="0.5cm" svg:x="0.014cm" svg:y="0.047cm" draw:control="control27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36" draw:name="Control 359" draw:style-name="gr1" draw:text-style-name="P1" svg:width="0.5cm" svg:height="0.5cm" svg:x="0.014cm" svg:y="0.048cm" draw:control="control279"/>
          </table:table-cell>
          <table:table-cell table:style-name="ce27" office:value-type="string" calcext:value-type="string">
            <text:p>Call _object.setUserById(this.userById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ById()</text:p>
          </table:table-cell>
          <table:table-cell table:style-name="ce20">
            <draw:control draw:z-index="137" draw:name="Control 360" draw:style-name="gr1" draw:text-style-name="P1" svg:width="0.5cm" svg:height="0.5cm" svg:x="0.014cm" svg:y="0.049cm" draw:control="control280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IdWithBindValues()</text:p>
          </table:table-cell>
          <table:table-cell table:style-name="ce20">
            <draw:control draw:z-index="138" draw:name="Control 361" draw:style-name="gr1" draw:text-style-name="P1" svg:width="0.5cm" svg:height="0.5cm" svg:x="0.014cm" svg:y="0.05cm" draw:control="control281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ResponseBuilder()</text:p>
          </table:table-cell>
          <table:table-cell table:style-name="ce20">
            <draw:control draw:z-index="139" draw:name="Control 362" draw:style-name="gr1" draw:text-style-name="P1" svg:width="0.5cm" svg:height="0.5cm" svg:x="0.014cm" svg:y="0.051cm" draw:control="control28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GraphQLRequest()</text:p>
          </table:table-cell>
          <table:table-cell table:style-name="ce20" office:value-type="string" calcext:value-type="string">
            <text:p/>
            <draw:control draw:z-index="140" draw:name="Control 363" draw:style-name="gr1" draw:text-style-name="P1" svg:width="0.5cm" svg:height="0.5cm" svg:x="0.014cm" svg:y="0.05cm" draw:control="control283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ById()</text:p>
          </table:table-cell>
          <table:table-cell table:style-name="ce20">
            <draw:control draw:z-index="117" draw:name="Control 183" draw:style-name="gr1" draw:text-style-name="P1" svg:width="0.5cm" svg:height="0.5cm" svg:x="0.009cm" svg:y="0.443cm" draw:control="control260"/>
            <draw:control draw:z-index="141" draw:name="Control 364" draw:style-name="gr1" draw:text-style-name="P1" svg:width="0.5cm" svg:height="0.5cm" svg:x="0.014cm" svg:y="0.052cm" draw:control="control284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IdWithBindValues()</text:p>
          </table:table-cell>
          <table:table-cell table:style-name="ce20">
            <draw:control draw:z-index="118" draw:name="Control 340" draw:style-name="gr1" draw:text-style-name="P1" svg:width="0.5cm" svg:height="0.5cm" svg:x="0.009cm" svg:y="0.444cm" draw:control="control261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ResponseBuilder()</text:p>
          </table:table-cell>
          <table:table-cell table:style-name="ce20">
            <draw:control draw:z-index="119" draw:name="Control 341" draw:style-name="gr1" draw:text-style-name="P1" svg:width="0.5cm" svg:height="0.5cm" svg:x="0.009cm" svg:y="0.444cm" draw:control="control26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GraphQLRequest()</text:p>
          </table:table-cell>
          <table:table-cell table:style-name="ce20">
            <draw:control draw:z-index="120" draw:name="Control 342" draw:style-name="gr1" draw:text-style-name="P1" svg:width="0.5cm" svg:height="0.5cm" svg:x="0.009cm" svg:y="0.446cm" draw:control="control26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ById</text:p>
          </table:table-cell>
          <table:table-cell table:style-name="ce20" office:value-type="string" calcext:value-type="string">
            <text:p/>
            <draw:control draw:z-index="121" draw:name="Control 343" draw:style-name="gr1" draw:text-style-name="P1" svg:width="0.5cm" svg:height="0.5cm" svg:x="0.009cm" svg:y="0.446cm" draw:control="control26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22" draw:name="Control 344" draw:style-name="gr1" draw:text-style-name="P1" svg:width="0.5cm" svg:height="0.5cm" svg:x="0.009cm" svg:y="0.448cm" draw:control="control26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()</text:p>
          </table:table-cell>
          <table:table-cell table:style-name="ce20">
            <draw:control draw:z-index="123" draw:name="Control 345" draw:style-name="gr1" draw:text-style-name="P1" svg:width="0.5cm" svg:height="0.5cm" svg:x="0.009cm" svg:y="0.448cm" draw:control="control26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Id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24" draw:name="Control 346" draw:style-name="gr1" draw:text-style-name="P1" svg:width="0.5cm" svg:height="0.5cm" svg:x="0.009cm" svg:y="-0.001cm" draw:control="control26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25" draw:name="Control 347" draw:style-name="gr1" draw:text-style-name="P1" svg:width="0.5cm" svg:height="0.5cm" svg:x="0.009cm" svg:y="-0.002cm" draw:control="control26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Id()</text:p>
          </table:table-cell>
          <table:table-cell table:style-name="ce20">
            <draw:control draw:z-index="126" draw:name="Control 348" draw:style-name="gr1" draw:text-style-name="P1" svg:width="0.5cm" svg:height="0.5cm" svg:x="0.009cm" svg:y="-0.001cm" draw:control="control26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27" draw:name="Control 349" draw:style-name="gr1" draw:text-style-name="P1" svg:width="0.5cm" svg:height="0.5cm" svg:x="0.009cm" svg:y="0cm" draw:control="control270"/>
            <draw:control draw:z-index="130" draw:name="Control 353" draw:style-name="gr1" draw:text-style-name="P1" svg:width="0.5cm" svg:height="0.5cm" svg:x="0.014cm" svg:y="0.446cm" draw:control="control273"/>
          </table:table-cell>
          <table:table-cell table:style-name="ce27" office:value-type="string" calcext:value-type="string">
            <text:p>Call _object.setUserById(this.userById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  <draw:control draw:z-index="128" draw:name="Control 350" draw:style-name="gr1" draw:text-style-name="P1" svg:width="0.5cm" svg:height="0.5cm" svg:x="0.009cm" svg:y="0.44cm" draw:control="control271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  <draw:control draw:z-index="129" draw:name="Control 351" draw:style-name="gr1" draw:text-style-name="P1" svg:width="0.5cm" svg:height="0.5cm" svg:x="0.009cm" svg:y="0.442cm" draw:control="control272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57" draw:name="Control 438" draw:style-name="gr1" draw:text-style-name="P1" svg:width="0.5cm" svg:height="0.5cm" svg:x="0.014cm" svg:y="0.043cm" draw:control="control30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Username()</text:p>
          </table:table-cell>
          <table:table-cell table:style-name="ce20">
            <draw:control draw:z-index="158" draw:name="Control 439" draw:style-name="gr1" draw:text-style-name="P1" svg:width="0.5cm" svg:height="0.5cm" svg:x="0.014cm" svg:y="0.044cm" draw:control="control30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()</text:p>
          </table:table-cell>
          <table:table-cell table:style-name="ce20" office:value-type="string" calcext:value-type="string">
            <text:p/>
            <draw:control draw:z-index="159" draw:name="Control 440" draw:style-name="gr1" draw:text-style-name="P1" svg:width="0.5cm" svg:height="0.5cm" svg:x="0.014cm" svg:y="0.044cm" draw:control="control302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2" draw:name="Control 297" draw:style-name="gr1" draw:text-style-name="P1" svg:width="0.5cm" svg:height="0.5cm" svg:x="0.014cm" svg:y="0.044cm" draw:control="control31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60" draw:name="Control 441" draw:style-name="gr1" draw:text-style-name="P1" svg:width="0.5cm" svg:height="0.5cm" svg:x="0.014cm" svg:y="0.046cm" draw:control="control30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Username()</text:p>
          </table:table-cell>
          <table:table-cell table:style-name="ce20">
            <draw:control draw:z-index="161" draw:name="Control 442" draw:style-name="gr1" draw:text-style-name="P1" svg:width="0.5cm" svg:height="0.5cm" svg:x="0.014cm" svg:y="0.047cm" draw:control="control30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62" draw:name="Control 443" draw:style-name="gr1" draw:text-style-name="P1" svg:width="0.5cm" svg:height="0.5cm" svg:x="0.014cm" svg:y="0.048cm" draw:control="control305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>
            <draw:control draw:z-index="163" draw:name="Control 444" draw:style-name="gr1" draw:text-style-name="P1" svg:width="0.5cm" svg:height="0.5cm" svg:x="0.014cm" svg:y="0.049cm" draw:control="control306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UsernameWithBindValues()</text:p>
          </table:table-cell>
          <table:table-cell table:style-name="ce20">
            <draw:control draw:z-index="164" draw:name="Control 445" draw:style-name="gr1" draw:text-style-name="P1" svg:width="0.5cm" svg:height="0.5cm" svg:x="0.014cm" svg:y="0.05cm" draw:control="control307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ResponseBuilder()</text:p>
          </table:table-cell>
          <table:table-cell table:style-name="ce20">
            <draw:control draw:z-index="165" draw:name="Control 446" draw:style-name="gr1" draw:text-style-name="P1" svg:width="0.5cm" svg:height="0.5cm" svg:x="0.014cm" svg:y="0.051cm" draw:control="control30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GraphQLRequest()</text:p>
          </table:table-cell>
          <table:table-cell table:style-name="ce20" office:value-type="string" calcext:value-type="string">
            <text:p/>
            <draw:control draw:z-index="166" draw:name="Control 447" draw:style-name="gr1" draw:text-style-name="P1" svg:width="0.5cm" svg:height="0.5cm" svg:x="0.014cm" svg:y="0.05cm" draw:control="control30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>
            <draw:control draw:z-index="142" draw:name="Control 352" draw:style-name="gr1" draw:text-style-name="P1" svg:width="0.5cm" svg:height="0.5cm" svg:x="0.009cm" svg:y="0.443cm" draw:control="control285"/>
            <draw:control draw:z-index="167" draw:name="Control 448" draw:style-name="gr1" draw:text-style-name="P1" svg:width="0.5cm" svg:height="0.5cm" svg:x="0.014cm" svg:y="0.052cm" draw:control="control310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UsernameWithBindValues()</text:p>
          </table:table-cell>
          <table:table-cell table:style-name="ce20">
            <draw:control draw:z-index="143" draw:name="Control 365" draw:style-name="gr1" draw:text-style-name="P1" svg:width="0.5cm" svg:height="0.5cm" svg:x="0.009cm" svg:y="0.443cm" draw:control="control286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ResponseBuilder()</text:p>
          </table:table-cell>
          <table:table-cell table:style-name="ce20">
            <draw:control draw:z-index="144" draw:name="Control 366" draw:style-name="gr1" draw:text-style-name="P1" svg:width="0.5cm" svg:height="0.5cm" svg:x="0.009cm" svg:y="0.444cm" draw:control="control28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GraphQLRequest()</text:p>
          </table:table-cell>
          <table:table-cell table:style-name="ce20">
            <draw:control draw:z-index="145" draw:name="Control 367" draw:style-name="gr1" draw:text-style-name="P1" svg:width="0.5cm" svg:height="0.5cm" svg:x="0.009cm" svg:y="0.446cm" draw:control="control28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 office:value-type="string" calcext:value-type="string">
            <text:p/>
            <draw:control draw:z-index="146" draw:name="Control 368" draw:style-name="gr1" draw:text-style-name="P1" svg:width="0.5cm" svg:height="0.5cm" svg:x="0.009cm" svg:y="0.446cm" draw:control="control28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47" draw:name="Control 369" draw:style-name="gr1" draw:text-style-name="P1" svg:width="0.5cm" svg:height="0.5cm" svg:x="0.009cm" svg:y="0.448cm" draw:control="control29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()</text:p>
          </table:table-cell>
          <table:table-cell table:style-name="ce20">
            <draw:control draw:z-index="148" draw:name="Control 370" draw:style-name="gr1" draw:text-style-name="P1" svg:width="0.5cm" svg:height="0.5cm" svg:x="0.009cm" svg:y="0.448cm" draw:control="control29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Username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49" draw:name="Control 371" draw:style-name="gr1" draw:text-style-name="P1" svg:width="0.5cm" svg:height="0.5cm" svg:x="0.009cm" svg:y="-0.001cm" draw:control="control292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50" draw:name="Control 372" draw:style-name="gr1" draw:text-style-name="P1" svg:width="0.5cm" svg:height="0.5cm" svg:x="0.009cm" svg:y="-0.002cm" draw:control="control29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Username()</text:p>
          </table:table-cell>
          <table:table-cell table:style-name="ce20">
            <draw:control draw:z-index="151" draw:name="Control 373" draw:style-name="gr1" draw:text-style-name="P1" svg:width="0.5cm" svg:height="0.5cm" svg:x="0.009cm" svg:y="0cm" draw:control="control29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52" draw:name="Control 374" draw:style-name="gr1" draw:text-style-name="P1" svg:width="0.5cm" svg:height="0.5cm" svg:x="0.009cm" svg:y="0cm" draw:control="control295"/>
            <draw:control draw:z-index="156" draw:name="Control 437" draw:style-name="gr1" draw:text-style-name="P1" svg:width="0.5cm" svg:height="0.5cm" svg:x="0.014cm" svg:y="0.446cm" draw:control="control299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3" draw:name="Control 375" draw:style-name="gr1" draw:text-style-name="P1" svg:width="0.5cm" svg:height="0.5cm" svg:x="0.009cm" svg:y="0.44cm" draw:control="control296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4" draw:name="Control 376" draw:style-name="gr1" draw:text-style-name="P1" svg:width="0.5cm" svg:height="0.5cm" svg:x="0.009cm" svg:y="0.442cm" draw:control="control29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5" draw:name="Control 377" draw:style-name="gr1" draw:text-style-name="P1" svg:width="0.5cm" svg:height="0.5cm" svg:x="0.009cm" svg:y="0.441cm" draw:control="control29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13" draw:name="Control 184" draw:style-name="gr1" draw:text-style-name="P1" svg:width="0.5cm" svg:height="0.5cm" svg:x="0.009cm" svg:y="0.443cm" draw:control="control15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()</text:p>
          </table:table-cell>
          <table:table-cell table:style-name="ce20">
            <draw:control draw:z-index="27" draw:name="Control 188" draw:style-name="gr1" draw:text-style-name="P1" svg:width="0.5cm" svg:height="0.5cm" svg:x="0.014cm" svg:y="0.447cm" draw:control="control17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antUserAuthorities()</text:p>
          </table:table-cell>
          <table:table-cell table:style-name="ce20" office:value-type="string" calcext:value-type="string">
            <text:p/>
            <draw:control draw:z-index="174" draw:name="Control 302" draw:style-name="gr1" draw:text-style-name="P1" svg:width="0.5cm" svg:height="0.5cm" svg:x="0.014cm" svg:y="0.446cm" draw:control="control31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7" draw:name="Control 185" draw:style-name="gr1" draw:text-style-name="P1" svg:width="0.5cm" svg:height="0.5cm" svg:x="0.014cm" svg:y="0.447cm" draw:control="control320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14" draw:name="Control 186" draw:style-name="gr1" draw:text-style-name="P1" svg:width="0.5cm" svg:height="0.5cm" svg:x="0.009cm" svg:y="0.383cm" draw:control="control15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antUserAuthorities()</text:p>
          </table:table-cell>
          <table:table-cell table:style-name="ce20">
            <draw:control draw:z-index="28" draw:name="Control 189" draw:style-name="gr1" draw:text-style-name="P1" svg:width="0.5cm" svg:height="0.5cm" svg:x="0.014cm" svg:y="0.448cm" draw:control="control17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29" draw:name="Control 191" draw:style-name="gr1" draw:text-style-name="P1" svg:width="0.5cm" svg:height="0.5cm" svg:x="0.014cm" svg:y="0.448cm" draw:control="control172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30" draw:name="Control 201" draw:style-name="gr1" draw:text-style-name="P1" svg:width="0.5cm" svg:height="0.5cm" svg:x="0.014cm" svg:y="0.448cm" draw:control="control173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rantUserAuthoritiesWithBindValues()</text:p>
          </table:table-cell>
          <table:table-cell table:style-name="ce20">
            <draw:control draw:z-index="15" draw:name="Control 190" draw:style-name="gr1" draw:text-style-name="P1" svg:width="0.5cm" svg:height="0.5cm" svg:x="0.009cm" svg:y="0.392cm" draw:control="control158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ResponseBuilder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GraphQLRequest()</text:p>
          </table:table-cell>
          <table:table-cell table:style-name="ce20" office:value-type="string" calcext:value-type="string">
            <text:p/>
            <draw:control draw:z-index="16" draw:name="Control 192" draw:style-name="gr1" draw:text-style-name="P1" svg:width="0.5cm" svg:height="0.5cm" svg:x="0.009cm" svg:y="-0.002cm" draw:control="control15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17" draw:name="Control 193" draw:style-name="gr1" draw:text-style-name="P1" svg:width="0.5cm" svg:height="0.5cm" svg:x="0.009cm" svg:y="-0.001cm" draw:control="control160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rantUserAuthoritiesWithBindValues()</text:p>
          </table:table-cell>
          <table:table-cell table:style-name="ce20">
            <draw:control draw:z-index="18" draw:name="Control 194" draw:style-name="gr1" draw:text-style-name="P1" svg:width="0.5cm" svg:height="0.5cm" svg:x="0.009cm" svg:y="0cm" draw:control="control161"/>
            <draw:control draw:z-index="31" draw:name="Control 202" draw:style-name="gr1" draw:text-style-name="P1" svg:width="0.5cm" svg:height="0.5cm" svg:x="0.014cm" svg:y="0.448cm" draw:control="control174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ResponseBuilder()</text:p>
          </table:table-cell>
          <table:table-cell table:style-name="ce20">
            <draw:control draw:z-index="19" draw:name="Control 195" draw:style-name="gr1" draw:text-style-name="P1" svg:width="0.5cm" svg:height="0.5cm" svg:x="0.009cm" svg:y="0.44cm" draw:control="control16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GraphQLRequest()</text:p>
          </table:table-cell>
          <table:table-cell table:style-name="ce20">
            <draw:control draw:z-index="20" draw:name="Control 196" draw:style-name="gr1" draw:text-style-name="P1" svg:width="0.5cm" svg:height="0.5cm" svg:x="0.009cm" svg:y="0.441cm" draw:control="control16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 office:value-type="string" calcext:value-type="string">
            <text:p/>
            <draw:control draw:z-index="21" draw:name="Control 197" draw:style-name="gr1" draw:text-style-name="P1" svg:width="0.5cm" svg:height="0.5cm" svg:x="0.009cm" svg:y="0.442cm" draw:control="control16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22" draw:name="Control 198" draw:style-name="gr1" draw:text-style-name="P1" svg:width="0.5cm" svg:height="0.5cm" svg:x="0.009cm" svg:y="0.443cm" draw:control="control16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antUserAuthorities()</text:p>
          </table:table-cell>
          <table:table-cell table:style-name="ce20">
            <draw:control draw:z-index="23" draw:name="Control 199" draw:style-name="gr1" draw:text-style-name="P1" svg:width="0.5cm" svg:height="0.5cm" svg:x="0.009cm" svg:y="0.381cm" draw:control="control166"/>
            <draw:control draw:z-index="32" draw:name="Control 203" draw:style-name="gr1" draw:text-style-name="P1" svg:width="0.5cm" svg:height="0.5cm" svg:x="0.014cm" svg:y="-0.002cm" draw:control="control17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24" draw:name="Control 200" draw:style-name="gr1" draw:text-style-name="P1" svg:width="0.5cm" svg:height="0.5cm" svg:x="0.009cm" svg:y="0.381cm" draw:control="control16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antUserAuthorities()</text:p>
          </table:table-cell>
          <table:table-cell table:style-name="ce20">
            <draw:control draw:z-index="33" draw:name="Control 205" draw:style-name="gr1" draw:text-style-name="P1" svg:width="0.5cm" svg:height="0.5cm" svg:x="0.014cm" svg:y="-0.001cm" draw:control="control17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34" draw:name="Control 287" draw:style-name="gr1" draw:text-style-name="P1" svg:width="0.5cm" svg:height="0.5cm" svg:x="0.014cm" svg:y="-0.001cm" draw:control="control177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 office:value-type="string" calcext:value-type="string">
            <text:p/>
            <draw:control draw:z-index="35" draw:name="Control 288" draw:style-name="gr1" draw:text-style-name="P1" svg:width="0.5cm" svg:height="0.5cm" svg:x="0.014cm" svg:y="-0.001cm" draw:control="control17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 office:value-type="string" calcext:value-type="string">
            <text:p/>
            <draw:control draw:z-index="36" draw:name="Control 204" draw:style-name="gr1" draw:text-style-name="P1" svg:width="0.5cm" svg:height="0.5cm" svg:x="0.014cm" svg:y="0.052cm" draw:control="control17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25" draw:name="Control 206" draw:style-name="gr1" draw:text-style-name="P1" svg:width="0.5cm" svg:height="0.5cm" svg:x="0.009cm" svg:y="-0.002cm" draw:control="control168"/>
            <draw:control draw:z-index="178" draw:name="Control 300" draw:style-name="gr1" draw:text-style-name="P1" svg:width="0.5cm" svg:height="0.5cm" svg:x="0.014cm" svg:y="0.448cm" draw:control="control32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94" draw:name="Control 379" draw:style-name="gr1" draw:text-style-name="P1" svg:width="0.5cm" svg:height="0.5cm" svg:x="0.009cm" svg:y="0.443cm" draw:control="control237"/>
            <draw:control draw:z-index="173" draw:name="Control 299" draw:style-name="gr1" draw:text-style-name="P1" svg:width="0.5cm" svg:height="0.5cm" svg:x="0.014cm" svg:y="0.448cm" draw:control="control31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()</text:p>
          </table:table-cell>
          <table:table-cell table:style-name="ce20">
            <draw:control draw:z-index="107" draw:name="Control 426" draw:style-name="gr1" draw:text-style-name="P1" svg:width="0.5cm" svg:height="0.5cm" svg:x="0.014cm" svg:y="0.447cm" draw:control="control25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RevokeUserAuthorities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5" draw:name="Control 314" draw:style-name="gr1" draw:text-style-name="P1" svg:width="0.5cm" svg:height="0.5cm" svg:x="0.014cm" svg:y="-0.002cm" draw:control="control31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95" draw:name="Control 414" draw:style-name="gr1" draw:text-style-name="P1" svg:width="0.5cm" svg:height="0.5cm" svg:x="0.009cm" svg:y="0.383cm" draw:control="control238"/>
            <draw:control draw:z-index="176" draw:name="Control 304" draw:style-name="gr1" draw:text-style-name="P1" svg:width="0.5cm" svg:height="0.5cm" svg:x="0.014cm" svg:y="-0.002cm" draw:control="control31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RevokeUserAuthorities()</text:p>
          </table:table-cell>
          <table:table-cell table:style-name="ce20">
            <draw:control draw:z-index="108" draw:name="Control 427" draw:style-name="gr1" draw:text-style-name="P1" svg:width="0.5cm" svg:height="0.5cm" svg:x="0.014cm" svg:y="0.448cm" draw:control="control25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09" draw:name="Control 428" draw:style-name="gr1" draw:text-style-name="P1" svg:width="0.5cm" svg:height="0.5cm" svg:x="0.014cm" svg:y="0.448cm" draw:control="control252"/>
          </table:table-cell>
          <table:table-cell table:style-name="ce27" office:value-type="string" calcext:value-type="string">
            <text:p><text:span text:style-name="T1">Call _object.setRevokeUserAuthorities(this.revokeUserAuthorities</text:span>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110" draw:name="Control 429" draw:style-name="gr1" draw:text-style-name="P1" svg:width="0.5cm" svg:height="0.5cm" svg:x="0.014cm" svg:y="0.448cm" draw:control="control253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revokeUserAuthoritiesWithBindValues()</text:p>
          </table:table-cell>
          <table:table-cell table:style-name="ce20">
            <draw:control draw:z-index="96" draw:name="Control 415" draw:style-name="gr1" draw:text-style-name="P1" svg:width="0.5cm" svg:height="0.5cm" svg:x="0.009cm" svg:y="0.392cm" draw:control="control239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ResponseBuilder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GraphQLRequest()</text:p>
          </table:table-cell>
          <table:table-cell table:style-name="ce20" office:value-type="string" calcext:value-type="string">
            <text:p/>
            <draw:control draw:z-index="97" draw:name="Control 416" draw:style-name="gr1" draw:text-style-name="P1" svg:width="0.5cm" svg:height="0.5cm" svg:x="0.009cm" svg:y="-0.002cm" draw:control="control240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98" draw:name="Control 417" draw:style-name="gr1" draw:text-style-name="P1" svg:width="0.5cm" svg:height="0.5cm" svg:x="0.009cm" svg:y="-0.001cm" draw:control="control241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revokeUserAuthoritiesWithBindValues()</text:p>
          </table:table-cell>
          <table:table-cell table:style-name="ce20">
            <draw:control draw:z-index="99" draw:name="Control 418" draw:style-name="gr1" draw:text-style-name="P1" svg:width="0.5cm" svg:height="0.5cm" svg:x="0.009cm" svg:y="0cm" draw:control="control242"/>
            <draw:control draw:z-index="111" draw:name="Control 430" draw:style-name="gr1" draw:text-style-name="P1" svg:width="0.5cm" svg:height="0.5cm" svg:x="0.014cm" svg:y="0.448cm" draw:control="control254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ResponseBuilder()</text:p>
          </table:table-cell>
          <table:table-cell table:style-name="ce20">
            <draw:control draw:z-index="100" draw:name="Control 419" draw:style-name="gr1" draw:text-style-name="P1" svg:width="0.5cm" svg:height="0.5cm" svg:x="0.009cm" svg:y="0.44cm" draw:control="control24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GraphQLRequest()</text:p>
          </table:table-cell>
          <table:table-cell table:style-name="ce20">
            <draw:control draw:z-index="101" draw:name="Control 420" draw:style-name="gr1" draw:text-style-name="P1" svg:width="0.5cm" svg:height="0.5cm" svg:x="0.009cm" svg:y="0.441cm" draw:control="control24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 office:value-type="string" calcext:value-type="string">
            <text:p/>
            <draw:control draw:z-index="102" draw:name="Control 421" draw:style-name="gr1" draw:text-style-name="P1" svg:width="0.5cm" svg:height="0.5cm" svg:x="0.009cm" svg:y="0.442cm" draw:control="control24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103" draw:name="Control 422" draw:style-name="gr1" draw:text-style-name="P1" svg:width="0.5cm" svg:height="0.5cm" svg:x="0.009cm" svg:y="0.443cm" draw:control="control24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RevokeUserAuthorities()</text:p>
          </table:table-cell>
          <table:table-cell table:style-name="ce20">
            <draw:control draw:z-index="104" draw:name="Control 423" draw:style-name="gr1" draw:text-style-name="P1" svg:width="0.5cm" svg:height="0.5cm" svg:x="0.009cm" svg:y="0.381cm" draw:control="control247"/>
            <draw:control draw:z-index="112" draw:name="Control 431" draw:style-name="gr1" draw:text-style-name="P1" svg:width="0.5cm" svg:height="0.5cm" svg:x="0.014cm" svg:y="-0.002cm" draw:control="control25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05" draw:name="Control 424" draw:style-name="gr1" draw:text-style-name="P1" svg:width="0.5cm" svg:height="0.5cm" svg:x="0.009cm" svg:y="0.381cm" draw:control="control24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RevokeUserAuthorities()</text:p>
          </table:table-cell>
          <table:table-cell table:style-name="ce20">
            <draw:control draw:z-index="113" draw:name="Control 432" draw:style-name="gr1" draw:text-style-name="P1" svg:width="0.5cm" svg:height="0.5cm" svg:x="0.014cm" svg:y="0cm" draw:control="control25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14" draw:name="Control 433" draw:style-name="gr1" draw:text-style-name="P1" svg:width="0.5cm" svg:height="0.5cm" svg:x="0.014cm" svg:y="-0.001cm" draw:control="control257"/>
          </table:table-cell>
          <table:table-cell table:style-name="ce27" office:value-type="string" calcext:value-type="string">
            <text:p><text:span text:style-name="T1">Call _object.setRevokeUserAuthorities(this.revokeUserAuthorities</text:span>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 office:value-type="string" calcext:value-type="string">
            <text:p/>
            <draw:control draw:z-index="115" draw:name="Control 434" draw:style-name="gr1" draw:text-style-name="P1" svg:width="0.5cm" svg:height="0.5cm" svg:x="0.014cm" svg:y="-0.001cm" draw:control="control25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 office:value-type="string" calcext:value-type="string">
            <text:p/>
            <draw:control draw:z-index="116" draw:name="Control 435" draw:style-name="gr1" draw:text-style-name="P1" svg:width="0.5cm" svg:height="0.5cm" svg:x="0.014cm" svg:y="0.052cm" draw:control="control25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106" draw:name="Control 425" draw:style-name="gr1" draw:text-style-name="P1" svg:width="0.5cm" svg:height="0.5cm" svg:x="0.009cm" svg:y="-0.002cm" draw:control="control249"/>
          </table:table-cell>
          <table:table-cell table:style-name="ce27"/>
          <table:table-cell table:style-name="ce17" table:number-columns-repeated="16378"/>
        </table:table-row>
        <table:table-row table:style-name="ro5" table:number-rows-repeated="1048394">
          <table:table-cell table:number-columns-repeated="6"/>
          <table:table-cell table:style-name="ce17" table:number-columns-repeated="16378"/>
        </table:table-row>
        <table:table-row table:style-name="ro5">
          <table:table-cell table:number-columns-repeated="6"/>
          <table:table-cell table:style-name="ce17" table:number-columns-repeated="16378"/>
        </table:table-row>
      </table:table>
      <table:table table:name="Group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322" form:id="control3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323" form:id="control3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24" form:id="control3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325" form:id="control3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326" form:id="control3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327" form:id="control3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328" form:id="control3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329" form:id="control3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330" form:id="control3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331" form:id="control3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332" form:id="control3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333" form:id="control3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334" form:id="control3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335" form:id="control3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336" form:id="control3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337" form:id="control3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338" form:id="control3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339" form:id="control3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340" form:id="control3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341" form:id="control3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342" form:id="control3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343" form:id="control3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344" form:id="control3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345" form:id="control3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346" form:id="control3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347" form:id="control3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348" form:id="control3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349" form:id="control3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350" form:id="control3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351" form:id="control3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352" form:id="control3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353" form:id="control3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354" form:id="control3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355" form:id="control3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356" form:id="control3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57" form:id="control3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358" form:id="control3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59" form:id="control3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360" form:id="control3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361" form:id="control3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362" form:id="control3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363" form:id="control3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364" form:id="control3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365" form:id="control3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366" form:id="control3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367" form:id="control3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368" form:id="control3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369" form:id="control3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370" form:id="control3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371" form:id="control3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372" form:id="control3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373" form:id="control3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374" form:id="control37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375" form:id="control3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376" form:id="control3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377" form:id="control3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378" form:id="control3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379" form:id="control3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380" form:id="control3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381" form:id="control3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382" form:id="control3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383" form:id="control3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384" form:id="control3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385" form:id="control3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386" form:id="control3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387" form:id="control3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388" form:id="control3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389" form:id="control3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390" form:id="control3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391" form:id="control3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392" form:id="control3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393" form:id="control3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94" form:id="control3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395" form:id="control3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396" form:id="control3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397" form:id="control3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398" form:id="control3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399" form:id="control3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00" form:id="control4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9" form:control-implementation="ooo:com.sun.star.form.component.CheckBox" xml:id="control401" form:id="control4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402" form:id="control4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1" form:control-implementation="ooo:com.sun.star.form.component.CheckBox" xml:id="control403" form:id="control4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2" form:control-implementation="ooo:com.sun.star.form.component.CheckBox" xml:id="control404" form:id="control4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3" form:control-implementation="ooo:com.sun.star.form.component.CheckBox" xml:id="control405" form:id="control4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4" form:control-implementation="ooo:com.sun.star.form.component.CheckBox" xml:id="control406" form:id="control4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5" form:control-implementation="ooo:com.sun.star.form.component.CheckBox" xml:id="control407" form:id="control4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6" form:control-implementation="ooo:com.sun.star.form.component.CheckBox" xml:id="control408" form:id="control4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7" form:control-implementation="ooo:com.sun.star.form.component.CheckBox" xml:id="control409" form:id="control4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8" form:control-implementation="ooo:com.sun.star.form.component.CheckBox" xml:id="control410" form:id="control4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9" form:control-implementation="ooo:com.sun.star.form.component.CheckBox" xml:id="control411" form:id="control4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0" form:control-implementation="ooo:com.sun.star.form.component.CheckBox" xml:id="control412" form:id="control4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2" form:control-implementation="ooo:com.sun.star.form.component.CheckBox" xml:id="control413" form:id="control4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3" form:control-implementation="ooo:com.sun.star.form.component.CheckBox" xml:id="control414" form:id="control4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4" form:control-implementation="ooo:com.sun.star.form.component.CheckBox" xml:id="control415" form:id="control4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5" form:control-implementation="ooo:com.sun.star.form.component.CheckBox" xml:id="control416" form:id="control4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6" form:control-implementation="ooo:com.sun.star.form.component.CheckBox" xml:id="control417" form:id="control4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7" form:control-implementation="ooo:com.sun.star.form.component.CheckBox" xml:id="control418" form:id="control4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8" form:control-implementation="ooo:com.sun.star.form.component.CheckBox" xml:id="control419" form:id="control4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9" form:control-implementation="ooo:com.sun.star.form.component.CheckBox" xml:id="control420" form:id="control4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0" form:control-implementation="ooo:com.sun.star.form.component.CheckBox" xml:id="control421" form:id="control4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1" form:control-implementation="ooo:com.sun.star.form.component.CheckBox" xml:id="control422" form:id="control4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2" form:control-implementation="ooo:com.sun.star.form.component.CheckBox" xml:id="control423" form:id="control4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3" form:control-implementation="ooo:com.sun.star.form.component.CheckBox" xml:id="control424" form:id="control4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4" form:control-implementation="ooo:com.sun.star.form.component.CheckBox" xml:id="control425" form:id="control4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6" form:control-implementation="ooo:com.sun.star.form.component.CheckBox" xml:id="control426" form:id="control4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7" form:control-implementation="ooo:com.sun.star.form.component.CheckBox" xml:id="control427" form:id="control4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8" form:control-implementation="ooo:com.sun.star.form.component.CheckBox" xml:id="control428" form:id="control4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9" form:control-implementation="ooo:com.sun.star.form.component.CheckBox" xml:id="control429" form:id="control4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0" form:control-implementation="ooo:com.sun.star.form.component.CheckBox" xml:id="control430" form:id="control4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1" form:control-implementation="ooo:com.sun.star.form.component.CheckBox" xml:id="control431" form:id="control4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2" form:control-implementation="ooo:com.sun.star.form.component.CheckBox" xml:id="control432" form:id="control4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3" form:control-implementation="ooo:com.sun.star.form.component.CheckBox" xml:id="control433" form:id="control4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4" form:control-implementation="ooo:com.sun.star.form.component.CheckBox" xml:id="control434" form:id="control4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5" form:control-implementation="ooo:com.sun.star.form.component.CheckBox" xml:id="control435" form:id="control4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6" form:control-implementation="ooo:com.sun.star.form.component.CheckBox" xml:id="control436" form:id="control4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7" form:control-implementation="ooo:com.sun.star.form.component.CheckBox" xml:id="control437" form:id="control4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8" form:control-implementation="ooo:com.sun.star.form.component.CheckBox" xml:id="control438" form:id="control4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0" form:control-implementation="ooo:com.sun.star.form.component.CheckBox" xml:id="control439" form:id="control4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1" form:control-implementation="ooo:com.sun.star.form.component.CheckBox" xml:id="control440" form:id="control4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2" form:control-implementation="ooo:com.sun.star.form.component.CheckBox" xml:id="control441" form:id="control4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3" form:control-implementation="ooo:com.sun.star.form.component.CheckBox" xml:id="control442" form:id="control4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4" form:control-implementation="ooo:com.sun.star.form.component.CheckBox" xml:id="control443" form:id="control4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5" form:control-implementation="ooo:com.sun.star.form.component.CheckBox" xml:id="control444" form:id="control4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6" form:control-implementation="ooo:com.sun.star.form.component.CheckBox" xml:id="control445" form:id="control4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7" form:control-implementation="ooo:com.sun.star.form.component.CheckBox" xml:id="control446" form:id="control4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8" form:control-implementation="ooo:com.sun.star.form.component.CheckBox" xml:id="control447" form:id="control4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9" form:control-implementation="ooo:com.sun.star.form.component.CheckBox" xml:id="control448" form:id="control4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0" form:control-implementation="ooo:com.sun.star.form.component.CheckBox" xml:id="control449" form:id="control4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1" form:control-implementation="ooo:com.sun.star.form.component.CheckBox" xml:id="control450" form:id="control4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2" form:control-implementation="ooo:com.sun.star.form.component.CheckBox" xml:id="control451" form:id="control4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3" form:control-implementation="ooo:com.sun.star.form.component.CheckBox" xml:id="control452" form:id="control4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4" form:control-implementation="ooo:com.sun.star.form.component.CheckBox" xml:id="control453" form:id="control4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5" form:control-implementation="ooo:com.sun.star.form.component.CheckBox" xml:id="control454" form:id="control4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6" form:control-implementation="ooo:com.sun.star.form.component.CheckBox" xml:id="control455" form:id="control4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7" form:control-implementation="ooo:com.sun.star.form.component.CheckBox" xml:id="control456" form:id="control4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8" form:control-implementation="ooo:com.sun.star.form.component.CheckBox" xml:id="control457" form:id="control4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9" form:control-implementation="ooo:com.sun.star.form.component.CheckBox" xml:id="control458" form:id="control4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0" form:control-implementation="ooo:com.sun.star.form.component.CheckBox" xml:id="control459" form:id="control4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1" form:control-implementation="ooo:com.sun.star.form.component.CheckBox" xml:id="control460" form:id="control4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2" form:control-implementation="ooo:com.sun.star.form.component.CheckBox" xml:id="control461" form:id="control4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3" form:control-implementation="ooo:com.sun.star.form.component.CheckBox" xml:id="control462" form:id="control4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4" form:control-implementation="ooo:com.sun.star.form.component.CheckBox" xml:id="control463" form:id="control4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5" form:control-implementation="ooo:com.sun.star.form.component.CheckBox" xml:id="control464" form:id="control4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6" form:control-implementation="ooo:com.sun.star.form.component.CheckBox" xml:id="control465" form:id="control4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7" form:control-implementation="ooo:com.sun.star.form.component.CheckBox" xml:id="control466" form:id="control4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9" form:control-implementation="ooo:com.sun.star.form.component.CheckBox" xml:id="control467" form:id="control4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1" form:control-implementation="ooo:com.sun.star.form.component.CheckBox" xml:id="control468" form:id="control4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3" form:control-implementation="ooo:com.sun.star.form.component.CheckBox" xml:id="control469" form:id="control4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5" form:control-implementation="ooo:com.sun.star.form.component.CheckBox" xml:id="control470" form:id="control4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6" form:control-implementation="ooo:com.sun.star.form.component.CheckBox" xml:id="control471" form:id="control4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7" form:control-implementation="ooo:com.sun.star.form.component.CheckBox" xml:id="control472" form:id="control4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8" form:control-implementation="ooo:com.sun.star.form.component.CheckBox" xml:id="control473" form:id="control4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9" form:control-implementation="ooo:com.sun.star.form.component.CheckBox" xml:id="control474" form:id="control4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0" form:control-implementation="ooo:com.sun.star.form.component.CheckBox" xml:id="control475" form:id="control4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1" form:control-implementation="ooo:com.sun.star.form.component.CheckBox" xml:id="control476" form:id="control4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2" form:control-implementation="ooo:com.sun.star.form.component.CheckBox" xml:id="control477" form:id="control4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3" form:control-implementation="ooo:com.sun.star.form.component.CheckBox" xml:id="control478" form:id="control4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4" form:control-implementation="ooo:com.sun.star.form.component.CheckBox" xml:id="control479" form:id="control4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5" form:control-implementation="ooo:com.sun.star.form.component.CheckBox" xml:id="control480" form:id="control4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6" form:control-implementation="ooo:com.sun.star.form.component.CheckBox" xml:id="control481" form:id="control4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7" form:control-implementation="ooo:com.sun.star.form.component.CheckBox" xml:id="control482" form:id="control4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8" form:control-implementation="ooo:com.sun.star.form.component.CheckBox" xml:id="control483" form:id="control4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9" form:control-implementation="ooo:com.sun.star.form.component.CheckBox" xml:id="control484" form:id="control4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0" form:control-implementation="ooo:com.sun.star.form.component.CheckBox" xml:id="control485" form:id="control4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7"/>
        <table:table-column table:style-name="co8" table:default-cell-style-name="ce17"/>
        <table:table-column table:style-name="co4" table:default-cell-style-name="ce17"/>
        <table:table-column table:style-name="co7" table:default-cell-style-name="ce36"/>
        <table:table-column table:style-name="co1" table:default-cell-style-name="ce17"/>
        <table:table-column table:style-name="co1" table:number-columns-repeated="16377"/>
        <table:table-row table:style-name="ro1">
          <table:table-cell table:style-name="ce1" office:value-type="string" calcext:value-type="string">
            <text:p>Group</text:p>
          </table:table-cell>
          <table:table-cell table:number-columns-repeated="6"/>
          <table:table-cell table:style-name="ce17" table:number-columns-repeated="16377"/>
        </table:table-row>
        <table:table-row table:style-name="ro6">
          <table:table-cell table:style-name="ce2" office:value-type="string" calcext:value-type="string" table:number-columns-spanned="6" table:number-rows-spanned="1">
            <text:p>Add Group (authorities: [AuthorityKind!], groupname: String!, members: [User!])</text:p>
          </table:table-cell>
          <table:covered-table-cell table:number-columns-repeated="5"/>
          <table:table-cell/>
          <table:table-cell table:style-name="ce17" table:number-columns-repeated="16377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1" draw:name="Control 1" draw:style-name="gr1" draw:text-style-name="P1" svg:width="0.5cm" svg:height="0.5cm" svg:x="0.009cm" svg:y="0.443cm" draw:control="control323"/>
            <draw:control draw:z-index="52" draw:name="Control 90" draw:style-name="gr1" draw:text-style-name="P1" svg:width="0.5cm" svg:height="0.5cm" svg:x="0.009cm" svg:y="0cm" draw:control="control374"/>
          </table:table-cell>
          <table:table-cell table:style-name="ce14" office:value-type="string" calcext:value-type="string">
            <text:p>Notes</text:p>
          </table:table-cell>
          <table:table-cell/>
          <table:table-cell table:style-name="ce17" table:number-columns-repeated="16377"/>
        </table:table-row>
        <table:table-row table:style-name="ro4">
          <table:table-cell table:style-name="ce19" office:value-type="string" calcext:value-type="string">
            <text:p><text:a xlink:href="" xlink:type="simple">Type</text:a> [^1]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typeMapping.csv</text:a></text:p>
          </table:table-cell>
          <table:table-cell table:style-name="ce19" office:value-type="string" calcext:value-type="string">
            <text:p>Group</text:p>
          </table:table-cell>
          <table:table-cell table:style-name="ce8">
            <draw:control draw:z-index="0" draw:name="Control 2" draw:style-name="gr1" draw:text-style-name="P1" svg:width="0.5cm" svg:height="0.5cm" svg:x="0.009cm" svg:y="0.431cm" draw:control="control322"/>
          </table:table-cell>
          <table:table-cell table:style-name="ce12" office:value-type="string" calcext:value-type="string">
            <text:p>Maps GraphQL type name to Java fully qualified class name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Input</text:p>
          </table:table-cell>
          <table:table-cell table:style-name="ce19">
            <draw:control draw:z-index="2" draw:name="Control 3" draw:style-name="gr1" draw:text-style-name="P1" svg:width="0.5cm" svg:height="0.5cm" svg:x="0.009cm" svg:y="0.434cm" draw:control="control32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Page</text:p>
          </table:table-cell>
          <table:table-cell table:style-name="ce19">
            <draw:control draw:z-index="3" draw:name="Control 4" draw:style-name="gr1" draw:text-style-name="P1" svg:width="0.5cm" svg:height="0.5cm" svg:x="0.009cm" svg:y="0.434cm" draw:control="control32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CustomJacksonDeserializers</text:a></text:p>
          </table:table-cell>
          <table:table-cell table:style-name="ce19" office:value-type="string" calcext:value-type="string">
            <text:p>ListGroup</text:p>
          </table:table-cell>
          <table:table-cell table:style-name="ce19">
            <draw:control draw:z-index="4" draw:name="Control 5" draw:style-name="gr1" draw:text-style-name="P1" svg:width="0.5cm" svg:height="0.5cm" svg:x="0.009cm" svg:y="0.435cm" draw:control="control32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7">
          <table:table-cell table:style-name="ce20" table:number-columns-repeated="2"/>
          <table:table-cell table:style-name="ce19" office:value-type="string" calcext:value-type="string">
            <text:p>Group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5" draw:name="Control 6" draw:style-name="gr1" draw:text-style-name="P1" svg:width="0.5cm" svg:height="0.5cm" svg:x="0.009cm" svg:y="0.822cm" draw:control="control327"/>
          </table:table-cell>
          <table:table-cell table:style-name="ce12" office:value-type="string" calcext:value-type="string">
            <text:p>Extend AbstractBaseEntity / AbstractTrackedEntity / AbstractLinkableEntity. Include Group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equals() [^2]</text:p>
          </table:table-cell>
          <table:table-cell table:style-name="ce19">
            <draw:control draw:z-index="6" draw:name="Control 7" draw:style-name="gr1" draw:text-style-name="P1" svg:width="0.5cm" svg:height="0.5cm" svg:x="0.009cm" svg:y="0.426cm" draw:control="control32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hashCode() [^2]</text:p>
          </table:table-cell>
          <table:table-cell table:style-name="ce19">
            <draw:control draw:z-index="7" draw:name="Control 8" draw:style-name="gr1" draw:text-style-name="P1" svg:width="0.5cm" svg:height="0.5cm" svg:x="0.009cm" svg:y="0.427cm" draw:control="control32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Input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8" draw:name="Control 9" draw:style-name="gr1" draw:text-style-name="P1" svg:width="0.5cm" svg:height="0.5cm" svg:x="0.009cm" svg:y="0.428cm" draw:control="control330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9" draw:name="Control 10" draw:style-name="gr1" draw:text-style-name="P1" svg:width="0.5cm" svg:height="0.5cm" svg:x="0.009cm" svg:y="0.428cm" draw:control="control331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/>
          <table:table-cell table:style-name="ce17" table:number-columns-repeated="16377"/>
        </table:table-row>
        <table:table-row table:style-name="ro8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0" draw:name="Control 13" draw:style-name="gr1" draw:text-style-name="P1" svg:width="0.5cm" svg:height="0.5cm" svg:x="0.013cm" svg:y="1.227cm" draw:control="control332"/>
          </table:table-cell>
          <table:table-cell table:style-name="ce12" office:value-type="string" calcext:value-type="string">
            <text:p>Also implement groups, groupById, groupByGroupname queries and createGroup, updateGroup and deleteGroup mutations.</text:p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1" draw:name="Control 14" draw:style-name="gr1" draw:text-style-name="P1" svg:width="0.5cm" svg:height="0.5cm" svg:x="0.009cm" svg:y="0.421cm" draw:control="control333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2" draw:name="Control 15" draw:style-name="gr1" draw:text-style-name="P1" svg:width="0.5cm" svg:height="0.5cm" svg:x="0.009cm" svg:y="0.422cm" draw:control="control33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8">
          <table:table-cell table:style-name="ce20" table:number-columns-repeated="2"/>
          <table:table-cell table:style-name="ce19" office:value-type="string" calcext:value-type="string">
            <text:p>Group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13" draw:name="Control 16" draw:style-name="gr1" draw:text-style-name="P1" svg:width="0.5cm" svg:height="0.5cm" svg:x="0.009cm" svg:y="0.809cm" draw:control="control335"/>
          </table:table-cell>
          <table:table-cell table:style-name="ce12" office:value-type="string" calcext:value-type="string">
            <text:p>Extend AbstractBaseEntity (DOESN'T EXIST!) / AbstractTrackedEntity / AbstractLinkableEntity. Include Group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equals() [^2]</text:p>
          </table:table-cell>
          <table:table-cell table:style-name="ce19">
            <draw:control draw:z-index="14" draw:name="Control 17" draw:style-name="gr1" draw:text-style-name="P1" svg:width="0.5cm" svg:height="0.5cm" svg:x="0.009cm" svg:y="0.413cm" draw:control="control33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hashCode() [^2]</text:p>
          </table:table-cell>
          <table:table-cell table:style-name="ce19">
            <draw:control draw:z-index="15" draw:name="Control 18" draw:style-name="gr1" draw:text-style-name="P1" svg:width="0.5cm" svg:height="0.5cm" svg:x="0.009cm" svg:y="0.413cm" draw:control="control33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Input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16" draw:name="Control 19" draw:style-name="gr1" draw:text-style-name="P1" svg:width="0.5cm" svg:height="0.5cm" svg:x="0.009cm" svg:y="0.414cm" draw:control="control338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</text:p>
          </table:table-cell>
          <table:table-cell table:style-name="ce20"/>
          <table:table-cell table:style-name="ce20">
            <draw:control draw:z-index="17" draw:name="Control 20" draw:style-name="gr1" draw:text-style-name="P1" svg:width="0.5cm" svg:height="0.5cm" svg:x="0.009cm" svg:y="0.415cm" draw:control="control339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Controller</text:p>
          </table:table-cell>
          <table:table-cell table:style-name="ce20"/>
          <table:table-cell table:style-name="ce20">
            <draw:control draw:z-index="18" draw:name="Control 21" draw:style-name="gr1" draw:text-style-name="P1" svg:width="0.5cm" svg:height="0.5cm" svg:x="0.009cm" svg:y="0.416cm" draw:control="control34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Controller</text:p>
          </table:table-cell>
          <table:table-cell table:style-name="ce20"/>
          <table:table-cell table:style-name="ce20">
            <draw:control draw:z-index="19" draw:name="Control 24" draw:style-name="gr1" draw:text-style-name="P1" svg:width="0.5cm" svg:height="0.5cm" svg:x="0.009cm" svg:y="0.419cm" draw:control="control34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7">
          <table:table-cell table:style-name="ce20" table:number-columns-repeated="2"/>
          <table:table-cell table:style-name="ce19" office:value-type="string" calcext:value-type="string">
            <text:p>DataFetchersDelegateGroup</text:p>
          </table:table-cell>
          <table:table-cell table:style-name="ce20"/>
          <table:table-cell table:style-name="ce20">
            <draw:control draw:z-index="20" draw:name="Control 25" draw:style-name="gr1" draw:text-style-name="P1" svg:width="0.5cm" svg:height="0.5cm" svg:x="0.009cm" svg:y="0.805cm" draw:control="control342"/>
          </table:table-cell>
          <table:table-cell table:style-name="ce12" office:value-type="string" calcext:value-type="string">
            <text:p>Extend DataFetchersDelegateIBaseEntity&lt;Group&gt; / DataFetchersDelegateITrackedEntity&lt;Group&gt; / DataFetchersDelegateILinkableEntity&lt;Group&gt;.</text:p>
          </table:table-cell>
          <table:table-cell/>
          <table:table-cell table:style-name="ce17" table:number-columns-repeated="16377"/>
        </table:table-row>
        <table:table-row table:style-name="ro7">
          <table:table-cell table:style-name="ce20" table:number-columns-repeated="2"/>
          <table:table-cell table:style-name="ce19" office:value-type="string" calcext:value-type="string">
            <text:p>DataFetchersDelegateGroupImpl</text:p>
          </table:table-cell>
          <table:table-cell table:style-name="ce20"/>
          <table:table-cell table:style-name="ce20">
            <draw:control draw:z-index="21" draw:name="Control 26" draw:style-name="gr1" draw:text-style-name="P1" svg:width="0.5cm" svg:height="0.5cm" svg:x="0.009cm" svg:y="0.795cm" draw:control="control343"/>
          </table:table-cell>
          <table:table-cell table:style-name="ce12" office:value-type="string" calcext:value-type="string">
            <text:p>Extend DataFetchersDelegateIBaseEntityImpl&lt;Group&gt; / DataFetchersDelegateITrackedEntityImpl&lt;Group&gt; / DataFetchersDelegateILinkableEntityImpl&lt;Group&gt;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DataFetchersDelegateGroupPage</text:p>
          </table:table-cell>
          <table:table-cell table:style-name="ce20"/>
          <table:table-cell table:style-name="ce20">
            <draw:control draw:z-index="22" draw:name="Control 27" draw:style-name="gr1" draw:text-style-name="P1" svg:width="0.5cm" svg:height="0.5cm" svg:x="0.009cm" svg:y="0.399cm" draw:control="control344"/>
          </table:table-cell>
          <table:table-cell table:style-name="ce12" office:value-type="string" calcext:value-type="string">
            <text:p>Extend DataFetchersDelegatePage&lt;GroupPage, Group&gt;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DataFetchersDelegateGroupPageImpl</text:p>
          </table:table-cell>
          <table:table-cell table:style-name="ce20"/>
          <table:table-cell table:style-name="ce20">
            <draw:control draw:z-index="23" draw:name="Control 28" draw:style-name="gr1" draw:text-style-name="P1" svg:width="0.5cm" svg:height="0.5cm" svg:x="0.009cm" svg:y="0.4cm" draw:control="control345"/>
          </table:table-cell>
          <table:table-cell table:style-name="ce12" office:value-type="string" calcext:value-type="string">
            <text:p>Extend <text:a xlink:href="" xlink:type="simple">DataFetchersDelegateIPageImpl</text:a>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Repository</text:p>
          </table:table-cell>
          <table:table-cell table:style-name="ce20"/>
          <table:table-cell table:style-name="ce20">
            <draw:control draw:z-index="24" draw:name="Control 29" draw:style-name="gr1" draw:text-style-name="P1" svg:width="0.5cm" svg:height="0.5cm" svg:x="0.009cm" svg:y="0.401cm" draw:control="control346"/>
          </table:table-cell>
          <table:table-cell table:style-name="ce12" office:value-type="string" calcext:value-type="string">
            <text:p>Extend JpaRepository&lt;Group, Long&gt;, CustomGroupRepository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s</text:p>
          </table:table-cell>
          <table:table-cell table:style-name="ce19">
            <draw:control draw:z-index="25" draw:name="Control 59" draw:style-name="gr1" draw:text-style-name="P1" svg:width="0.5cm" svg:height="0.5cm" svg:x="0.009cm" svg:y="0.427cm" draw:control="control34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s()</text:p>
          </table:table-cell>
          <table:table-cell table:style-name="ce19">
            <draw:control draw:z-index="26" draw:name="Control 60" draw:style-name="gr1" draw:text-style-name="P1" svg:width="0.5cm" svg:height="0.5cm" svg:x="0.009cm" svg:y="0.427cm" draw:control="control34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()</text:p>
          </table:table-cell>
          <table:table-cell table:style-name="ce19">
            <draw:control draw:z-index="27" draw:name="Control 63" draw:style-name="gr1" draw:text-style-name="P1" svg:width="0.5cm" svg:height="0.5cm" svg:x="0.009cm" svg:y="0.429cm" draw:control="control349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28" draw:name="Control 64" draw:style-name="gr1" draw:text-style-name="P1" svg:width="0.5cm" svg:height="0.5cm" svg:x="0.009cm" svg:y="0.431cm" draw:control="control35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sWithBindValues()</text:p>
          </table:table-cell>
          <table:table-cell table:style-name="ce19">
            <draw:control draw:z-index="29" draw:name="Control 65" draw:style-name="gr1" draw:text-style-name="P1" svg:width="0.5cm" svg:height="0.5cm" svg:x="0.009cm" svg:y="0.431cm" draw:control="control35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ResponseBuilder()</text:p>
          </table:table-cell>
          <table:table-cell table:style-name="ce19">
            <draw:control draw:z-index="30" draw:name="Control 66" draw:style-name="gr1" draw:text-style-name="P1" svg:width="0.5cm" svg:height="0.5cm" svg:x="0.009cm" svg:y="0.432cm" draw:control="control35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GraphQLRequest()</text:p>
          </table:table-cell>
          <table:table-cell table:style-name="ce19">
            <draw:control draw:z-index="31" draw:name="Control 67" draw:style-name="gr1" draw:text-style-name="P1" svg:width="0.5cm" svg:height="0.5cm" svg:x="0.009cm" svg:y="0.433cm" draw:control="control353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32" draw:name="Control 68" draw:style-name="gr1" draw:text-style-name="P1" svg:width="0.5cm" svg:height="0.5cm" svg:x="0.009cm" svg:y="0.434cm" draw:control="control35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sWithBindValues()</text:p>
          </table:table-cell>
          <table:table-cell table:style-name="ce19">
            <draw:control draw:z-index="33" draw:name="Control 69" draw:style-name="gr1" draw:text-style-name="P1" svg:width="0.5cm" svg:height="0.5cm" svg:x="0.009cm" svg:y="0.435cm" draw:control="control35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ResponseBuilder()</text:p>
          </table:table-cell>
          <table:table-cell table:style-name="ce19">
            <draw:control draw:z-index="34" draw:name="Control 70" draw:style-name="gr1" draw:text-style-name="P1" svg:width="0.5cm" svg:height="0.5cm" svg:x="0.009cm" svg:y="0.435cm" draw:control="control35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GraphQLRequest()</text:p>
          </table:table-cell>
          <table:table-cell table:style-name="ce19">
            <draw:control draw:z-index="35" draw:name="Control 71" draw:style-name="gr1" draw:text-style-name="P1" svg:width="0.5cm" svg:height="0.5cm" svg:x="0.009cm" svg:y="0.437cm" draw:control="control35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s</text:p>
          </table:table-cell>
          <table:table-cell table:style-name="ce19">
            <draw:control draw:z-index="36" draw:name="Control 72" draw:style-name="gr1" draw:text-style-name="P1" svg:width="0.5cm" svg:height="0.5cm" svg:x="0.009cm" svg:y="0.437cm" draw:control="control35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()</text:p>
          </table:table-cell>
          <table:table-cell table:style-name="ce19">
            <draw:control draw:z-index="37" draw:name="Control 73" draw:style-name="gr1" draw:text-style-name="P1" svg:width="0.5cm" svg:height="0.5cm" svg:x="0.009cm" svg:y="0.438cm" draw:control="control35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s()</text:p>
          </table:table-cell>
          <table:table-cell table:style-name="ce19">
            <draw:control draw:z-index="38" draw:name="Control 74" draw:style-name="gr1" draw:text-style-name="P1" svg:width="0.5cm" svg:height="0.5cm" svg:x="0.009cm" svg:y="0.439cm" draw:control="control360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156" draw:name="Control 234" draw:style-name="gr1" draw:text-style-name="P1" svg:width="0.5cm" svg:height="0.5cm" svg:x="0.012cm" svg:y="0.395cm" draw:control="control478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s()</text:p>
          </table:table-cell>
          <table:table-cell table:style-name="ce20" office:value-type="string" calcext:value-type="string">
            <text:p/>
            <draw:control draw:z-index="157" draw:name="Control 235" draw:style-name="gr1" draw:text-style-name="P1" svg:width="0.5cm" svg:height="0.5cm" svg:x="0.012cm" svg:y="0.395cm" draw:control="control479"/>
          </table:table-cell>
          <table:table-cell table:style-name="Default"/>
          <table:table-cell table:style-name="ce12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153" draw:name="Control 233" draw:style-name="gr1" draw:text-style-name="P1" svg:width="0.5cm" svg:height="0.5cm" svg:x="0.012cm" svg:y="0.396cm" draw:control="control47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Id</text:p>
          </table:table-cell>
          <table:table-cell table:style-name="ce19">
            <draw:control draw:z-index="53" draw:name="Control 91" draw:style-name="gr1" draw:text-style-name="P1" svg:width="0.5cm" svg:height="0.5cm" svg:x="0.009cm" svg:y="0.427cm" draw:control="control37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Id()</text:p>
          </table:table-cell>
          <table:table-cell table:style-name="ce19">
            <draw:control draw:z-index="54" draw:name="Control 92" draw:style-name="gr1" draw:text-style-name="P1" svg:width="0.5cm" svg:height="0.5cm" svg:x="0.009cm" svg:y="0.426cm" draw:control="control37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()</text:p>
          </table:table-cell>
          <table:table-cell table:style-name="ce19">
            <draw:control draw:z-index="55" draw:name="Control 95" draw:style-name="gr1" draw:text-style-name="P1" svg:width="0.5cm" svg:height="0.5cm" svg:x="0.009cm" svg:y="0.429cm" draw:control="control377"/>
          </table:table-cell>
          <table:table-cell table:style-name="ce12" office:value-type="string" calcext:value-type="string">
            <text:p>group</text:p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56" draw:name="Control 96" draw:style-name="gr1" draw:text-style-name="P1" svg:width="0.5cm" svg:height="0.5cm" svg:x="0.009cm" svg:y="0.431cm" draw:control="control378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IdWithBindValues()</text:p>
          </table:table-cell>
          <table:table-cell table:style-name="ce19">
            <draw:control draw:z-index="57" draw:name="Control 97" draw:style-name="gr1" draw:text-style-name="P1" svg:width="0.5cm" svg:height="0.5cm" svg:x="0.009cm" svg:y="0.431cm" draw:control="control37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ResponseBuilder()</text:p>
          </table:table-cell>
          <table:table-cell table:style-name="ce19">
            <draw:control draw:z-index="58" draw:name="Control 98" draw:style-name="gr1" draw:text-style-name="P1" svg:width="0.5cm" svg:height="0.5cm" svg:x="0.009cm" svg:y="0.432cm" draw:control="control38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GraphQLRequest()</text:p>
          </table:table-cell>
          <table:table-cell table:style-name="ce19">
            <draw:control draw:z-index="59" draw:name="Control 99" draw:style-name="gr1" draw:text-style-name="P1" svg:width="0.5cm" svg:height="0.5cm" svg:x="0.009cm" svg:y="0.432cm" draw:control="control381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60" draw:name="Control 100" draw:style-name="gr1" draw:text-style-name="P1" svg:width="0.5cm" svg:height="0.5cm" svg:x="0.009cm" svg:y="0.434cm" draw:control="control38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IdWithBindValues()</text:p>
          </table:table-cell>
          <table:table-cell table:style-name="ce19">
            <draw:control draw:z-index="61" draw:name="Control 101" draw:style-name="gr1" draw:text-style-name="P1" svg:width="0.5cm" svg:height="0.5cm" svg:x="0.009cm" svg:y="0.434cm" draw:control="control38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ResponseBuilder()</text:p>
          </table:table-cell>
          <table:table-cell table:style-name="ce19">
            <draw:control draw:z-index="62" draw:name="Control 102" draw:style-name="gr1" draw:text-style-name="P1" svg:width="0.5cm" svg:height="0.5cm" svg:x="0.009cm" svg:y="0.435cm" draw:control="control38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GraphQLRequest()</text:p>
          </table:table-cell>
          <table:table-cell table:style-name="ce19">
            <draw:control draw:z-index="63" draw:name="Control 103" draw:style-name="gr1" draw:text-style-name="P1" svg:width="0.5cm" svg:height="0.5cm" svg:x="0.009cm" svg:y="0.436cm" draw:control="control38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Id</text:p>
          </table:table-cell>
          <table:table-cell table:style-name="ce19">
            <draw:control draw:z-index="64" draw:name="Control 104" draw:style-name="gr1" draw:text-style-name="P1" svg:width="0.5cm" svg:height="0.5cm" svg:x="0.009cm" svg:y="0.437cm" draw:control="control38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()</text:p>
          </table:table-cell>
          <table:table-cell table:style-name="ce19">
            <draw:control draw:z-index="65" draw:name="Control 105" draw:style-name="gr1" draw:text-style-name="P1" svg:width="0.5cm" svg:height="0.5cm" svg:x="0.009cm" svg:y="0.438cm" draw:control="control38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Id()</text:p>
          </table:table-cell>
          <table:table-cell table:style-name="ce19">
            <draw:control draw:z-index="66" draw:name="Control 106" draw:style-name="gr1" draw:text-style-name="P1" svg:width="0.5cm" svg:height="0.5cm" svg:x="0.009cm" svg:y="0.439cm" draw:control="control388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162" draw:name="Control 240" draw:style-name="gr1" draw:text-style-name="P1" svg:width="0.5cm" svg:height="0.5cm" svg:x="0.012cm" svg:y="0.404cm" draw:control="control484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ById()</text:p>
          </table:table-cell>
          <table:table-cell table:style-name="ce20" office:value-type="string" calcext:value-type="string">
            <text:p/>
            <draw:control draw:z-index="159" draw:name="Control 237" draw:style-name="gr1" draw:text-style-name="P1" svg:width="0.5cm" svg:height="0.5cm" svg:x="0.012cm" svg:y="0.395cm" draw:control="control481"/>
          </table:table-cell>
          <table:table-cell table:style-name="Default"/>
          <table:table-cell table:style-name="ce12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ById()</text:p>
          </table:table-cell>
          <table:table-cell table:style-name="ce20">
            <draw:control draw:z-index="155" draw:name="Control 107" draw:style-name="gr1" draw:text-style-name="P1" svg:width="0.5cm" svg:height="0.5cm" svg:x="0.012cm" svg:y="0.405cm" draw:control="control477"/>
            <draw:control draw:z-index="158" draw:name="Control 236" draw:style-name="gr1" draw:text-style-name="P1" svg:width="0.5cm" svg:height="0.5cm" svg:x="0.012cm" svg:y="0.395cm" draw:control="control48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Groupname</text:p>
          </table:table-cell>
          <table:table-cell table:style-name="ce19">
            <draw:control draw:z-index="67" draw:name="Control 108" draw:style-name="gr1" draw:text-style-name="P1" svg:width="0.5cm" svg:height="0.5cm" svg:x="0.009cm" svg:y="0.427cm" draw:control="control38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Groupname()</text:p>
          </table:table-cell>
          <table:table-cell table:style-name="ce19">
            <draw:control draw:z-index="68" draw:name="Control 109" draw:style-name="gr1" draw:text-style-name="P1" svg:width="0.5cm" svg:height="0.5cm" svg:x="0.009cm" svg:y="0.427cm" draw:control="control39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()</text:p>
          </table:table-cell>
          <table:table-cell table:style-name="ce19">
            <draw:control draw:z-index="69" draw:name="Control 112" draw:style-name="gr1" draw:text-style-name="P1" svg:width="0.5cm" svg:height="0.5cm" svg:x="0.009cm" svg:y="0.428cm" draw:control="control391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70" draw:name="Control 113" draw:style-name="gr1" draw:text-style-name="P1" svg:width="0.5cm" svg:height="0.5cm" svg:x="0.009cm" svg:y="0.431cm" draw:control="control39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GroupnameWithBindValues()</text:p>
          </table:table-cell>
          <table:table-cell table:style-name="ce19">
            <draw:control draw:z-index="71" draw:name="Control 114" draw:style-name="gr1" draw:text-style-name="P1" svg:width="0.5cm" svg:height="0.5cm" svg:x="0.009cm" svg:y="0.43cm" draw:control="control39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ResponseBuilder()</text:p>
          </table:table-cell>
          <table:table-cell table:style-name="ce19">
            <draw:control draw:z-index="72" draw:name="Control 115" draw:style-name="gr1" draw:text-style-name="P1" svg:width="0.5cm" svg:height="0.5cm" svg:x="0.009cm" svg:y="0.432cm" draw:control="control39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GraphQLRequest()</text:p>
          </table:table-cell>
          <table:table-cell table:style-name="ce19">
            <draw:control draw:z-index="73" draw:name="Control 116" draw:style-name="gr1" draw:text-style-name="P1" svg:width="0.5cm" svg:height="0.5cm" svg:x="0.009cm" svg:y="0.432cm" draw:control="control39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74" draw:name="Control 117" draw:style-name="gr1" draw:text-style-name="P1" svg:width="0.5cm" svg:height="0.5cm" svg:x="0.009cm" svg:y="0.434cm" draw:control="control39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GroupnameWithBindValues()</text:p>
          </table:table-cell>
          <table:table-cell table:style-name="ce19">
            <draw:control draw:z-index="75" draw:name="Control 118" draw:style-name="gr1" draw:text-style-name="P1" svg:width="0.5cm" svg:height="0.5cm" svg:x="0.009cm" svg:y="0.435cm" draw:control="control39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ResponseBuilder()</text:p>
          </table:table-cell>
          <table:table-cell table:style-name="ce19">
            <draw:control draw:z-index="76" draw:name="Control 119" draw:style-name="gr1" draw:text-style-name="P1" svg:width="0.5cm" svg:height="0.5cm" svg:x="0.009cm" svg:y="0.435cm" draw:control="control39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GraphQLRequest()</text:p>
          </table:table-cell>
          <table:table-cell table:style-name="ce19">
            <draw:control draw:z-index="77" draw:name="Control 120" draw:style-name="gr1" draw:text-style-name="P1" svg:width="0.5cm" svg:height="0.5cm" svg:x="0.009cm" svg:y="0.437cm" draw:control="control39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Groupname</text:p>
          </table:table-cell>
          <table:table-cell table:style-name="ce19">
            <draw:control draw:z-index="78" draw:name="Control 121" draw:style-name="gr1" draw:text-style-name="P1" svg:width="0.5cm" svg:height="0.5cm" svg:x="0.009cm" svg:y="0.436cm" draw:control="control40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()</text:p>
          </table:table-cell>
          <table:table-cell table:style-name="ce19">
            <draw:control draw:z-index="79" draw:name="Control 122" draw:style-name="gr1" draw:text-style-name="P1" svg:width="0.5cm" svg:height="0.5cm" svg:x="0.009cm" svg:y="0.438cm" draw:control="control40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Groupname()</text:p>
          </table:table-cell>
          <table:table-cell table:style-name="ce19">
            <draw:control draw:z-index="80" draw:name="Control 123" draw:style-name="gr1" draw:text-style-name="P1" svg:width="0.5cm" svg:height="0.5cm" svg:x="0.009cm" svg:y="0.438cm" draw:control="control402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163" draw:name="Control 241" draw:style-name="gr1" draw:text-style-name="P1" svg:width="0.5cm" svg:height="0.5cm" svg:x="0.012cm" svg:y="0.414cm" draw:control="control48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20" office:value-type="string" calcext:value-type="string">
            <text:p/>
            <draw:control draw:z-index="161" draw:name="Control 239" draw:style-name="gr1" draw:text-style-name="P1" svg:width="0.5cm" svg:height="0.5cm" svg:x="0.012cm" svg:y="0.395cm" draw:control="control483"/>
          </table:table-cell>
          <table:table-cell table:style-name="Default"/>
          <table:table-cell table:style-name="ce12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20">
            <draw:control draw:z-index="154" draw:name="Control 124" draw:style-name="gr1" draw:text-style-name="P1" svg:width="0.5cm" svg:height="0.5cm" svg:x="0.012cm" svg:y="0.415cm" draw:control="control476"/>
            <draw:control draw:z-index="160" draw:name="Control 238" draw:style-name="gr1" draw:text-style-name="P1" svg:width="0.5cm" svg:height="0.5cm" svg:x="0.012cm" svg:y="0.396cm" draw:control="control48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reateGroup</text:p>
          </table:table-cell>
          <table:table-cell table:style-name="ce19">
            <draw:control draw:z-index="39" draw:name="Control 76" draw:style-name="gr1" draw:text-style-name="P1" svg:width="0.5cm" svg:height="0.5cm" svg:x="0.009cm" svg:y="0.44cm" draw:control="control36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()</text:p>
          </table:table-cell>
          <table:table-cell table:style-name="ce19">
            <draw:control draw:z-index="40" draw:name="Control 77" draw:style-name="gr1" draw:text-style-name="P1" svg:width="0.5cm" svg:height="0.5cm" svg:x="0.009cm" svg:y="0.442cm" draw:control="control36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CreateGroup()</text:p>
          </table:table-cell>
          <table:table-cell table:style-name="ce19">
            <draw:control draw:z-index="41" draw:name="Control 78" draw:style-name="gr1" draw:text-style-name="P1" svg:width="0.5cm" svg:height="0.5cm" svg:x="0.009cm" svg:y="0.442cm" draw:control="control363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42" draw:name="Control 79" draw:style-name="gr1" draw:text-style-name="P1" svg:width="0.5cm" svg:height="0.5cm" svg:x="0.009cm" svg:y="0.443cm" draw:control="control36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createGroupWithBindValues()</text:p>
          </table:table-cell>
          <table:table-cell table:style-name="ce19">
            <draw:control draw:z-index="43" draw:name="Control 80" draw:style-name="gr1" draw:text-style-name="P1" svg:width="0.5cm" svg:height="0.5cm" svg:x="0.009cm" svg:y="0.444cm" draw:control="control36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ResponseBuilder()</text:p>
          </table:table-cell>
          <table:table-cell table:style-name="ce19">
            <draw:control draw:z-index="44" draw:name="Control 81" draw:style-name="gr1" draw:text-style-name="P1" svg:width="0.5cm" svg:height="0.5cm" svg:x="0.009cm" svg:y="0.444cm" draw:control="control36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GraphQLRequest()</text:p>
          </table:table-cell>
          <table:table-cell table:style-name="ce19">
            <draw:control draw:z-index="45" draw:name="Control 82" draw:style-name="gr1" draw:text-style-name="P1" svg:width="0.5cm" svg:height="0.5cm" svg:x="0.009cm" svg:y="0.446cm" draw:control="control367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46" draw:name="Control 83" draw:style-name="gr1" draw:text-style-name="P1" svg:width="0.5cm" svg:height="0.5cm" svg:x="0.009cm" svg:y="0.446cm" draw:control="control368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createGroupWithBindValues()</text:p>
          </table:table-cell>
          <table:table-cell table:style-name="ce19">
            <draw:control draw:z-index="47" draw:name="Control 84" draw:style-name="gr1" draw:text-style-name="P1" svg:width="0.5cm" svg:height="0.5cm" svg:x="0.009cm" svg:y="0.448cm" draw:control="control36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ResponseBuilder()</text:p>
          </table:table-cell>
          <table:table-cell table:style-name="ce19">
            <draw:control draw:z-index="48" draw:name="Control 85" draw:style-name="gr1" draw:text-style-name="P1" svg:width="0.5cm" svg:height="0.5cm" svg:x="0.009cm" svg:y="0.448cm" draw:control="control37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GraphQLRequest()</text:p>
          </table:table-cell>
          <table:table-cell table:style-name="ce19">
            <draw:control draw:z-index="135" draw:name="Control 211" draw:style-name="gr1" draw:text-style-name="P1" svg:width="0.5cm" svg:height="0.5cm" svg:x="0.012cm" svg:y="0.417cm" draw:control="control45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reateGroup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()</text:p>
          </table:table-cell>
          <table:table-cell table:style-name="ce19">
            <draw:control draw:z-index="49" draw:name="Control 87" draw:style-name="gr1" draw:text-style-name="P1" svg:width="0.5cm" svg:height="0.5cm" svg:x="0.009cm" svg:y="-0.002cm" draw:control="control37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CreateGroup()</text:p>
          </table:table-cell>
          <table:table-cell table:style-name="ce19">
            <draw:control draw:z-index="50" draw:name="Control 88" draw:style-name="gr1" draw:text-style-name="P1" svg:width="0.5cm" svg:height="0.5cm" svg:x="0.009cm" svg:y="-0.001cm" draw:control="control372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51" draw:name="Control 89" draw:style-name="gr1" draw:text-style-name="P1" svg:width="0.5cm" svg:height="0.5cm" svg:x="0.009cm" svg:y="0cm" draw:control="control373"/>
            <draw:control draw:z-index="134" draw:name="Control 210" draw:style-name="gr1" draw:text-style-name="P1" svg:width="0.5cm" svg:height="0.5cm" svg:x="0.012cm" svg:y="0.419cm" draw:control="control45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createGroup</text:span>()</text:p>
          </table:table-cell>
          <table:table-cell table:style-name="ce20" office:value-type="string" calcext:value-type="string">
            <text:p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createGroup</text:span>()</text:p>
          </table:table-cell>
          <table:table-cell table:style-name="ce20">
            <draw:control draw:z-index="146" draw:name="Control 224" draw:style-name="gr1" draw:text-style-name="P1" svg:width="0.5cm" svg:height="0.5cm" svg:x="0.012cm" svg:y="0.001cm" draw:control="control468"/>
            <draw:control draw:z-index="149" draw:name="Control 229" draw:style-name="gr1" draw:text-style-name="P1" svg:width="0.5cm" svg:height="0.5cm" svg:x="0.012cm" svg:y="0.421cm" draw:control="control471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updateGroup</text:p>
          </table:table-cell>
          <table:table-cell table:style-name="ce19">
            <draw:control draw:z-index="81" draw:name="Control 125" draw:style-name="gr1" draw:text-style-name="P1" svg:width="0.5cm" svg:height="0.5cm" svg:x="0.009cm" svg:y="0.44cm" draw:control="control40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()</text:p>
          </table:table-cell>
          <table:table-cell table:style-name="ce19">
            <draw:control draw:z-index="82" draw:name="Control 126" draw:style-name="gr1" draw:text-style-name="P1" svg:width="0.5cm" svg:height="0.5cm" svg:x="0.009cm" svg:y="0.441cm" draw:control="control40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UpdateGroup()</text:p>
          </table:table-cell>
          <table:table-cell table:style-name="ce19">
            <draw:control draw:z-index="83" draw:name="Control 127" draw:style-name="gr1" draw:text-style-name="P1" svg:width="0.5cm" svg:height="0.5cm" svg:x="0.009cm" svg:y="0.442cm" draw:control="control40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84" draw:name="Control 128" draw:style-name="gr1" draw:text-style-name="P1" svg:width="0.5cm" svg:height="0.5cm" svg:x="0.009cm" svg:y="0.443cm" draw:control="control40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updateGroupWithBindValues()</text:p>
          </table:table-cell>
          <table:table-cell table:style-name="ce19">
            <draw:control draw:z-index="85" draw:name="Control 129" draw:style-name="gr1" draw:text-style-name="P1" svg:width="0.5cm" svg:height="0.5cm" svg:x="0.009cm" svg:y="0.444cm" draw:control="control40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ResponseBuilder()</text:p>
          </table:table-cell>
          <table:table-cell table:style-name="ce19">
            <draw:control draw:z-index="86" draw:name="Control 130" draw:style-name="gr1" draw:text-style-name="P1" svg:width="0.5cm" svg:height="0.5cm" svg:x="0.009cm" svg:y="0.444cm" draw:control="control40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GraphQLRequest()</text:p>
          </table:table-cell>
          <table:table-cell table:style-name="ce19">
            <draw:control draw:z-index="87" draw:name="Control 131" draw:style-name="gr1" draw:text-style-name="P1" svg:width="0.5cm" svg:height="0.5cm" svg:x="0.009cm" svg:y="0.445cm" draw:control="control409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88" draw:name="Control 132" draw:style-name="gr1" draw:text-style-name="P1" svg:width="0.5cm" svg:height="0.5cm" svg:x="0.009cm" svg:y="0.446cm" draw:control="control41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updateGroupWithBindValues()</text:p>
          </table:table-cell>
          <table:table-cell table:style-name="ce19">
            <draw:control draw:z-index="89" draw:name="Control 133" draw:style-name="gr1" draw:text-style-name="P1" svg:width="0.5cm" svg:height="0.5cm" svg:x="0.009cm" svg:y="0.447cm" draw:control="control41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ResponseBuilder()</text:p>
          </table:table-cell>
          <table:table-cell table:style-name="ce19">
            <draw:control draw:z-index="90" draw:name="Control 134" draw:style-name="gr1" draw:text-style-name="P1" svg:width="0.5cm" svg:height="0.5cm" svg:x="0.009cm" svg:y="0.448cm" draw:control="control41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GraphQLRequest()</text:p>
          </table:table-cell>
          <table:table-cell table:style-name="ce19">
            <draw:control draw:z-index="136" draw:name="Control 212" draw:style-name="gr1" draw:text-style-name="P1" svg:width="0.5cm" svg:height="0.5cm" svg:x="0.012cm" svg:y="0.425cm" draw:control="control45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updateGroup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()</text:p>
          </table:table-cell>
          <table:table-cell table:style-name="ce19">
            <draw:control draw:z-index="91" draw:name="Control 136" draw:style-name="gr1" draw:text-style-name="P1" svg:width="0.5cm" svg:height="0.5cm" svg:x="0.009cm" svg:y="-0.002cm" draw:control="control41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UpdateGroup()</text:p>
          </table:table-cell>
          <table:table-cell table:style-name="ce19">
            <draw:control draw:z-index="92" draw:name="Control 137" draw:style-name="gr1" draw:text-style-name="P1" svg:width="0.5cm" svg:height="0.5cm" svg:x="0.009cm" svg:y="-0.001cm" draw:control="control414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93" draw:name="Control 138" draw:style-name="gr1" draw:text-style-name="P1" svg:width="0.5cm" svg:height="0.5cm" svg:x="0.009cm" svg:y="0cm" draw:control="control415"/>
            <draw:control draw:z-index="137" draw:name="Control 213" draw:style-name="gr1" draw:text-style-name="P1" svg:width="0.5cm" svg:height="0.5cm" svg:x="0.012cm" svg:y="0.427cm" draw:control="control45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updateGroup</text:span>()</text:p>
          </table:table-cell>
          <table:table-cell table:style-name="ce20" office:value-type="string" calcext:value-type="string">
            <text:p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updateGroup</text:span>()</text:p>
          </table:table-cell>
          <table:table-cell table:style-name="ce20">
            <draw:control draw:z-index="147" draw:name="Control 226" draw:style-name="gr1" draw:text-style-name="P1" svg:width="0.5cm" svg:height="0.5cm" svg:x="0.012cm" svg:y="0cm" draw:control="control469"/>
            <draw:control draw:z-index="150" draw:name="Control 230" draw:style-name="gr1" draw:text-style-name="P1" svg:width="0.5cm" svg:height="0.5cm" svg:x="0.012cm" svg:y="0.429cm" draw:control="control472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deleteGroup</text:p>
          </table:table-cell>
          <table:table-cell table:style-name="ce19">
            <draw:control draw:z-index="94" draw:name="Control 139" draw:style-name="gr1" draw:text-style-name="P1" svg:width="0.5cm" svg:height="0.5cm" svg:x="0.009cm" svg:y="0.44cm" draw:control="control41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()</text:p>
          </table:table-cell>
          <table:table-cell table:style-name="ce19">
            <draw:control draw:z-index="95" draw:name="Control 140" draw:style-name="gr1" draw:text-style-name="P1" svg:width="0.5cm" svg:height="0.5cm" svg:x="0.009cm" svg:y="0.442cm" draw:control="control41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DeleteGroup()</text:p>
          </table:table-cell>
          <table:table-cell table:style-name="ce19">
            <draw:control draw:z-index="96" draw:name="Control 141" draw:style-name="gr1" draw:text-style-name="P1" svg:width="0.5cm" svg:height="0.5cm" svg:x="0.009cm" svg:y="0.441cm" draw:control="control418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97" draw:name="Control 142" draw:style-name="gr1" draw:text-style-name="P1" svg:width="0.5cm" svg:height="0.5cm" svg:x="0.009cm" svg:y="0.443cm" draw:control="control41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deleteGroupWithBindValues()</text:p>
          </table:table-cell>
          <table:table-cell table:style-name="ce19">
            <draw:control draw:z-index="98" draw:name="Control 143" draw:style-name="gr1" draw:text-style-name="P1" svg:width="0.5cm" svg:height="0.5cm" svg:x="0.009cm" svg:y="0.443cm" draw:control="control42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ResponseBuilder()</text:p>
          </table:table-cell>
          <table:table-cell table:style-name="ce19">
            <draw:control draw:z-index="99" draw:name="Control 144" draw:style-name="gr1" draw:text-style-name="P1" svg:width="0.5cm" svg:height="0.5cm" svg:x="0.009cm" svg:y="0.444cm" draw:control="control42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GraphQLRequest()</text:p>
          </table:table-cell>
          <table:table-cell table:style-name="ce19">
            <draw:control draw:z-index="100" draw:name="Control 145" draw:style-name="gr1" draw:text-style-name="P1" svg:width="0.5cm" svg:height="0.5cm" svg:x="0.009cm" svg:y="0.445cm" draw:control="control422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101" draw:name="Control 146" draw:style-name="gr1" draw:text-style-name="P1" svg:width="0.5cm" svg:height="0.5cm" svg:x="0.009cm" svg:y="0.446cm" draw:control="control42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deleteGroupWithBindValues()</text:p>
          </table:table-cell>
          <table:table-cell table:style-name="ce19">
            <draw:control draw:z-index="102" draw:name="Control 147" draw:style-name="gr1" draw:text-style-name="P1" svg:width="0.5cm" svg:height="0.5cm" svg:x="0.009cm" svg:y="0.448cm" draw:control="control42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ResponseBuilder()</text:p>
          </table:table-cell>
          <table:table-cell table:style-name="ce19">
            <draw:control draw:z-index="103" draw:name="Control 148" draw:style-name="gr1" draw:text-style-name="P1" svg:width="0.5cm" svg:height="0.5cm" svg:x="0.009cm" svg:y="0.448cm" draw:control="control42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GraphQLRequest()</text:p>
          </table:table-cell>
          <table:table-cell table:style-name="ce19">
            <draw:control draw:z-index="138" draw:name="Control 214" draw:style-name="gr1" draw:text-style-name="P1" svg:width="0.5cm" svg:height="0.5cm" svg:x="0.012cm" svg:y="0.433cm" draw:control="control46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deleteGroup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()</text:p>
          </table:table-cell>
          <table:table-cell table:style-name="ce19">
            <draw:control draw:z-index="104" draw:name="Control 150" draw:style-name="gr1" draw:text-style-name="P1" svg:width="0.5cm" svg:height="0.5cm" svg:x="0.009cm" svg:y="-0.002cm" draw:control="control42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DeleteGroup()</text:p>
          </table:table-cell>
          <table:table-cell table:style-name="ce19">
            <draw:control draw:z-index="105" draw:name="Control 151" draw:style-name="gr1" draw:text-style-name="P1" svg:width="0.5cm" svg:height="0.5cm" svg:x="0.009cm" svg:y="0cm" draw:control="control427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106" draw:name="Control 152" draw:style-name="gr1" draw:text-style-name="P1" svg:width="0.5cm" svg:height="0.5cm" svg:x="0.009cm" svg:y="0cm" draw:control="control428"/>
            <draw:control draw:z-index="139" draw:name="Control 215" draw:style-name="gr1" draw:text-style-name="P1" svg:width="0.5cm" svg:height="0.5cm" svg:x="0.012cm" svg:y="0.435cm" draw:control="control46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deleteGroup</text:span>()</text:p>
          </table:table-cell>
          <table:table-cell table:style-name="ce20" office:value-type="string" calcext:value-type="string">
            <text:p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deleteGroup</text:span>()</text:p>
          </table:table-cell>
          <table:table-cell table:style-name="ce20">
            <draw:control draw:z-index="148" draw:name="Control 228" draw:style-name="gr1" draw:text-style-name="P1" svg:width="0.5cm" svg:height="0.5cm" svg:x="0.012cm" svg:y="0.001cm" draw:control="control470"/>
            <draw:control draw:z-index="151" draw:name="Control 231" draw:style-name="gr1" draw:text-style-name="P1" svg:width="0.5cm" svg:height="0.5cm" svg:x="0.012cm" svg:y="0.439cm" draw:control="control473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GroupAuthorities</text:p>
          </table:table-cell>
          <table:table-cell table:style-name="ce19">
            <draw:control draw:z-index="107" draw:name="Control 153" draw:style-name="gr1" draw:text-style-name="P1" svg:width="0.5cm" svg:height="0.5cm" svg:x="0.009cm" svg:y="0.44cm" draw:control="control42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()</text:p>
          </table:table-cell>
          <table:table-cell table:style-name="ce19">
            <draw:control draw:z-index="108" draw:name="Control 154" draw:style-name="gr1" draw:text-style-name="P1" svg:width="0.5cm" svg:height="0.5cm" svg:x="0.009cm" svg:y="0.442cm" draw:control="control43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antGroupAuthorities()</text:p>
          </table:table-cell>
          <table:table-cell table:style-name="ce19">
            <draw:control draw:z-index="109" draw:name="Control 155" draw:style-name="gr1" draw:text-style-name="P1" svg:width="0.5cm" svg:height="0.5cm" svg:x="0.009cm" svg:y="0.442cm" draw:control="control431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10" draw:name="Control 156" draw:style-name="gr1" draw:text-style-name="P1" svg:width="0.5cm" svg:height="0.5cm" svg:x="0.009cm" svg:y="0.443cm" draw:control="control43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antGroupAuthoritiesWithBindValues()</text:p>
          </table:table-cell>
          <table:table-cell table:style-name="ce19">
            <draw:control draw:z-index="111" draw:name="Control 157" draw:style-name="gr1" draw:text-style-name="P1" svg:width="0.5cm" svg:height="0.5cm" svg:x="0.009cm" svg:y="0.444cm" draw:control="control43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ResponseBuilder()</text:p>
          </table:table-cell>
          <table:table-cell table:style-name="ce19">
            <draw:control draw:z-index="112" draw:name="Control 158" draw:style-name="gr1" draw:text-style-name="P1" svg:width="0.5cm" svg:height="0.5cm" svg:x="0.009cm" svg:y="0.444cm" draw:control="control43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GraphQLRequest()</text:p>
          </table:table-cell>
          <table:table-cell table:style-name="ce19">
            <draw:control draw:z-index="113" draw:name="Control 159" draw:style-name="gr1" draw:text-style-name="P1" svg:width="0.5cm" svg:height="0.5cm" svg:x="0.009cm" svg:y="0.446cm" draw:control="control43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14" draw:name="Control 160" draw:style-name="gr1" draw:text-style-name="P1" svg:width="0.5cm" svg:height="0.5cm" svg:x="0.009cm" svg:y="0.446cm" draw:control="control43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antGroupAuthoritiesWithBindValues()</text:p>
          </table:table-cell>
          <table:table-cell table:style-name="ce19">
            <draw:control draw:z-index="115" draw:name="Control 161" draw:style-name="gr1" draw:text-style-name="P1" svg:width="0.5cm" svg:height="0.5cm" svg:x="0.009cm" svg:y="0.448cm" draw:control="control43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ResponseBuilder()</text:p>
          </table:table-cell>
          <table:table-cell table:style-name="ce19">
            <draw:control draw:z-index="116" draw:name="Control 162" draw:style-name="gr1" draw:text-style-name="P1" svg:width="0.5cm" svg:height="0.5cm" svg:x="0.009cm" svg:y="0.448cm" draw:control="control43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GraphQLRequest()</text:p>
          </table:table-cell>
          <table:table-cell table:style-name="ce19">
            <draw:control draw:z-index="140" draw:name="Control 216" draw:style-name="gr1" draw:text-style-name="P1" svg:width="0.5cm" svg:height="0.5cm" svg:x="0.012cm" svg:y="0.441cm" draw:control="control46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GroupAuthorities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()</text:p>
          </table:table-cell>
          <table:table-cell table:style-name="ce19">
            <draw:control draw:z-index="117" draw:name="Control 164" draw:style-name="gr1" draw:text-style-name="P1" svg:width="0.5cm" svg:height="0.5cm" svg:x="0.009cm" svg:y="-0.002cm" draw:control="control43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antGroupAuthorities()</text:p>
          </table:table-cell>
          <table:table-cell table:style-name="ce19">
            <draw:control draw:z-index="118" draw:name="Control 165" draw:style-name="gr1" draw:text-style-name="P1" svg:width="0.5cm" svg:height="0.5cm" svg:x="0.009cm" svg:y="-0.001cm" draw:control="control440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19" draw:name="Control 166" draw:style-name="gr1" draw:text-style-name="P1" svg:width="0.5cm" svg:height="0.5cm" svg:x="0.009cm" svg:y="0cm" draw:control="control441"/>
            <draw:control draw:z-index="141" draw:name="Control 217" draw:style-name="gr1" draw:text-style-name="P1" svg:width="0.5cm" svg:height="0.5cm" svg:x="0.012cm" svg:y="0.444cm" draw:control="control46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grantGroupAuthorities</text:span>()</text:p>
          </table:table-cell>
          <table:table-cell table:style-name="ce20" office:value-type="string" calcext:value-type="string">
            <text:p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grantGroupAuthorities</text:span>()</text:p>
          </table:table-cell>
          <table:table-cell table:style-name="ce20">
            <draw:control draw:z-index="145" draw:name="Control 222" draw:style-name="gr1" draw:text-style-name="P1" svg:width="0.5cm" svg:height="0.5cm" svg:x="0.012cm" svg:y="0.001cm" draw:control="control467"/>
            <draw:control draw:z-index="152" draw:name="Control 232" draw:style-name="gr1" draw:text-style-name="P1" svg:width="0.5cm" svg:height="0.5cm" svg:x="0.012cm" svg:y="0.448cm" draw:control="control474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GroupAuthorities</text:p>
          </table:table-cell>
          <table:table-cell table:style-name="ce19">
            <draw:control draw:z-index="120" draw:name="Control 167" draw:style-name="gr1" draw:text-style-name="P1" svg:width="0.5cm" svg:height="0.5cm" svg:x="0.009cm" svg:y="0.44cm" draw:control="control44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()</text:p>
          </table:table-cell>
          <table:table-cell table:style-name="ce19">
            <draw:control draw:z-index="121" draw:name="Control 168" draw:style-name="gr1" draw:text-style-name="P1" svg:width="0.5cm" svg:height="0.5cm" svg:x="0.009cm" svg:y="0.441cm" draw:control="control44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RevokeGroupAuthorities()</text:p>
          </table:table-cell>
          <table:table-cell table:style-name="ce19">
            <draw:control draw:z-index="122" draw:name="Control 169" draw:style-name="gr1" draw:text-style-name="P1" svg:width="0.5cm" svg:height="0.5cm" svg:x="0.009cm" svg:y="0.442cm" draw:control="control444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23" draw:name="Control 170" draw:style-name="gr1" draw:text-style-name="P1" svg:width="0.5cm" svg:height="0.5cm" svg:x="0.009cm" svg:y="0.443cm" draw:control="control44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revokeGroupAuthoritiesWithBindValues()</text:p>
          </table:table-cell>
          <table:table-cell table:style-name="ce19">
            <draw:control draw:z-index="124" draw:name="Control 171" draw:style-name="gr1" draw:text-style-name="P1" svg:width="0.5cm" svg:height="0.5cm" svg:x="0.009cm" svg:y="0.444cm" draw:control="control44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4">
          <table:table-cell table:style-name="ce20" table:number-columns-repeated="3"/>
          <table:table-cell table:style-name="ce19" office:value-type="string" calcext:value-type="string">
            <text:p>getRevokeGroupAuthoritiesResponseBuilder()</text:p>
          </table:table-cell>
          <table:table-cell table:style-name="ce19">
            <draw:control draw:z-index="125" draw:name="Control 172" draw:style-name="gr1" draw:text-style-name="P1" svg:width="0.5cm" svg:height="0.5cm" svg:x="0.037cm" svg:y="0.754cm" draw:control="control44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GraphQLRequest()</text:p>
          </table:table-cell>
          <table:table-cell table:style-name="ce19">
            <draw:control draw:z-index="126" draw:name="Control 173" draw:style-name="gr1" draw:text-style-name="P1" svg:width="0.5cm" svg:height="0.5cm" svg:x="0.009cm" svg:y="0.445cm" draw:control="control448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27" draw:name="Control 174" draw:style-name="gr1" draw:text-style-name="P1" svg:width="0.5cm" svg:height="0.5cm" svg:x="0.009cm" svg:y="0.446cm" draw:control="control44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revokeGroupAuthoritiesWithBindValues()</text:p>
          </table:table-cell>
          <table:table-cell table:style-name="ce19">
            <draw:control draw:z-index="128" draw:name="Control 175" draw:style-name="gr1" draw:text-style-name="P1" svg:width="0.5cm" svg:height="0.5cm" svg:x="0.009cm" svg:y="0.447cm" draw:control="control45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7">
          <table:table-cell table:style-name="ce20" table:number-columns-repeated="3"/>
          <table:table-cell table:style-name="ce19" office:value-type="string" calcext:value-type="string">
            <text:p>getRevokeGroupAuthoritiesResponseBuilder()</text:p>
          </table:table-cell>
          <table:table-cell table:style-name="ce19">
            <draw:control draw:z-index="129" draw:name="Control 176" draw:style-name="gr1" draw:text-style-name="P1" svg:width="0.5cm" svg:height="0.5cm" svg:x="0.009cm" svg:y="0.448cm" draw:control="control45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GraphQLRequest()</text:p>
          </table:table-cell>
          <table:table-cell table:style-name="ce19">
            <draw:control draw:z-index="130" draw:name="Control 177" draw:style-name="gr1" draw:text-style-name="P1" svg:width="0.5cm" svg:height="0.5cm" svg:x="0.009cm" svg:y="-0.001cm" draw:control="control45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GroupAuthorities</text:p>
          </table:table-cell>
          <table:table-cell table:style-name="ce19">
            <draw:control draw:z-index="142" draw:name="Control 218" draw:style-name="gr1" draw:text-style-name="P1" svg:width="0.5cm" svg:height="0.5cm" svg:x="0.012cm" svg:y="-0.002cm" draw:control="control46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()</text:p>
          </table:table-cell>
          <table:table-cell table:style-name="ce19">
            <draw:control draw:z-index="131" draw:name="Control 178" draw:style-name="gr1" draw:text-style-name="P1" svg:width="0.5cm" svg:height="0.5cm" svg:x="0.009cm" svg:y="-0.002cm" draw:control="control45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RevokeGroupAuthorities()</text:p>
          </table:table-cell>
          <table:table-cell table:style-name="ce19">
            <draw:control draw:z-index="132" draw:name="Control 179" draw:style-name="gr1" draw:text-style-name="P1" svg:width="0.5cm" svg:height="0.5cm" svg:x="0.009cm" svg:y="-0.001cm" draw:control="control454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33" draw:name="Control 180" draw:style-name="gr1" draw:text-style-name="P1" svg:width="0.5cm" svg:height="0.5cm" svg:x="0.009cm" svg:y="0cm" draw:control="control45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revokeGroupAuthorities</text:span>()</text:p>
          </table:table-cell>
          <table:table-cell table:style-name="ce20" office:value-type="string" calcext:value-type="string">
            <text:p/>
            <draw:control draw:z-index="143" draw:name="Control 219" draw:style-name="gr1" draw:text-style-name="P1" svg:width="0.5cm" svg:height="0.5cm" svg:x="0.012cm" svg:y="0.001cm" draw:control="control465"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revokeGroupAuthorities</text:span>()</text:p>
          </table:table-cell>
          <table:table-cell table:style-name="ce20">
            <draw:control draw:z-index="144" draw:name="Control 220" draw:style-name="gr1" draw:text-style-name="P1" svg:width="0.5cm" svg:height="0.5cm" svg:x="0.012cm" svg:y="0.001cm" draw:control="control466"/>
          </table:table-cell>
          <table:table-cell table:number-columns-repeated="2"/>
          <table:table-cell table:style-name="ce17" table:number-columns-repeated="16377"/>
        </table:table-row>
        <table:table-row table:style-name="ro5" table:number-rows-repeated="1048412">
          <table:table-cell table:number-columns-repeated="7"/>
          <table:table-cell table:style-name="ce17" table:number-columns-repeated="16377"/>
        </table:table-row>
        <table:table-row table:style-name="ro5">
          <table:table-cell table:number-columns-repeated="7"/>
          <table:table-cell table:style-name="ce17" table:number-columns-repeated="16377"/>
        </table:table-row>
      </table:table>
      <table:table table:name="current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79" form:control-implementation="ooo:com.sun.star.form.component.CheckBox" xml:id="control486" form:id="control4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487" form:id="control48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488" form:id="control4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489" form:id="control4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490" form:id="control4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491" form:id="control4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492" form:id="control4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3" form:id="control4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94" form:id="control4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5" form:id="control4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6" form:id="control4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7" form:id="control4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8" form:id="control4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9" form:id="control4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0" form:id="control5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1" form:id="control5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2" form:id="control5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3" form:id="control5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4" form:id="control5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5" form:id="control5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6" form:id="control5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7" form:id="control5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8" form:id="control5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9" form:id="control5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0" form:id="control5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511" form:id="control5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512" form:id="control5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9" table:default-cell-style-name="ce7"/>
        <table:table-column table:style-name="co1" table:default-cell-style-name="ce7"/>
        <table:table-column table:style-name="co2" table:default-cell-style-name="ce20"/>
        <table:table-column table:style-name="co10" table:default-cell-style-name="ce19"/>
        <table:table-column table:style-name="co11" table:default-cell-style-name="ce25"/>
        <table:table-column table:style-name="co12" table:default-cell-style-name="ce7"/>
        <table:table-row table:style-name="ro5" table:number-rows-repeated="2">
          <table:table-cell table:style-name="Default" table:number-columns-repeated="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4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office:value-type="string" calcext:value-type="string">
            <text:p>+currentUser</text:p>
          </table:table-cell>
          <table:table-cell>
            <draw:control draw:z-index="25" draw:name="Control 504" draw:style-name="gr1" draw:text-style-name="P1" svg:width="0.5cm" svg:height="0.5cm" svg:x="0.036cm" svg:y="0.015cm" draw:control="control511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setcurrentUser()</text:p>
          </table:table-cell>
          <table:table-cell>
            <draw:control draw:z-index="0" draw:name="Control 502" draw:style-name="gr1" draw:text-style-name="P1" svg:width="0.5cm" svg:height="0.5cm" svg:x="0.041cm" svg:y="0cm" draw:control="control486"/>
            <draw:control draw:z-index="1" draw:name="Control 503" draw:style-name="gr1" draw:text-style-name="P1" svg:width="0.5cm" svg:height="0.5cm" svg:x="0.041cm" svg:y="0cm" draw:control="control487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()</text:p>
          </table:table-cell>
          <table:table-cell>
            <draw:control draw:z-index="2" draw:name="Control 505" draw:style-name="gr1" draw:text-style-name="P1" svg:width="0.5cm" svg:height="0.5cm" svg:x="0.041cm" svg:y="0cm" draw:control="control488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toString()</text:p>
          </table:table-cell>
          <table:table-cell>
            <draw:control draw:z-index="3" draw:name="Control 506" draw:style-name="gr1" draw:text-style-name="P1" svg:width="0.5cm" svg:height="0.5cm" svg:x="0.041cm" svg:y="0cm" draw:control="control489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office:value-type="string" calcext:value-type="string">
            <text:p>+currentUser</text:p>
          </table:table-cell>
          <table:table-cell>
            <draw:control draw:z-index="4" draw:name="Control 507" draw:style-name="gr1" draw:text-style-name="P1" svg:width="0.5cm" svg:height="0.5cm" svg:x="0.041cm" svg:y="0.001cm" draw:control="control490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withcurrentUser()</text:p>
          </table:table-cell>
          <table:table-cell>
            <draw:control draw:z-index="26" draw:name="Control 508" draw:style-name="gr1" draw:text-style-name="P1" svg:width="0.5cm" svg:height="0.5cm" svg:x="0.043cm" svg:y="-0.002cm" draw:control="control512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build()</text:p>
          </table:table-cell>
          <table:table-cell>
            <draw:control draw:z-index="8" draw:name="Control 517" draw:style-name="gr1" draw:text-style-name="P1" svg:width="0.5cm" svg:height="0.5cm" svg:x="0.036cm" svg:y="0cm" draw:control="control494"/>
          </table:table-cell>
          <table:table-cell table:style-name="ce5" office:value-type="string" calcext:value-type="string">
            <text:p>Call _object.setCurrentUser(this.currentUser).</text:p>
          </table:table-cell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office:value-type="string" calcext:value-type="string">
            <text:p>+currentUser()</text:p>
          </table:table-cell>
          <table:table-cell>
            <draw:control draw:z-index="5" draw:name="Control 509" draw:style-name="gr1" draw:text-style-name="P1" svg:width="0.5cm" svg:height="0.5cm" svg:x="0.041cm" svg:y="-0.001cm" draw:control="control491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currentUserWithBindValues()</text:p>
          </table:table-cell>
          <table:table-cell>
            <draw:control draw:z-index="6" draw:name="Control 510" draw:style-name="gr1" draw:text-style-name="P1" svg:width="0.5cm" svg:height="0.5cm" svg:x="0.041cm" svg:y="-0.002cm" draw:control="control492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getcurrentUserResponseBuilder()</text:p>
          </table:table-cell>
          <table:table-cell>
            <draw:control draw:z-index="7" draw:name="Control 511" draw:style-name="gr1" draw:text-style-name="P1" svg:width="0.5cm" svg:height="0.5cm" svg:x="0.041cm" svg:y="0cm" draw:control="control493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GraphQLRequest()</text:p>
          </table:table-cell>
          <table:table-cell>
            <draw:control draw:z-index="9" draw:name="Control 518" draw:style-name="gr1" draw:text-style-name="P1" svg:width="0.5cm" svg:height="0.5cm" svg:x="0.036cm" svg:y="0cm" draw:control="control495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office:value-type="string" calcext:value-type="string">
            <text:p>+currentUser()</text:p>
          </table:table-cell>
          <table:table-cell>
            <draw:control draw:z-index="10" draw:name="Control 519" draw:style-name="gr1" draw:text-style-name="P1" svg:width="0.5cm" svg:height="0.5cm" svg:x="0.036cm" svg:y="0cm" draw:control="control496"/>
            <draw:control draw:z-index="11" draw:name="Control 520" draw:style-name="gr1" draw:text-style-name="P1" svg:width="0.5cm" svg:height="0.5cm" svg:x="0.036cm" svg:y="0.439cm" draw:control="control497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currentUserWithBindValues()</text:p>
          </table:table-cell>
          <table:table-cell/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getcurrentUserResponseBuilder()</text:p>
          </table:table-cell>
          <table:table-cell>
            <draw:control draw:z-index="12" draw:name="Control 521" draw:style-name="gr1" draw:text-style-name="P1" svg:width="0.5cm" svg:height="0.5cm" svg:x="0.036cm" svg:y="0cm" draw:control="control498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GraphQLRequest()</text:p>
          </table:table-cell>
          <table:table-cell>
            <draw:control draw:z-index="13" draw:name="Control 522" draw:style-name="gr1" draw:text-style-name="P1" svg:width="0.5cm" svg:height="0.5cm" svg:x="0.036cm" svg:y="0.001cm" draw:control="control499"/>
          </table:table-cell>
          <table:table-cell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office:value-type="string" calcext:value-type="string">
            <text:p>+currentUser</text:p>
          </table:table-cell>
          <table:table-cell>
            <draw:control draw:z-index="14" draw:name="Control 523" draw:style-name="gr1" draw:text-style-name="P1" svg:width="0.5cm" svg:height="0.5cm" svg:x="0.036cm" svg:y="0cm" draw:control="control500"/>
            <draw:control draw:z-index="15" draw:name="Control 524" draw:style-name="gr1" draw:text-style-name="P1" svg:width="0.5cm" svg:height="0.5cm" svg:x="0.036cm" svg:y="0.442cm" draw:control="control501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office:value-type="string" calcext:value-type="string">
            <text:p>+currentUser</text:p>
          </table:table-cell>
          <table:table-cell>
            <draw:control draw:z-index="16" draw:name="Control 525" draw:style-name="gr1" draw:text-style-name="P1" svg:width="0.5cm" svg:height="0.5cm" svg:x="0.036cm" svg:y="0.443cm" draw:control="control502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()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+setcurrentUser()</text:p>
          </table:table-cell>
          <table:table-cell>
            <draw:control draw:z-index="17" draw:name="Control 526" draw:style-name="gr1" draw:text-style-name="P1" svg:width="0.5cm" svg:height="0.5cm" svg:x="0.036cm" svg:y="0cm" draw:control="control503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toString()</text:p>
          </table:table-cell>
          <table:table-cell>
            <draw:control draw:z-index="18" draw:name="Control 527" draw:style-name="gr1" draw:text-style-name="P1" svg:width="0.5cm" svg:height="0.5cm" svg:x="0.036cm" svg:y="0.001cm" draw:control="control504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office:value-type="string" calcext:value-type="string">
            <text:p>+currentUser</text:p>
          </table:table-cell>
          <table:table-cell>
            <draw:control draw:z-index="19" draw:name="Control 528" draw:style-name="gr1" draw:text-style-name="P1" svg:width="0.5cm" svg:height="0.5cm" svg:x="0.036cm" svg:y="0cm" draw:control="control505"/>
            <draw:control draw:z-index="20" draw:name="Control 529" draw:style-name="gr1" draw:text-style-name="P1" svg:width="0.5cm" svg:height="0.5cm" svg:x="0.036cm" svg:y="0.446cm" draw:control="control506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withcurrentUser()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~build()</text:p>
          </table:table-cell>
          <table:table-cell>
            <draw:control draw:z-index="21" draw:name="Control 530" draw:style-name="gr1" draw:text-style-name="P1" svg:width="0.5cm" svg:height="0.5cm" svg:x="0.036cm" svg:y="0cm" draw:control="control507"/>
          </table:table-cell>
          <table:table-cell table:style-name="ce5" office:value-type="string" calcext:value-type="string">
            <text:p>Call _object.setCurrentUser(this.currentUser).</text:p>
          </table:table-cell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office:value-type="string" calcext:value-type="string">
            <text:p>+currentUser()</text:p>
          </table:table-cell>
          <table:table-cell>
            <draw:control draw:z-index="22" draw:name="Control 531" draw:style-name="gr1" draw:text-style-name="P1" svg:width="0.5cm" svg:height="0.5cm" svg:x="0.036cm" svg:y="0.001cm" draw:control="control508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office:value-type="string" calcext:value-type="string">
            <text:p>+currentUser()</text:p>
          </table:table-cell>
          <table:table-cell>
            <draw:control draw:z-index="23" draw:name="Control 532" draw:style-name="gr1" draw:text-style-name="P1" svg:width="0.5cm" svg:height="0.5cm" svg:x="0.036cm" svg:y="-0.002cm" draw:control="control509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office:value-type="string" calcext:value-type="string">
            <text:p>+currentUser()</text:p>
          </table:table-cell>
          <table:table-cell office:value-type="string" calcext:value-type="string">
            <text:p/>
            <draw:control draw:z-index="24" draw:name="Control 533" draw:style-name="gr1" draw:text-style-name="P1" svg:width="0.5cm" svg:height="0.5cm" svg:x="0.036cm" svg:y="-0.002cm" draw:control="control510"/>
          </table:table-cell>
          <table:table-cell office:value-type="string" calcext:value-type="string">
            <text:p/>
          </table:table-cell>
        </table:table-row>
      </table:table>
      <table:table table:name="SecurityPrincipal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50" form:control-implementation="ooo:com.sun.star.form.component.CheckBox" xml:id="control513" form:id="control5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14" form:id="control5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15" form:id="control5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16" form:id="control5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17" form:id="control5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18" form:id="control5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19" form:id="control5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20" form:id="control5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21" form:id="control5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22" form:id="control5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23" form:id="control5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24" form:id="control5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25" form:id="control5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26" form:id="control5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27" form:id="control5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28" form:id="control5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29" form:id="control5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30" form:id="control5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31" form:id="control5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32" form:id="control5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33" form:id="control5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34" form:id="control5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35" form:id="control5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36" form:id="control5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37" form:id="control5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38" form:id="control5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39" form:id="control5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540" form:id="control5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41" form:id="control5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42" form:id="control5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43" form:id="control5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44" form:id="control5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545" form:id="control5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46" form:id="control5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47" form:id="control5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48" form:id="control5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49" form:id="control5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50" form:id="control5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51" form:id="control5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52" form:id="control5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53" form:id="control5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54" form:id="control5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55" form:id="control5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56" form:id="control5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57" form:id="control5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58" form:id="control5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59" form:id="control5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60" form:id="control5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1" form:id="control5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562" form:id="control5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3" form:id="control5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13" table:default-cell-style-name="ce28"/>
        <table:table-row table:style-name="ro1">
          <table:table-cell table:style-name="ce1" office:value-type="string" calcext:value-type="string">
            <text:p>SecurityPrincipal</text:p>
          </table:table-cell>
          <table:table-cell table:number-columns-repeated="5"/>
        </table:table-row>
        <table:table-row table:style-name="ro9">
          <table:table-cell table:style-name="ce2" office:value-type="string" calcext:value-type="string" table:number-columns-spanned="6" table:number-rows-spanned="1">
            <text:p>Add field authorities: [AuthorityKind!]! to UserInput &amp; GroupInput</text:p>
          </table:table-cell>
          <table:covered-table-cell table:number-columns-repeated="5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4">
          <table:table-cell table:style-name="ce5" table:number-columns-repeated="2"/>
          <table:table-cell table:style-name="ce19" table:number-columns-repeated="2"/>
          <table:table-cell table:style-name="ce25">
            <draw:control draw:z-index="31" draw:name="Control 316" draw:style-name="gr1" draw:text-style-name="P1" svg:width="0.5cm" svg:height="0.5cm" svg:x="0.034cm" svg:y="0.445cm" draw:control="control544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" draw:name="Control 474" draw:style-name="gr1" draw:text-style-name="P1" svg:width="0.5cm" svg:height="0.5cm" svg:x="0.009cm" svg:y="0.42cm" draw:control="control514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0" draw:name="Control 473" draw:style-name="gr1" draw:text-style-name="P1" svg:width="0.5cm" svg:height="0.5cm" svg:x="0.009cm" svg:y="0.419cm" draw:control="control51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2" draw:name="Control 476" draw:style-name="gr1" draw:text-style-name="P1" svg:width="0.5cm" svg:height="0.5cm" svg:x="0.009cm" svg:y="0.422cm" draw:control="control51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3" draw:name="Control 477" draw:style-name="gr1" draw:text-style-name="P1" svg:width="0.5cm" svg:height="0.5cm" svg:x="0.009cm" svg:y="0.423cm" draw:control="control516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4" draw:name="Control 478" draw:style-name="gr1" draw:text-style-name="P1" svg:width="0.5cm" svg:height="0.5cm" svg:x="0.009cm" svg:y="0.423cm" draw:control="control517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5" draw:name="Control 481" draw:style-name="gr1" draw:text-style-name="P1" svg:width="0.5cm" svg:height="0.5cm" svg:x="0.009cm" svg:y="0.427cm" draw:control="control51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3" draw:name="Control 463" draw:style-name="gr1" draw:text-style-name="P1" svg:width="0.5cm" svg:height="0.5cm" svg:x="0.034cm" svg:y="0.446cm" draw:control="control526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authorities</text:p>
          </table:table-cell>
          <table:table-cell table:style-name="ce25">
            <draw:control draw:z-index="14" draw:name="Control 464" draw:style-name="gr1" draw:text-style-name="P1" svg:width="0.5cm" svg:height="0.5cm" svg:x="0.034cm" svg:y="0.446cm" draw:control="control527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6" draw:name="Control 494" draw:style-name="gr1" draw:text-style-name="P1" svg:width="0.5cm" svg:height="0.5cm" svg:x="0.009cm" svg:y="0.437cm" draw:control="control519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7" draw:name="Control 495" draw:style-name="gr1" draw:text-style-name="P1" svg:width="0.5cm" svg:height="0.5cm" svg:x="0.009cm" svg:y="0.438cm" draw:control="control520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8" draw:name="Control 496" draw:style-name="gr1" draw:text-style-name="P1" svg:width="0.5cm" svg:height="0.5cm" svg:x="0.009cm" svg:y="0.439cm" draw:control="control52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9" draw:name="Control 497" draw:style-name="gr1" draw:text-style-name="P1" svg:width="0.5cm" svg:height="0.5cm" svg:x="0.009cm" svg:y="0.44cm" draw:control="control522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0" draw:name="Control 498" draw:style-name="gr1" draw:text-style-name="P1" svg:width="0.5cm" svg:height="0.5cm" svg:x="0.009cm" svg:y="0.44cm" draw:control="control52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11" draw:name="Control 499" draw:style-name="gr1" draw:text-style-name="P1" svg:width="0.5cm" svg:height="0.5cm" svg:x="0.009cm" svg:y="0.442cm" draw:control="control524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2" draw:name="Control 512" draw:style-name="gr1" draw:text-style-name="P1" svg:width="0.5cm" svg:height="0.5cm" svg:x="0.034cm" svg:y="0.447cm" draw:control="control525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25">
            <draw:control draw:z-index="30" draw:name="Control 493" draw:style-name="gr1" draw:text-style-name="P1" svg:width="0.5cm" svg:height="0.5cm" svg:x="0.034cm" svg:y="0.447cm" draw:control="control54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9"/>
          <table:table-cell table:style-name="ce19" office:value-type="string" calcext:value-type="string">
            <text:p>~updateUser()</text:p>
          </table:table-cell>
          <table:table-cell table:style-name="ce25">
            <draw:control draw:z-index="49" draw:name="Control 406" draw:style-name="gr1" draw:text-style-name="P1" svg:width="0.5cm" svg:height="0.5cm" svg:x="0.034cm" svg:y="0.445cm" draw:control="control562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50" draw:name="Control 411" draw:style-name="gr1" draw:text-style-name="P1" svg:width="0.5cm" svg:height="0.5cm" svg:x="0.034cm" svg:y="0.445cm" draw:control="control56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34" draw:name="Control 413" draw:style-name="gr1" draw:text-style-name="P1" svg:width="0.5cm" svg:height="0.5cm" svg:x="0.009cm" svg:y="0.418cm" draw:control="control54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35" draw:name="Control 449" draw:style-name="gr1" draw:text-style-name="P1" svg:width="0.5cm" svg:height="0.5cm" svg:x="0.009cm" svg:y="0.422cm" draw:control="control54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36" draw:name="Control 450" draw:style-name="gr1" draw:text-style-name="P1" svg:width="0.5cm" svg:height="0.5cm" svg:x="0.009cm" svg:y="0.423cm" draw:control="control549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37" draw:name="Control 451" draw:style-name="gr1" draw:text-style-name="P1" svg:width="0.5cm" svg:height="0.5cm" svg:x="0.009cm" svg:y="0.423cm" draw:control="control550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38" draw:name="Control 452" draw:style-name="gr1" draw:text-style-name="P1" svg:width="0.5cm" svg:height="0.5cm" svg:x="0.009cm" svg:y="0.426cm" draw:control="control55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6" draw:name="Control 460" draw:style-name="gr1" draw:text-style-name="P1" svg:width="0.5cm" svg:height="0.5cm" svg:x="0.034cm" svg:y="0.446cm" draw:control="control559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47" draw:name="Control 461" draw:style-name="gr1" draw:text-style-name="P1" svg:width="0.5cm" svg:height="0.5cm" svg:x="0.034cm" svg:y="0.446cm" draw:control="control560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39" draw:name="Control 453" draw:style-name="gr1" draw:text-style-name="P1" svg:width="0.5cm" svg:height="0.5cm" svg:x="0.009cm" svg:y="0.437cm" draw:control="control552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40" draw:name="Control 454" draw:style-name="gr1" draw:text-style-name="P1" svg:width="0.5cm" svg:height="0.5cm" svg:x="0.009cm" svg:y="0.438cm" draw:control="control55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41" draw:name="Control 455" draw:style-name="gr1" draw:text-style-name="P1" svg:width="0.5cm" svg:height="0.5cm" svg:x="0.009cm" svg:y="0.438cm" draw:control="control554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2" draw:name="Control 456" draw:style-name="gr1" draw:text-style-name="P1" svg:width="0.5cm" svg:height="0.5cm" svg:x="0.009cm" svg:y="0.44cm" draw:control="control55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43" draw:name="Control 457" draw:style-name="gr1" draw:text-style-name="P1" svg:width="0.5cm" svg:height="0.5cm" svg:x="0.009cm" svg:y="0.44cm" draw:control="control556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44" draw:name="Control 458" draw:style-name="gr1" draw:text-style-name="P1" svg:width="0.5cm" svg:height="0.5cm" svg:x="0.009cm" svg:y="0.442cm" draw:control="control55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25">
            <draw:control draw:z-index="45" draw:name="Control 459" draw:style-name="gr1" draw:text-style-name="P1" svg:width="0.5cm" svg:height="0.5cm" svg:x="0.034cm" svg:y="-0.003cm" draw:control="control558"/>
            <draw:control draw:z-index="48" draw:name="Control 462" draw:style-name="gr1" draw:text-style-name="P1" svg:width="0.5cm" svg:height="0.5cm" svg:x="0.034cm" svg:y="0.446cm" draw:control="control561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9"/>
          <table:table-cell table:style-name="ce19" office:value-type="string" calcext:value-type="string">
            <text:p>~updateUser()</text:p>
          </table:table-cell>
          <table:table-cell table:style-name="ce25">
            <draw:control draw:z-index="33" draw:name="Control 317" draw:style-name="gr1" draw:text-style-name="P1" svg:width="0.5cm" svg:height="0.5cm" svg:x="0.034cm" svg:y="0.446cm" draw:control="control546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Group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6" draw:name="Control 466" draw:style-name="gr1" draw:text-style-name="P1" svg:width="0.5cm" svg:height="0.5cm" svg:x="0.009cm" svg:y="0.42cm" draw:control="control529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15" draw:name="Control 465" draw:style-name="gr1" draw:text-style-name="P1" svg:width="0.5cm" svg:height="0.5cm" svg:x="0.009cm" svg:y="0.419cm" draw:control="control52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17" draw:name="Control 468" draw:style-name="gr1" draw:text-style-name="P1" svg:width="0.5cm" svg:height="0.5cm" svg:x="0.009cm" svg:y="0.421cm" draw:control="control530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18" draw:name="Control 469" draw:style-name="gr1" draw:text-style-name="P1" svg:width="0.5cm" svg:height="0.5cm" svg:x="0.009cm" svg:y="0.423cm" draw:control="control53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Group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9" draw:name="Control 470" draw:style-name="gr1" draw:text-style-name="P1" svg:width="0.5cm" svg:height="0.5cm" svg:x="0.009cm" svg:y="0.423cm" draw:control="control532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20" draw:name="Control 482" draw:style-name="gr1" draw:text-style-name="P1" svg:width="0.5cm" svg:height="0.5cm" svg:x="0.009cm" svg:y="0.427cm" draw:control="control53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28" draw:name="Control 491" draw:style-name="gr1" draw:text-style-name="P1" svg:width="0.5cm" svg:height="0.5cm" svg:x="0.034cm" svg:y="0.446cm" draw:control="control541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Group.authorities</text:p>
          </table:table-cell>
          <table:table-cell table:style-name="ce25">
            <draw:control draw:z-index="29" draw:name="Control 492" draw:style-name="gr1" draw:text-style-name="P1" svg:width="0.5cm" svg:height="0.5cm" svg:x="0.034cm" svg:y="0.445cm" draw:control="control542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Group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21" draw:name="Control 483" draw:style-name="gr1" draw:text-style-name="P1" svg:width="0.5cm" svg:height="0.5cm" svg:x="0.009cm" svg:y="0.437cm" draw:control="control534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22" draw:name="Control 484" draw:style-name="gr1" draw:text-style-name="P1" svg:width="0.5cm" svg:height="0.5cm" svg:x="0.009cm" svg:y="0.438cm" draw:control="control53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23" draw:name="Control 485" draw:style-name="gr1" draw:text-style-name="P1" svg:width="0.5cm" svg:height="0.5cm" svg:x="0.009cm" svg:y="0.439cm" draw:control="control536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24" draw:name="Control 486" draw:style-name="gr1" draw:text-style-name="P1" svg:width="0.5cm" svg:height="0.5cm" svg:x="0.009cm" svg:y="0.44cm" draw:control="control53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Group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25" draw:name="Control 487" draw:style-name="gr1" draw:text-style-name="P1" svg:width="0.5cm" svg:height="0.5cm" svg:x="0.009cm" svg:y="0.439cm" draw:control="control538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26" draw:name="Control 488" draw:style-name="gr1" draw:text-style-name="P1" svg:width="0.5cm" svg:height="0.5cm" svg:x="0.009cm" svg:y="0.442cm" draw:control="control539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27" draw:name="Control 490" draw:style-name="gr1" draw:text-style-name="P1" svg:width="0.5cm" svg:height="0.5cm" svg:x="0.034cm" svg:y="0.447cm" draw:control="control540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Group()</text:p>
          </table:table-cell>
          <table:table-cell table:style-name="ce25">
            <draw:control draw:z-index="32" draw:name="Control 318" draw:style-name="gr1" draw:text-style-name="P1" svg:width="0.5cm" svg:height="0.5cm" svg:x="0.034cm" svg:y="0.445cm" draw:control="control545"/>
          </table:table-cell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4">
          <table:table-cell table:style-name="ce7" table:number-columns-repeated="2"/>
          <table:table-cell table:style-name="ce19"/>
          <table:table-cell table:style-name="ce19" office:value-type="string" calcext:value-type="string">
            <text:p>~updateGroup()</text:p>
          </table:table-cell>
          <table:table-cell table:style-name="ce25"/>
          <table:table-cell table:style-name="ce7"/>
        </table:table-row>
        <table:table-row table:style-name="ro4" table:number-rows-repeated="3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/>
          <table:table-cell table:style-name="ce5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 table:number-rows-repeated="2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2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5"/>
        </table:table-row>
        <table:table-row table:style-name="ro4">
          <table:table-cell table:style-name="ce5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2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 table:number-rows-repeated="2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 table:number-rows-repeated="3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3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number-columns-repeated="4"/>
        </table:table-row>
        <table:table-row table:style-name="ro4">
          <table:table-cell table:style-name="ce7"/>
          <table:table-cell table:style-name="ce5"/>
          <table:table-cell table:number-columns-repeated="4"/>
        </table:table-row>
        <table:table-row table:style-name="ro4" table:number-rows-repeated="10">
          <table:table-cell table:style-name="ce7" table:number-columns-repeated="2"/>
          <table:table-cell table:number-columns-repeated="4"/>
        </table:table-row>
        <table:table-row table:style-name="ro5" table:number-rows-repeated="1048473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User2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7" form:control-implementation="ooo:com.sun.star.form.component.CheckBox" xml:id="control564" form:id="control5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565" form:id="control5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566" form:id="control5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567" form:id="control5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568" form:id="control5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569" form:id="control5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570" form:id="control5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571" form:id="control5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572" form:id="control5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73" form:id="control5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74" form:id="control5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575" form:id="control5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76" form:id="control5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77" form:id="control5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78" form:id="control5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79" form:id="control5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580" form:id="control5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581" form:id="control5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582" form:id="control5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583" form:id="control5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584" form:id="control5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585" form:id="control5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586" form:id="control5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587" form:id="control5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588" form:id="control5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589" form:id="control5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590" form:id="control5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591" form:id="control5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92" form:id="control5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93" form:id="control5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94" form:id="control5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95" form:id="control5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96" form:id="control5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97" form:id="control5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598" form:id="control5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599" form:id="control5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00" form:id="control6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601" form:id="control6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02" form:id="control6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03" form:id="control6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604" form:id="control6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605" form:id="control6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606" form:id="control6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607" form:id="control6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608" form:id="control6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609" form:id="control6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610" form:id="control6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611" form:id="control6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612" form:id="control6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613" form:id="control6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614" form:id="control6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615" form:id="control6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616" form:id="control6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617" form:id="control6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618" form:id="control6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619" form:id="control6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620" form:id="control6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621" form:id="control6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622" form:id="control6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623" form:id="control6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624" form:id="control6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625" form:id="control6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626" form:id="control6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27" form:id="control6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28" form:id="control6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29" form:id="control6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30" form:id="control6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31" form:id="control6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32" form:id="control6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33" form:id="control6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34" form:id="control6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35" form:id="control6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36" form:id="control6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637" form:id="control6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38" form:id="control6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39" form:id="control6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640" form:id="control6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13" table:default-cell-style-name="ce28"/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 table:number-columns-spanned="6" table:number-rows-spanned="1">
            <text:p>Add user properties: country and notes</text:p>
          </table:table-cell>
          <table:covered-table-cell table:number-columns-repeated="5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25">
            <draw:control draw:z-index="0" draw:name="Control 538" draw:style-name="gr1" draw:text-style-name="P1" svg:width="0.5cm" svg:height="0.5cm" svg:x="0.009cm" svg:y="0.408cm" draw:control="control564"/>
          </table:table-cell>
          <table:table-cell table:style-name="ce5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1" draw:name="Control 539" draw:style-name="gr1" draw:text-style-name="P1" svg:width="0.5cm" svg:height="0.5cm" svg:x="0.009cm" svg:y="0.41cm" draw:control="control56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2" draw:name="Control 544" draw:style-name="gr1" draw:text-style-name="P1" svg:width="0.5cm" svg:height="0.5cm" svg:x="0.009cm" svg:y="0.414cm" draw:control="control56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3" draw:name="Control 545" draw:style-name="gr1" draw:text-style-name="P1" svg:width="0.5cm" svg:height="0.5cm" svg:x="0.009cm" svg:y="0.414cm" draw:control="control56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4" draw:name="Control 546" draw:style-name="gr1" draw:text-style-name="P1" svg:width="0.5cm" svg:height="0.5cm" svg:x="0.009cm" svg:y="0.415cm" draw:control="control56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5" draw:name="Control 547" draw:style-name="gr1" draw:text-style-name="P1" svg:width="0.5cm" svg:height="0.5cm" svg:x="0.009cm" svg:y="0.416cm" draw:control="control56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6" draw:name="Control 548" draw:style-name="gr1" draw:text-style-name="P1" svg:width="0.5cm" svg:height="0.5cm" svg:x="0.009cm" svg:y="0.417cm" draw:control="control57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7" draw:name="Control 549" draw:style-name="gr1" draw:text-style-name="P1" svg:width="0.5cm" svg:height="0.5cm" svg:x="0.009cm" svg:y="0.418cm" draw:control="control57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8" draw:name="Control 550" draw:style-name="gr1" draw:text-style-name="P1" svg:width="0.5cm" svg:height="0.5cm" svg:x="0.009cm" svg:y="0.419cm" draw:control="control57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9" draw:name="Control 551" draw:style-name="gr1" draw:text-style-name="P1" svg:width="0.5cm" svg:height="0.5cm" svg:x="0.009cm" svg:y="0.419cm" draw:control="control573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10" draw:name="Control 552" draw:style-name="gr1" draw:text-style-name="P1" svg:width="0.5cm" svg:height="0.5cm" svg:x="0.009cm" svg:y="0.42cm" draw:control="control574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11" draw:name="Control 553" draw:style-name="gr1" draw:text-style-name="P1" svg:width="0.5cm" svg:height="0.5cm" svg:x="0.009cm" svg:y="0.421cm" draw:control="control57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12" draw:name="Control 554" draw:style-name="gr1" draw:text-style-name="P1" svg:width="0.5cm" svg:height="0.5cm" svg:x="0.009cm" svg:y="0.422cm" draw:control="control57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13" draw:name="Control 555" draw:style-name="gr1" draw:text-style-name="P1" svg:width="0.5cm" svg:height="0.5cm" svg:x="0.009cm" svg:y="0.423cm" draw:control="control57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14" draw:name="Control 556" draw:style-name="gr1" draw:text-style-name="P1" svg:width="0.5cm" svg:height="0.5cm" svg:x="0.009cm" svg:y="0.423cm" draw:control="control578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15" draw:name="Control 559" draw:style-name="gr1" draw:text-style-name="P1" svg:width="0.5cm" svg:height="0.5cm" svg:x="0.009cm" svg:y="0.427cm" draw:control="control57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6" draw:name="Control 560" draw:style-name="gr1" draw:text-style-name="P1" svg:width="0.5cm" svg:height="0.5cm" svg:x="0.009cm" svg:y="0.427cm" draw:control="control580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17" draw:name="Control 561" draw:style-name="gr1" draw:text-style-name="P1" svg:width="0.5cm" svg:height="0.5cm" svg:x="0.009cm" svg:y="0.427cm" draw:control="control58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18" draw:name="Control 562" draw:style-name="gr1" draw:text-style-name="P1" svg:width="0.5cm" svg:height="0.5cm" svg:x="0.009cm" svg:y="0.429cm" draw:control="control58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19" draw:name="Control 563" draw:style-name="gr1" draw:text-style-name="P1" svg:width="0.5cm" svg:height="0.5cm" svg:x="0.009cm" svg:y="0.429cm" draw:control="control58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20" draw:name="Control 564" draw:style-name="gr1" draw:text-style-name="P1" svg:width="0.5cm" svg:height="0.5cm" svg:x="0.009cm" svg:y="0.431cm" draw:control="control58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21" draw:name="Control 565" draw:style-name="gr1" draw:text-style-name="P1" svg:width="0.5cm" svg:height="0.5cm" svg:x="0.009cm" svg:y="0.431cm" draw:control="control58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22" draw:name="Control 566" draw:style-name="gr1" draw:text-style-name="P1" svg:width="0.5cm" svg:height="0.5cm" svg:x="0.009cm" svg:y="0.432cm" draw:control="control58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3" draw:name="Control 567" draw:style-name="gr1" draw:text-style-name="P1" svg:width="0.5cm" svg:height="0.5cm" svg:x="0.009cm" svg:y="0.433cm" draw:control="control58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24" draw:name="Control 568" draw:style-name="gr1" draw:text-style-name="P1" svg:width="0.5cm" svg:height="0.5cm" svg:x="0.009cm" svg:y="0.434cm" draw:control="control58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25" draw:name="Control 569" draw:style-name="gr1" draw:text-style-name="P1" svg:width="0.5cm" svg:height="0.5cm" svg:x="0.009cm" svg:y="0.435cm" draw:control="control58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26" draw:name="Control 570" draw:style-name="gr1" draw:text-style-name="P1" svg:width="0.5cm" svg:height="0.5cm" svg:x="0.009cm" svg:y="0.435cm" draw:control="control59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27" draw:name="Control 571" draw:style-name="gr1" draw:text-style-name="P1" svg:width="0.5cm" svg:height="0.5cm" svg:x="0.009cm" svg:y="0.437cm" draw:control="control59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37" draw:name="Control 590" draw:style-name="gr1" draw:text-style-name="P1" svg:width="0.5cm" svg:height="0.5cm" svg:x="0.009cm" svg:y="0.437cm" draw:control="control601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28" draw:name="Control 572" draw:style-name="gr1" draw:text-style-name="P1" svg:width="0.5cm" svg:height="0.5cm" svg:x="0.009cm" svg:y="0.437cm" draw:control="control592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29" draw:name="Control 573" draw:style-name="gr1" draw:text-style-name="P1" svg:width="0.5cm" svg:height="0.5cm" svg:x="0.009cm" svg:y="0.438cm" draw:control="control59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30" draw:name="Control 574" draw:style-name="gr1" draw:text-style-name="P1" svg:width="0.5cm" svg:height="0.5cm" svg:x="0.009cm" svg:y="0.439cm" draw:control="control59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31" draw:name="Control 575" draw:style-name="gr1" draw:text-style-name="P1" svg:width="0.5cm" svg:height="0.5cm" svg:x="0.009cm" svg:y="0.44cm" draw:control="control59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32" draw:name="Control 576" draw:style-name="gr1" draw:text-style-name="P1" svg:width="0.5cm" svg:height="0.5cm" svg:x="0.009cm" svg:y="0.44cm" draw:control="control596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33" draw:name="Control 577" draw:style-name="gr1" draw:text-style-name="P1" svg:width="0.5cm" svg:height="0.5cm" svg:x="0.009cm" svg:y="0.442cm" draw:control="control59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4" draw:name="Control 578" draw:style-name="gr1" draw:text-style-name="P1" svg:width="0.5cm" svg:height="0.5cm" svg:x="0.009cm" svg:y="0.442cm" draw:control="control598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Controller</text:p>
          </table:table-cell>
          <table:table-cell table:style-name="ce19" office:value-type="string" calcext:value-type="string">
            <text:p>+country()</text:p>
          </table:table-cell>
          <table:table-cell table:style-name="ce25">
            <draw:control draw:z-index="35" draw:name="Control 579" draw:style-name="gr1" draw:text-style-name="P1" svg:width="0.5cm" svg:height="0.5cm" svg:x="0.009cm" svg:y="0.443cm" draw:control="control59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User</text:p>
          </table:table-cell>
          <table:table-cell table:style-name="ce19" office:value-type="string" calcext:value-type="string">
            <text:p>+country()</text:p>
          </table:table-cell>
          <table:table-cell table:style-name="ce25">
            <draw:control draw:z-index="36" draw:name="Control 580" draw:style-name="gr1" draw:text-style-name="P1" svg:width="0.5cm" svg:height="0.5cm" svg:x="0.009cm" svg:y="0.444cm" draw:control="control600"/>
          </table:table-cell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UserImpl</text:p>
          </table:table-cell>
          <table:table-cell table:style-name="ce19" office:value-type="string" calcext:value-type="string">
            <text:p>+country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5">
          <table:table-cell table:style-name="ce5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38">
            <draw:control draw:z-index="38" draw:name="Control 319" draw:style-name="gr1" draw:text-style-name="P1" svg:width="0.5cm" svg:height="0.5cm" svg:x="0.034cm" svg:y="0.021cm" draw:control="control602"/>
          </table:table-cell>
          <table:table-cell table:style-name="ce7"/>
        </table:table-row>
        <table:table-row table:style-name="ro5">
          <table:table-cell table:number-columns-repeated="3"/>
          <table:table-cell office:value-type="string" calcext:value-type="string">
            <text:p>~updateUser()</text:p>
          </table:table-cell>
          <table:table-cell>
            <draw:control draw:z-index="39" draw:name="Control 323" draw:style-name="gr1" draw:text-style-name="P1" svg:width="0.5cm" svg:height="0.5cm" svg:x="0.034cm" svg:y="0.022cm" draw:control="control603"/>
          </table:table-cell>
          <table:table-cell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40" draw:name="Control 385" draw:style-name="gr1" draw:text-style-name="P1" svg:width="0.5cm" svg:height="0.5cm" svg:x="0.009cm" svg:y="0.409cm" draw:control="control604"/>
            <draw:control draw:z-index="76" draw:name="Control 388" draw:style-name="gr1" draw:text-style-name="P1" svg:width="0.5cm" svg:height="0.5cm" svg:x="0.034cm" svg:y="0.023cm" draw:control="control64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41" draw:name="Control 389" draw:style-name="gr1" draw:text-style-name="P1" svg:width="0.5cm" svg:height="0.5cm" svg:x="0.009cm" svg:y="0.414cm" draw:control="control60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42" draw:name="Control 391" draw:style-name="gr1" draw:text-style-name="P1" svg:width="0.5cm" svg:height="0.5cm" svg:x="0.009cm" svg:y="0.414cm" draw:control="control60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43" draw:name="Control 392" draw:style-name="gr1" draw:text-style-name="P1" svg:width="0.5cm" svg:height="0.5cm" svg:x="0.009cm" svg:y="0.415cm" draw:control="control60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44" draw:name="Control 395" draw:style-name="gr1" draw:text-style-name="P1" svg:width="0.5cm" svg:height="0.5cm" svg:x="0.009cm" svg:y="0.416cm" draw:control="control60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5" draw:name="Control 403" draw:style-name="gr1" draw:text-style-name="P1" svg:width="0.5cm" svg:height="0.5cm" svg:x="0.009cm" svg:y="0.417cm" draw:control="control60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46" draw:name="Control 404" draw:style-name="gr1" draw:text-style-name="P1" svg:width="0.5cm" svg:height="0.5cm" svg:x="0.009cm" svg:y="0.418cm" draw:control="control61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47" draw:name="Control 405" draw:style-name="gr1" draw:text-style-name="P1" svg:width="0.5cm" svg:height="0.5cm" svg:x="0.009cm" svg:y="0.418cm" draw:control="control61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8" draw:name="Control 407" draw:style-name="gr1" draw:text-style-name="P1" svg:width="0.5cm" svg:height="0.5cm" svg:x="0.009cm" svg:y="0.419cm" draw:control="control612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49" draw:name="Control 408" draw:style-name="gr1" draw:text-style-name="P1" svg:width="0.5cm" svg:height="0.5cm" svg:x="0.009cm" svg:y="0.419cm" draw:control="control613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50" draw:name="Control 412" draw:style-name="gr1" draw:text-style-name="P1" svg:width="0.5cm" svg:height="0.5cm" svg:x="0.009cm" svg:y="0.421cm" draw:control="control61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51" draw:name="Control 436" draw:style-name="gr1" draw:text-style-name="P1" svg:width="0.5cm" svg:height="0.5cm" svg:x="0.009cm" svg:y="0.422cm" draw:control="control61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52" draw:name="Control 467" draw:style-name="gr1" draw:text-style-name="P1" svg:width="0.5cm" svg:height="0.5cm" svg:x="0.009cm" svg:y="0.423cm" draw:control="control61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53" draw:name="Control 471" draw:style-name="gr1" draw:text-style-name="P1" svg:width="0.5cm" svg:height="0.5cm" svg:x="0.009cm" svg:y="0.423cm" draw:control="control617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54" draw:name="Control 479" draw:style-name="gr1" draw:text-style-name="P1" svg:width="0.5cm" svg:height="0.5cm" svg:x="0.009cm" svg:y="0.427cm" draw:control="control61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55" draw:name="Control 480" draw:style-name="gr1" draw:text-style-name="P1" svg:width="0.5cm" svg:height="0.5cm" svg:x="0.009cm" svg:y="0.427cm" draw:control="control619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User.notes</text:p>
          </table:table-cell>
          <table:table-cell table:style-name="ce25">
            <draw:control draw:z-index="56" draw:name="Control 489" draw:style-name="gr1" draw:text-style-name="P1" svg:width="0.5cm" svg:height="0.5cm" svg:x="0.009cm" svg:y="0.426cm" draw:control="control62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User.notes</text:p>
          </table:table-cell>
          <table:table-cell table:style-name="ce25">
            <draw:control draw:z-index="57" draw:name="Control 500" draw:style-name="gr1" draw:text-style-name="P1" svg:width="0.5cm" svg:height="0.5cm" svg:x="0.009cm" svg:y="0.429cm" draw:control="control62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notes</text:p>
          </table:table-cell>
          <table:table-cell table:style-name="ce25">
            <draw:control draw:z-index="58" draw:name="Control 501" draw:style-name="gr1" draw:text-style-name="P1" svg:width="0.5cm" svg:height="0.5cm" svg:x="0.009cm" svg:y="0.428cm" draw:control="control62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59" draw:name="Control 513" draw:style-name="gr1" draw:text-style-name="P1" svg:width="0.5cm" svg:height="0.5cm" svg:x="0.009cm" svg:y="0.431cm" draw:control="control62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60" draw:name="Control 514" draw:style-name="gr1" draw:text-style-name="P1" svg:width="0.5cm" svg:height="0.5cm" svg:x="0.009cm" svg:y="0.431cm" draw:control="control62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61" draw:name="Control 515" draw:style-name="gr1" draw:text-style-name="P1" svg:width="0.5cm" svg:height="0.5cm" svg:x="0.009cm" svg:y="0.432cm" draw:control="control62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62" draw:name="Control 516" draw:style-name="gr1" draw:text-style-name="P1" svg:width="0.5cm" svg:height="0.5cm" svg:x="0.009cm" svg:y="0.433cm" draw:control="control62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63" draw:name="Control 534" draw:style-name="gr1" draw:text-style-name="P1" svg:width="0.5cm" svg:height="0.5cm" svg:x="0.009cm" svg:y="0.434cm" draw:control="control62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64" draw:name="Control 535" draw:style-name="gr1" draw:text-style-name="P1" svg:width="0.5cm" svg:height="0.5cm" svg:x="0.009cm" svg:y="0.435cm" draw:control="control62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65" draw:name="Control 536" draw:style-name="gr1" draw:text-style-name="P1" svg:width="0.5cm" svg:height="0.5cm" svg:x="0.009cm" svg:y="0.434cm" draw:control="control62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66" draw:name="Control 537" draw:style-name="gr1" draw:text-style-name="P1" svg:width="0.5cm" svg:height="0.5cm" svg:x="0.009cm" svg:y="0.437cm" draw:control="control63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73" draw:name="Control 591" draw:style-name="gr1" draw:text-style-name="P1" svg:width="0.5cm" svg:height="0.5cm" svg:x="0.009cm" svg:y="0.436cm" draw:control="control637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67" draw:name="Control 581" draw:style-name="gr1" draw:text-style-name="P1" svg:width="0.5cm" svg:height="0.5cm" svg:x="0.009cm" svg:y="0.437cm" draw:control="control631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68" draw:name="Control 582" draw:style-name="gr1" draw:text-style-name="P1" svg:width="0.5cm" svg:height="0.5cm" svg:x="0.009cm" svg:y="0.438cm" draw:control="control63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69" draw:name="Control 583" draw:style-name="gr1" draw:text-style-name="P1" svg:width="0.5cm" svg:height="0.5cm" svg:x="0.009cm" svg:y="0.439cm" draw:control="control63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70" draw:name="Control 584" draw:style-name="gr1" draw:text-style-name="P1" svg:width="0.5cm" svg:height="0.5cm" svg:x="0.009cm" svg:y="0.44cm" draw:control="control63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71" draw:name="Control 585" draw:style-name="gr1" draw:text-style-name="P1" svg:width="0.5cm" svg:height="0.5cm" svg:x="0.009cm" svg:y="0.44cm" draw:control="control635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72" draw:name="Control 586" draw:style-name="gr1" draw:text-style-name="P1" svg:width="0.5cm" svg:height="0.5cm" svg:x="0.009cm" svg:y="0.442cm" draw:control="control63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5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38">
            <draw:control draw:z-index="74" draw:name="Control 592" draw:style-name="gr1" draw:text-style-name="P1" svg:width="0.5cm" svg:height="0.5cm" svg:x="0.034cm" svg:y="0.021cm" draw:control="control638"/>
          </table:table-cell>
          <table:table-cell table:style-name="ce7"/>
        </table:table-row>
        <table:table-row table:style-name="ro5">
          <table:table-cell table:number-columns-repeated="3"/>
          <table:table-cell office:value-type="string" calcext:value-type="string">
            <text:p>~updateUser()</text:p>
          </table:table-cell>
          <table:table-cell>
            <draw:control draw:z-index="75" draw:name="Control 593" draw:style-name="gr1" draw:text-style-name="P1" svg:width="0.5cm" svg:height="0.5cm" svg:x="0.034cm" svg:y="0.022cm" draw:control="control639"/>
          </table:table-cell>
          <table:table-cell/>
        </table:table-row>
        <table:table-row table:style-name="ro5" table:number-rows-repeated="1048494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tatistic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641" form:id="control6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642" form:id="control6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643" form:id="control6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644" form:id="control6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645" form:id="control6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646" form:id="control6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647" form:id="control6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648" form:id="control6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649" form:id="control6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650" form:id="control6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651" form:id="control6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652" form:id="control6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653" form:id="control6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654" form:id="control6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655" form:id="control6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656" form:id="control6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657" form:id="control6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658" form:id="control6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659" form:id="control6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660" form:id="control6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661" form:id="control6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662" form:id="control6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663" form:id="control6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664" form:id="control6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665" form:id="control6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666" form:id="control6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667" form:id="control6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668" form:id="control6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669" form:id="control6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670" form:id="control6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671" form:id="control6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72" form:id="control6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3" form:id="control6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4" form:id="control6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5" form:id="control6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6" form:id="control6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7" form:id="control6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8" form:id="control6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9" form:id="control6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0" form:id="control6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1" form:id="control6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2" form:id="control6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83" form:id="control6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4" form:id="control6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5" form:id="control6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6" form:id="control6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7" form:id="control6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8" form:id="control6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689" form:id="control6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690" form:id="control6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691" form:id="control6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692" form:id="control6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693" form:id="control6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694" form:id="control6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695" form:id="control6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696" form:id="control6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697" form:id="control6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698" form:id="control6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699" form:id="control6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700" form:id="control7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701" form:id="control7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02" form:id="control7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703" form:id="control7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704" form:id="control7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705" form:id="control7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6" form:id="control7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7" form:id="control7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8" form:id="control7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9" form:id="control7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0" form:id="control7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1" form:id="control7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2" form:id="control7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3" form:id="control7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4" form:id="control7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5" form:id="control7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16" form:id="control7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7" form:id="control7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8" form:id="control7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9" form:id="control7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0" form:id="control7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1" form:id="control7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722" form:id="control7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23" form:id="control7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24" form:id="control7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25" form:id="control7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26" form:id="control7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727" form:id="control7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28" form:id="control7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29" form:id="control7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30" form:id="control7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731" form:id="control7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732" form:id="control7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14" table:default-cell-style-name="ce17"/>
        <table:table-column table:style-name="co15" table:default-cell-style-name="ce17"/>
        <table:table-column table:style-name="co4" table:default-cell-style-name="ce17"/>
        <table:table-column table:style-name="co16" table:default-cell-style-name="ce28"/>
        <table:table-column table:style-name="co1" table:number-columns-repeated="16378" table:default-cell-style-name="ce17"/>
        <table:table-row table:style-name="ro1">
          <table:table-cell table:style-name="ce1" office:value-type="string" calcext:value-type="string">
            <text:p>Statistics</text:p>
          </table:table-cell>
          <table:table-cell table:number-columns-repeated="16383"/>
        </table:table-row>
        <table:table-row table:style-name="ro4">
          <table:table-cell table:style-name="ce2" office:value-type="string" calcext:value-type="string" table:number-columns-spanned="6" table:number-rows-spanned="1">
            <text:p>Add support for topic and entity statistics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475" draw:style-name="gr1" draw:text-style-name="P1" svg:width="0.5cm" svg:height="0.5cm" svg:x="0.005cm" svg:y="0.435cm" draw:control="control642"/>
          </table:table-cell>
          <table:table-cell table:style-name="ce29" office:value-type="string" calcext:value-type="string">
            <text:p>Notes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0" draw:name="Control 472" draw:style-name="gr1" draw:text-style-name="P1" svg:width="0.5cm" svg:height="0.5cm" svg:x="0.009cm" svg:y="0.431cm" draw:control="control641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CustomJacksonDeserializers</text:a></text:p>
          </table:table-cell>
          <table:table-cell table:style-name="ce19" office:value-type="string" calcext:value-type="string">
            <text:p>+ListEntityStatistics</text:p>
          </table:table-cell>
          <table:table-cell table:style-name="ce25">
            <draw:control draw:z-index="2" draw:name="Control 540" draw:style-name="gr1" draw:text-style-name="P1" svg:width="0.5cm" svg:height="0.5cm" svg:x="0.009cm" svg:y="0.434cm" draw:control="control64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3" draw:name="Control 543" draw:style-name="gr1" draw:text-style-name="P1" svg:width="0.5cm" svg:height="0.5cm" svg:x="0.009cm" svg:y="0.001cm" draw:control="control644"/>
            <draw:control draw:z-index="4" draw:name="Control 557" draw:style-name="gr1" draw:text-style-name="P1" svg:width="0.5cm" svg:height="0.5cm" svg:x="0.009cm" svg:y="0.426cm" draw:control="control64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5" draw:name="Control 558" draw:style-name="gr1" draw:text-style-name="P1" svg:width="0.5cm" svg:height="0.5cm" svg:x="0.009cm" svg:y="0.427cm" draw:control="control646"/>
          </table:table-cell>
          <table:table-cell table:style-name="ce7"/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EntityStatistics.Builder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.Builder / AbstractTrackedEntity.Builder / AbstractLinkableEntity.Builder. One Builder.PROPERTY field per EntityStatistics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6" draw:name="Control 587" draw:style-name="gr1" draw:text-style-name="P1" svg:width="0.5cm" svg:height="0.5cm" svg:x="0.009cm" svg:y="0.428cm" draw:control="control647"/>
            <draw:control draw:z-index="15" draw:name="Control 665" draw:style-name="gr1" draw:text-style-name="P1" svg:width="0.5cm" svg:height="0.5cm" svg:x="0.008cm" svg:y="0cm" draw:control="control656"/>
          </table:table-cell>
          <table:table-cell table:style-name="ce5" office:value-type="string" calcext:value-type="string">
            <text:p>One Builder.withPROPERTY() method per EntityStatistics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EntityStatistics property.</text:p>
          </table:table-cell>
          <table:table-cell table:number-columns-repeated="16378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58" draw:name="Control 716" draw:style-name="gr1" draw:text-style-name="P1" svg:width="0.5cm" svg:height="0.5cm" svg:x="0.022cm" svg:y="0.001cm" draw:control="control699"/>
          </table:table-cell>
          <table:table-cell table:style-name="ce5" office:value-type="string" calcext:value-type="string">
            <text:p>Add EntityStatistics to IBaseEntity, ITrackedEntity, ILinkableEntity as appropriate and EntityStatisticsPage to IPage.</text:p>
          </table:table-cell>
          <table:table-cell table:style-name="Default" table:number-columns-repeated="2"/>
          <table:table-cell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91" draw:name="Control 713" draw:style-name="gr1" draw:text-style-name="P1" svg:width="0.5cm" svg:height="0.5cm" svg:x="0.032cm" svg:y="0.002cm" draw:control="control732"/>
          </table:table-cell>
          <table:table-cell table:style-name="ce5" office:value-type="string" calcext:value-type="string">
            <text:p>The Apollo GraphQL EntityStatistics.</text:p>
          </table:table-cell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~schema.graphqls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7" draw:name="Control 598" draw:style-name="gr1" draw:text-style-name="P1" svg:width="0.5cm" svg:height="0.5cm" svg:x="0.009cm" svg:y="0.414cm" draw:control="control648"/>
            <draw:control draw:z-index="59" draw:name="Control 712" draw:style-name="gr1" draw:text-style-name="P1" svg:width="0.5cm" svg:height="0.5cm" svg:x="0.022cm" svg:y="0.003cm" draw:control="control70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<text:a xlink:href="" xlink:type="simple">~GraphQLPluginAutoConfiguration</text:a></text:p>
          </table:table-cell>
          <table:table-cell table:style-name="ce19" office:value-type="string" calcext:value-type="string">
            <text:p>+entityStatisticsController()</text:p>
          </table:table-cell>
          <table:table-cell table:style-name="ce25">
            <draw:control draw:z-index="8" draw:name="Control 600" draw:style-name="gr1" draw:text-style-name="P1" svg:width="0.5cm" svg:height="0.5cm" svg:x="0.009cm" svg:y="0.416cm" draw:control="control64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9" draw:name="Control 601" draw:style-name="gr1" draw:text-style-name="P1" svg:width="0.5cm" svg:height="0.5cm" svg:x="0.009cm" svg:y="0.417cm" draw:control="control650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10" draw:name="Control 602" draw:style-name="gr1" draw:text-style-name="P1" svg:width="0.5cm" svg:height="0.5cm" svg:x="0.009cm" svg:y="0.417cm" draw:control="control65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EntityStatistics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6" draw:name="Control 666" draw:style-name="gr1" draw:text-style-name="P1" svg:width="0.5cm" svg:height="0.5cm" svg:x="0.008cm" svg:y="0.001cm" draw:control="control657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EntityStatistics 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11" draw:name="Control 603" draw:style-name="gr1" draw:text-style-name="P1" svg:width="0.5cm" svg:height="0.5cm" svg:x="0.009cm" svg:y="0cm" draw:control="control652"/>
          </table:table-cell>
          <table:table-cell table:style-name="ce5" office:value-type="string" calcext:value-type="string">
            <text:p>One Builder.withPROPERTY() method per EntityStatistics 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12" draw:name="Control 604" draw:style-name="gr1" draw:text-style-name="P1" svg:width="0.5cm" svg:height="0.5cm" svg:x="0.009cm" svg:y="0.001cm" draw:control="control653"/>
          </table:table-cell>
          <table:table-cell table:style-name="ce5" office:value-type="string" calcext:value-type="string">
            <text:p>One _object.setPROPERTY() call per EntityStatistics 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Controller</text:p>
          </table:table-cell>
          <table:table-cell table:style-name="ce20"/>
          <table:table-cell table:style-name="ce25">
            <draw:control draw:z-index="13" draw:name="Control 611" draw:style-name="gr1" draw:text-style-name="P1" svg:width="0.5cm" svg:height="0.5cm" svg:x="0.009cm" svg:y="0.404cm" draw:control="control654"/>
            <draw:control draw:z-index="60" draw:name="Control 612" draw:style-name="gr1" draw:text-style-name="P1" svg:width="0.5cm" svg:height="0.5cm" svg:x="0.022cm" svg:y="0.004cm" draw:control="control70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PageController</text:p>
          </table:table-cell>
          <table:table-cell table:style-name="ce20"/>
          <table:table-cell table:style-name="ce25"/>
          <table:table-cell table:style-name="ce7"/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EntityStatistics</text:p>
          </table:table-cell>
          <table:table-cell table:style-name="ce20"/>
          <table:table-cell table:style-name="ce25">
            <draw:control draw:z-index="18" draw:name="Control 668" draw:style-name="gr1" draw:text-style-name="P1" svg:width="0.5cm" svg:height="0.5cm" svg:x="0.008cm" svg:y="0.001cm" draw:control="control659"/>
          </table:table-cell>
          <table:table-cell table:style-name="ce5" office:value-type="string" calcext:value-type="string">
            <text:p>Extend DataFetchersDelegateIBaseEntity&lt;EntityStatistics&gt; / DataFetchersDelegateITrackedEntity&lt;EntityStatistics&gt; / DataFetchersDelegateILinkableEntity&lt;EntityStatistics&gt;.</text:p>
          </table:table-cell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EntityStatisticsImpl</text:p>
          </table:table-cell>
          <table:table-cell table:style-name="ce20"/>
          <table:table-cell table:style-name="ce25">
            <draw:control draw:z-index="17" draw:name="Control 667" draw:style-name="gr1" draw:text-style-name="P1" svg:width="0.5cm" svg:height="0.5cm" svg:x="0.008cm" svg:y="0cm" draw:control="control658"/>
          </table:table-cell>
          <table:table-cell table:style-name="ce5" office:value-type="string" calcext:value-type="string">
            <text:p>Extend DataFetchersDelegateIBaseEntityImpl&lt;EntityStatistics&gt; / DataFetchersDelegateITrackedEntityImpl&lt;EntityStatistics&gt; / DataFetchersDelegateILinkableEntityImpl&lt;EntityStatistics&gt;.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14" draw:name="Control 614" draw:style-name="gr1" draw:text-style-name="P1" svg:width="0.5cm" svg:height="0.5cm" svg:x="0.009cm" svg:y="0.41cm" draw:control="control655"/>
            <draw:control draw:z-index="61" draw:name="Control 617" draw:style-name="gr1" draw:text-style-name="P1" svg:width="0.5cm" svg:height="0.5cm" svg:x="0.03cm" svg:y="0.006cm" draw:control="control702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CustomJacksonDeserializers</text:a></text:p>
          </table:table-cell>
          <table:table-cell table:style-name="ce19" office:value-type="string" calcext:value-type="string">
            <text:p>+ListTopicStatistics</text:p>
          </table:table-cell>
          <table:table-cell table:style-name="ce25">
            <draw:control draw:z-index="19" draw:name="Control 725" draw:style-name="gr1" draw:text-style-name="P1" svg:width="0.5cm" svg:height="0.5cm" svg:x="0.009cm" svg:y="0.434cm" draw:control="control66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0" draw:name="Control 726" draw:style-name="gr1" draw:text-style-name="P1" svg:width="0.5cm" svg:height="0.5cm" svg:x="0.009cm" svg:y="0.433cm" draw:control="control661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1" draw:name="Control 729" draw:style-name="gr1" draw:text-style-name="P1" svg:width="0.5cm" svg:height="0.5cm" svg:x="0.009cm" svg:y="0.426cm" draw:control="control66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22" draw:name="Control 730" draw:style-name="gr1" draw:text-style-name="P1" svg:width="0.5cm" svg:height="0.5cm" svg:x="0.009cm" svg:y="0.427cm" draw:control="control663"/>
          </table:table-cell>
          <table:table-cell table:style-name="ce7"/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TopicStatistics.Builder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.Builder / AbstractTrackedEntity.Builder / AbstractLinkableEntity.Builder. One Builder.PROPERTY field per TopicStatistics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23" draw:name="Control 731" draw:style-name="gr1" draw:text-style-name="P1" svg:width="0.5cm" svg:height="0.5cm" svg:x="0.009cm" svg:y="0.427cm" draw:control="control664"/>
            <draw:control draw:z-index="28" draw:name="Control 756" draw:style-name="gr1" draw:text-style-name="P1" svg:width="0.5cm" svg:height="0.5cm" svg:x="0.008cm" svg:y="0cm" draw:control="control669"/>
          </table:table-cell>
          <table:table-cell table:style-name="ce5" office:value-type="string" calcext:value-type="string">
            <text:p>One Builder.withPROPERTY() method per TopicStatistics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TopicStatistics property.</text:p>
          </table:table-cell>
          <table:table-cell table:number-columns-repeated="16378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31" draw:name="Control 764" draw:style-name="gr1" draw:text-style-name="P1" svg:width="0.5cm" svg:height="0.5cm" svg:x="0.034cm" svg:y="0.437cm" draw:control="control672"/>
            <draw:control draw:z-index="64" draw:name="Control 767" draw:style-name="gr1" draw:text-style-name="P1" svg:width="0.5cm" svg:height="0.5cm" svg:x="0.03cm" svg:y="0.009cm" draw:control="control705"/>
          </table:table-cell>
          <table:table-cell table:style-name="ce5" office:value-type="string" calcext:value-type="string">
            <text:p>Add TopicStatistics to IBaseEntity, ITrackedEntity, ILinkableEntity as appropriate and TopicStatisticsPage to IPage.</text:p>
          </table:table-cell>
          <table:table-cell table:style-name="Default" table:number-columns-repeated="2"/>
          <table:table-cell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TopicStatistic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30" draw:name="Control 761" draw:style-name="gr1" draw:text-style-name="P1" svg:width="0.5cm" svg:height="0.5cm" svg:x="0.034cm" svg:y="0.44cm" draw:control="control671"/>
            <draw:control draw:z-index="90" draw:name="Control 766" draw:style-name="gr1" draw:text-style-name="P1" svg:width="0.5cm" svg:height="0.5cm" svg:x="0.032cm" svg:y="0.008cm" draw:control="control731"/>
          </table:table-cell>
          <table:table-cell table:style-name="ce5" office:value-type="string" calcext:value-type="string">
            <text:p>If TopicStatistics has a corresponding app page.</text:p>
          </table:table-cell>
          <table:table-cell table:number-columns-repeated="16378"/>
        </table:table-row>
        <table:table-row table:style-name="ro5">
          <table:table-cell table:style-name="ce7"/>
          <table:table-cell table:style-name="ce7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~schema.graphqls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25" draw:name="Control 739" draw:style-name="gr1" draw:text-style-name="P1" svg:width="0.5cm" svg:height="0.5cm" svg:x="0.009cm" svg:y="0.414cm" draw:control="control66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<text:a xlink:href="" xlink:type="simple">~GraphQLPluginAutoConfiguration</text:a></text:p>
          </table:table-cell>
          <table:table-cell table:style-name="ce19" office:value-type="string" calcext:value-type="string">
            <text:p>+topicStatisticsController()</text:p>
          </table:table-cell>
          <table:table-cell table:style-name="ce25">
            <draw:control draw:z-index="24" draw:name="Control 738" draw:style-name="gr1" draw:text-style-name="P1" svg:width="0.5cm" svg:height="0.5cm" svg:x="0.009cm" svg:y="0.414cm" draw:control="control66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6" draw:name="Control 741" draw:style-name="gr1" draw:text-style-name="P1" svg:width="0.5cm" svg:height="0.5cm" svg:x="0.009cm" svg:y="0.416cm" draw:control="control667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7" draw:name="Control 742" draw:style-name="gr1" draw:text-style-name="P1" svg:width="0.5cm" svg:height="0.5cm" svg:x="0.009cm" svg:y="0.417cm" draw:control="control66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Controller</text:p>
          </table:table-cell>
          <table:table-cell table:style-name="ce20"/>
          <table:table-cell table:style-name="ce25">
            <draw:control draw:z-index="63" draw:name="Control 752" draw:style-name="gr1" draw:text-style-name="P1" svg:width="0.5cm" svg:height="0.5cm" svg:x="0.03cm" svg:y="0.009cm" draw:control="control704"/>
          </table:table-cell>
          <table:table-cell table:style-name="ce7"/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TopicStatistics</text:p>
          </table:table-cell>
          <table:table-cell table:style-name="ce20"/>
          <table:table-cell table:style-name="ce25">
            <draw:control draw:z-index="29" draw:name="Control 759" draw:style-name="gr1" draw:text-style-name="P1" svg:width="0.5cm" svg:height="0.5cm" svg:x="0.008cm" svg:y="0.001cm" draw:control="control670"/>
          </table:table-cell>
          <table:table-cell table:style-name="ce5" office:value-type="string" calcext:value-type="string">
            <text:p>Extend DataFetchersDelegateIBaseEntity&lt;TopicStatistics&gt; / DataFetchersDelegateITrackedEntity&lt;TopicStatistics&gt; / DataFetchersDelegateILinkableEntity&lt;TopicStatistics&gt;.</text:p>
          </table:table-cell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TopicStatisticsImpl</text:p>
          </table:table-cell>
          <table:table-cell table:style-name="ce20"/>
          <table:table-cell table:style-name="ce25">
            <draw:control draw:z-index="62" draw:name="Control 758" draw:style-name="gr1" draw:text-style-name="P1" svg:width="0.5cm" svg:height="0.5cm" svg:x="0.03cm" svg:y="0.011cm" draw:control="control703"/>
          </table:table-cell>
          <table:table-cell table:style-name="ce5" office:value-type="string" calcext:value-type="string">
            <text:p>Extend DataFetchersDelegateIBaseEntityImpl&lt;TopicStatistics&gt; / DataFetchersDelegateITrackedEntityImpl&lt;TopicStatistics&gt; / DataFetchersDelegateILinkableEntityImpl&lt;TopicStatistics&gt;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StatisticsRepository</text:p>
          </table:table-cell>
          <table:table-cell table:style-name="ce20"/>
          <table:table-cell table:style-name="ce25">
            <draw:control draw:z-index="57" draw:name="Control 618" draw:style-name="gr1" draw:text-style-name="P1" svg:width="0.5cm" svg:height="0.5cm" svg:x="0.022cm" svg:y="0.012cm" draw:control="control698"/>
          </table:table-cell>
          <table:table-cell table:style-name="ce5" office:value-type="string" calcext:value-type="string">
            <text:p>Extend JpaRepository&lt;TopicStatistics, Long&gt;, CustomTopicStatisticsRepository.</text:p>
          </table:table-cell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56" draw:name="Control 655" draw:style-name="gr1" draw:text-style-name="P1" svg:width="0.5cm" svg:height="0.5cm" svg:x="0.022cm" svg:y="0.007cm" draw:control="control69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EntityStatistics()</text:p>
          </table:table-cell>
          <table:table-cell table:style-name="ce25">
            <draw:control draw:z-index="55" draw:name="Control 656" draw:style-name="gr1" draw:text-style-name="P1" svg:width="0.5cm" svg:height="0.5cm" svg:x="0.022cm" svg:y="0.006cm" draw:control="control69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()</text:p>
          </table:table-cell>
          <table:table-cell table:style-name="ce25">
            <draw:control draw:z-index="54" draw:name="Control 657" draw:style-name="gr1" draw:text-style-name="P1" svg:width="0.5cm" svg:height="0.5cm" svg:x="0.022cm" svg:y="0.006cm" draw:control="control69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53" draw:name="Control 658" draw:style-name="gr1" draw:text-style-name="P1" svg:width="0.5cm" svg:height="0.5cm" svg:x="0.022cm" svg:y="0.006cm" draw:control="control69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52" draw:name="Control 659" draw:style-name="gr1" draw:text-style-name="P1" svg:width="0.5cm" svg:height="0.5cm" svg:x="0.022cm" svg:y="0.006cm" draw:control="control69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EntityStatistics()</text:p>
          </table:table-cell>
          <table:table-cell table:style-name="ce25">
            <draw:control draw:z-index="51" draw:name="Control 660" draw:style-name="gr1" draw:text-style-name="P1" svg:width="0.5cm" svg:height="0.5cm" svg:x="0.022cm" svg:y="0.006cm" draw:control="control69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50" draw:name="Control 669" draw:style-name="gr1" draw:text-style-name="P1" svg:width="0.5cm" svg:height="0.5cm" svg:x="0.022cm" svg:y="0.006cm" draw:control="control691"/>
          </table:table-cell>
          <table:table-cell table:style-name="ce5" office:value-type="string" calcext:value-type="string">
            <text:p>Call _object.setEntityStatistics(this.entityStatistics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49" draw:name="Control 661" draw:style-name="gr1" draw:text-style-name="P1" svg:width="0.5cm" svg:height="0.5cm" svg:x="0.022cm" svg:y="0.005cm" draw:control="control690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ntityStatisticsWithBindValues()</text:p>
          </table:table-cell>
          <table:table-cell table:style-name="ce25">
            <draw:control draw:z-index="48" draw:name="Control 662" draw:style-name="gr1" draw:text-style-name="P1" svg:width="0.5cm" svg:height="0.5cm" svg:x="0.022cm" svg:y="0.006cm" draw:control="control689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ResponseBuilder()</text:p>
          </table:table-cell>
          <table:table-cell table:style-name="ce25">
            <draw:control draw:z-index="47" draw:name="Control 663" draw:style-name="gr1" draw:text-style-name="P1" svg:width="0.5cm" svg:height="0.5cm" svg:x="0.022cm" svg:y="0.005cm" draw:control="control68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GraphQLRequest()</text:p>
          </table:table-cell>
          <table:table-cell table:style-name="ce25">
            <draw:control draw:z-index="46" draw:name="Control 670" draw:style-name="gr1" draw:text-style-name="P1" svg:width="0.5cm" svg:height="0.5cm" svg:x="0.022cm" svg:y="0.005cm" draw:control="control68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45" draw:name="Control 671" draw:style-name="gr1" draw:text-style-name="P1" svg:width="0.5cm" svg:height="0.5cm" svg:x="0.022cm" svg:y="0.006cm" draw:control="control686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ntityStatisticsWithBindValues()</text:p>
          </table:table-cell>
          <table:table-cell table:style-name="ce25">
            <draw:control draw:z-index="44" draw:name="Control 672" draw:style-name="gr1" draw:text-style-name="P1" svg:width="0.5cm" svg:height="0.5cm" svg:x="0.022cm" svg:y="0.005cm" draw:control="control685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ResponseBuilder()</text:p>
          </table:table-cell>
          <table:table-cell table:style-name="ce25">
            <draw:control draw:z-index="43" draw:name="Control 673" draw:style-name="gr1" draw:text-style-name="P1" svg:width="0.5cm" svg:height="0.5cm" svg:x="0.022cm" svg:y="0.006cm" draw:control="control68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42" draw:name="Control 674" draw:style-name="gr1" draw:text-style-name="P1" svg:width="0.5cm" svg:height="0.5cm" svg:x="0.022cm" svg:y="0.005cm" draw:control="control68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41" draw:name="Control 675" draw:style-name="gr1" draw:text-style-name="P1" svg:width="0.5cm" svg:height="0.5cm" svg:x="0.022cm" svg:y="0.005cm" draw:control="control68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()</text:p>
          </table:table-cell>
          <table:table-cell table:style-name="ce25">
            <draw:control draw:z-index="40" draw:name="Control 676" draw:style-name="gr1" draw:text-style-name="P1" svg:width="0.5cm" svg:height="0.5cm" svg:x="0.022cm" svg:y="0.005cm" draw:control="control68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EntityStatistics()</text:p>
          </table:table-cell>
          <table:table-cell table:style-name="ce25">
            <draw:control draw:z-index="39" draw:name="Control 677" draw:style-name="gr1" draw:text-style-name="P1" svg:width="0.5cm" svg:height="0.5cm" svg:x="0.022cm" svg:y="0.005cm" draw:control="control68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38" draw:name="Control 678" draw:style-name="gr1" draw:text-style-name="P1" svg:width="0.5cm" svg:height="0.5cm" svg:x="0.022cm" svg:y="0.005cm" draw:control="control67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37" draw:name="Control 679" draw:style-name="gr1" draw:text-style-name="P1" svg:width="0.5cm" svg:height="0.5cm" svg:x="0.022cm" svg:y="0.004cm" draw:control="control67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EntityStatistics()</text:p>
          </table:table-cell>
          <table:table-cell table:style-name="ce25">
            <draw:control draw:z-index="36" draw:name="Control 680" draw:style-name="gr1" draw:text-style-name="P1" svg:width="0.5cm" svg:height="0.5cm" svg:x="0.022cm" svg:y="0.005cm" draw:control="control67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5" draw:name="Control 681" draw:style-name="gr1" draw:text-style-name="P1" svg:width="0.5cm" svg:height="0.5cm" svg:x="0.022cm" svg:y="0.004cm" draw:control="control676"/>
          </table:table-cell>
          <table:table-cell table:style-name="ce5" office:value-type="string" calcext:value-type="string">
            <text:p>Call _object.setEntityStatistics(this.entityStatistics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34" draw:name="Control 682" draw:style-name="gr1" draw:text-style-name="P1" svg:width="0.5cm" svg:height="0.5cm" svg:x="0.022cm" svg:y="0.004cm" draw:control="control67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33" draw:name="Control 683" draw:style-name="gr1" draw:text-style-name="P1" svg:width="0.5cm" svg:height="0.5cm" svg:x="0.022cm" svg:y="0.004cm" draw:control="control67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32" draw:name="Control 684" draw:style-name="gr1" draw:text-style-name="P1" svg:width="0.5cm" svg:height="0.5cm" svg:x="0.022cm" svg:y="0.004cm" draw:control="control67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89" draw:name="Control 626" draw:style-name="gr1" draw:text-style-name="P1" svg:width="0.5cm" svg:height="0.5cm" svg:x="0.022cm" svg:y="0.007cm" draw:control="control73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TopicStatistics()</text:p>
          </table:table-cell>
          <table:table-cell table:style-name="ce25">
            <draw:control draw:z-index="88" draw:name="Control 625" draw:style-name="gr1" draw:text-style-name="P1" svg:width="0.5cm" svg:height="0.5cm" svg:x="0.022cm" svg:y="0.006cm" draw:control="control72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()</text:p>
          </table:table-cell>
          <table:table-cell table:style-name="ce25">
            <draw:control draw:z-index="87" draw:name="Control 624" draw:style-name="gr1" draw:text-style-name="P1" svg:width="0.5cm" svg:height="0.5cm" svg:x="0.022cm" svg:y="0.006cm" draw:control="control72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86" draw:name="Control 623" draw:style-name="gr1" draw:text-style-name="P1" svg:width="0.5cm" svg:height="0.5cm" svg:x="0.022cm" svg:y="0.006cm" draw:control="control72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85" draw:name="Control 622" draw:style-name="gr1" draw:text-style-name="P1" svg:width="0.5cm" svg:height="0.5cm" svg:x="0.022cm" svg:y="0.006cm" draw:control="control72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TopicStatistics()</text:p>
          </table:table-cell>
          <table:table-cell table:style-name="ce25">
            <draw:control draw:z-index="84" draw:name="Control 621" draw:style-name="gr1" draw:text-style-name="P1" svg:width="0.5cm" svg:height="0.5cm" svg:x="0.022cm" svg:y="0.006cm" draw:control="control72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83" draw:name="Control 620" draw:style-name="gr1" draw:text-style-name="P1" svg:width="0.5cm" svg:height="0.5cm" svg:x="0.022cm" svg:y="0.006cm" draw:control="control724"/>
          </table:table-cell>
          <table:table-cell table:style-name="ce5" office:value-type="string" calcext:value-type="string">
            <text:p>Call _object.setTopicStatistics(this.topicStatistics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82" draw:name="Control 619" draw:style-name="gr1" draw:text-style-name="P1" svg:width="0.5cm" svg:height="0.5cm" svg:x="0.022cm" svg:y="0.005cm" draw:control="control723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picStatisticsWithBindValues()</text:p>
          </table:table-cell>
          <table:table-cell table:style-name="ce25">
            <draw:control draw:z-index="81" draw:name="Control 616" draw:style-name="gr1" draw:text-style-name="P1" svg:width="0.5cm" svg:height="0.5cm" svg:x="0.022cm" svg:y="0.005cm" draw:control="control722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ResponseBuilder()</text:p>
          </table:table-cell>
          <table:table-cell table:style-name="ce25">
            <draw:control draw:z-index="80" draw:name="Control 615" draw:style-name="gr1" draw:text-style-name="P1" svg:width="0.5cm" svg:height="0.5cm" svg:x="0.022cm" svg:y="0.005cm" draw:control="control72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GraphQLRequest()</text:p>
          </table:table-cell>
          <table:table-cell table:style-name="ce25">
            <draw:control draw:z-index="79" draw:name="Control 613" draw:style-name="gr1" draw:text-style-name="P1" svg:width="0.5cm" svg:height="0.5cm" svg:x="0.022cm" svg:y="0.005cm" draw:control="control72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78" draw:name="Control 610" draw:style-name="gr1" draw:text-style-name="P1" svg:width="0.5cm" svg:height="0.5cm" svg:x="0.022cm" svg:y="0.006cm" draw:control="control719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picStatisticsWithBindValues()</text:p>
          </table:table-cell>
          <table:table-cell table:style-name="ce25">
            <draw:control draw:z-index="77" draw:name="Control 609" draw:style-name="gr1" draw:text-style-name="P1" svg:width="0.5cm" svg:height="0.5cm" svg:x="0.022cm" svg:y="0.005cm" draw:control="control718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ResponseBuilder()</text:p>
          </table:table-cell>
          <table:table-cell table:style-name="ce25">
            <draw:control draw:z-index="76" draw:name="Control 608" draw:style-name="gr1" draw:text-style-name="P1" svg:width="0.5cm" svg:height="0.5cm" svg:x="0.022cm" svg:y="0.006cm" draw:control="control71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75" draw:name="Control 607" draw:style-name="gr1" draw:text-style-name="P1" svg:width="0.5cm" svg:height="0.5cm" svg:x="0.022cm" svg:y="0.005cm" draw:control="control71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74" draw:name="Control 606" draw:style-name="gr1" draw:text-style-name="P1" svg:width="0.5cm" svg:height="0.5cm" svg:x="0.022cm" svg:y="0.005cm" draw:control="control71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()</text:p>
          </table:table-cell>
          <table:table-cell table:style-name="ce25">
            <draw:control draw:z-index="73" draw:name="Control 605" draw:style-name="gr1" draw:text-style-name="P1" svg:width="0.5cm" svg:height="0.5cm" svg:x="0.022cm" svg:y="0.005cm" draw:control="control71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TopicStatistics()</text:p>
          </table:table-cell>
          <table:table-cell table:style-name="ce25">
            <draw:control draw:z-index="72" draw:name="Control 597" draw:style-name="gr1" draw:text-style-name="P1" svg:width="0.5cm" svg:height="0.5cm" svg:x="0.022cm" svg:y="0.004cm" draw:control="control71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71" draw:name="Control 596" draw:style-name="gr1" draw:text-style-name="P1" svg:width="0.5cm" svg:height="0.5cm" svg:x="0.022cm" svg:y="0.005cm" draw:control="control71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70" draw:name="Control 595" draw:style-name="gr1" draw:text-style-name="P1" svg:width="0.5cm" svg:height="0.5cm" svg:x="0.022cm" svg:y="0.004cm" draw:control="control71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TopicStatistics()</text:p>
          </table:table-cell>
          <table:table-cell table:style-name="ce25">
            <draw:control draw:z-index="69" draw:name="Control 594" draw:style-name="gr1" draw:text-style-name="P1" svg:width="0.5cm" svg:height="0.5cm" svg:x="0.022cm" svg:y="0.005cm" draw:control="control71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68" draw:name="Control 589" draw:style-name="gr1" draw:text-style-name="P1" svg:width="0.5cm" svg:height="0.5cm" svg:x="0.022cm" svg:y="0.004cm" draw:control="control709"/>
          </table:table-cell>
          <table:table-cell table:style-name="ce5" office:value-type="string" calcext:value-type="string">
            <text:p>Call _object.setTopicStatistics(this.topicStatistics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67" draw:name="Control 588" draw:style-name="gr1" draw:text-style-name="P1" svg:width="0.5cm" svg:height="0.5cm" svg:x="0.022cm" svg:y="0.004cm" draw:control="control70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66" draw:name="Control 542" draw:style-name="gr1" draw:text-style-name="P1" svg:width="0.5cm" svg:height="0.5cm" svg:x="0.022cm" svg:y="0.004cm" draw:control="control70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65" draw:name="Control 541" draw:style-name="gr1" draw:text-style-name="P1" svg:width="0.5cm" svg:height="0.5cm" svg:x="0.022cm" svg:y="0.004cm" draw:control="control706"/>
          </table:table-cell>
          <table:table-cell table:style-name="ce7"/>
          <table:table-cell table:number-columns-repeated="16378"/>
        </table:table-row>
        <table:table-row table:style-name="ro5" table:number-rows-repeated="1048480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 style:data-style-name="N2" text:time-value="13:18:24.752675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9T11:54:11.630934200</meta:creation-date>
    <dc:date>2025-08-21T12:07:52.568335200</dc:date>
    <meta:editing-duration>P5DT13H25M2S</meta:editing-duration>
    <meta:editing-cycles>107</meta:editing-cycles>
    <meta:generator>LibreOffice/25.2.5.2$Windows_X86_64 LibreOffice_project/03d19516eb2e1dd5d4ccd751a0d6f35f35e08022</meta:generator>
    <meta:document-statistic meta:table-count="7" meta:cell-count="1672" meta:object-count="732"/>
  </office:meta>
</office:document-meta>
</file>